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1"/>
    <style:style style:name="ce3" style:family="table-cell" style:parent-style-name="Default" style:data-style-name="N121"/>
    <style:style style:name="ce8" style:family="table-cell" style:parent-style-name="Default" style:data-style-name="N121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121">
      <style:table-cell-properties fo:border-bottom="none" fo:background-color="#e8f2a1" fo:border-left="none" fo:border-right="none" fo:border-top="0.74pt solid #000000"/>
    </style:style>
    <style:style style:name="ce10" style:family="table-cell" style:parent-style-name="Default" style:data-style-name="N121">
      <style:table-cell-properties fo:background-color="#e8f2a1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5" style:family="table-cell" style:parent-style-name="Default" style:data-style-name="N121">
      <style:table-cell-properties fo:background-color="transparent"/>
    </style:style>
    <style:style style:name="ce16" style:family="table-cell" style:parent-style-name="Default" style:data-style-name="N121">
      <style:table-cell-properties fo:border-bottom="none" fo:background-color="transparent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HARD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COMBO</text:p>
          </table:table-cell>
          <table:covered-table-cell table:style-name="ce6"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 table:style-name="ce6" office:value-type="string" calcext:value-type="string">
            <text:p>accuracy_mean</text:p>
          </table:table-cell>
          <table:table-cell table:style-name="ce6"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float" office:value="0.698166666666667" calcext:value-type="float">
            <text:p>0.698</text:p>
          </table:table-cell>
          <table:table-cell office:value-type="float" office:value="0.0077145245406887" calcext:value-type="float">
            <text:p>0.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705166666666667" calcext:value-type="float">
            <text:p>0.705</text:p>
          </table:table-cell>
          <table:table-cell office:value-type="float" office:value="0.0094538352005945" calcext:value-type="float">
            <text:p>0.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706333333333333" calcext:value-type="float">
            <text:p>0.706</text:p>
          </table:table-cell>
          <table:table-cell office:value-type="float" office:value="0.0041499665326628" calcext:value-type="float">
            <text:p>0.004</text:p>
          </table:table-cell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707833333333333" calcext:value-type="float">
            <text:p>0.708</text:p>
          </table:table-cell>
          <table:table-cell office:value-type="float" office:value="0.0053554230043531" calcext:value-type="float">
            <text:p>0.005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706166666666667" calcext:value-type="float">
            <text:p>0.706</text:p>
          </table:table-cell>
          <table:table-cell office:value-type="float" office:value="0.0064172077693928" calcext:value-type="float">
            <text:p>0.006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701" calcext:value-type="float">
            <text:p>0.701</text:p>
          </table:table-cell>
          <table:table-cell table:style-name="ce8" office:value-type="float" office:value="0.0056334812603851" calcext:value-type="float">
            <text:p>0.006</text:p>
          </table:table-cell>
          <table:table-cell table:style-name="ce9" office:value-type="float" office:value="0.703166666666667" calcext:value-type="float">
            <text:p>0.703</text:p>
          </table:table-cell>
          <table:table-cell table:style-name="ce8" office:value-type="float" office:value="0.0073692303231447" calcext:value-type="float">
            <text:p>0.007</text:p>
          </table:table-cell>
          <table:table-cell table:style-name="ce8" office:value-type="float" office:value="0.7015" calcext:value-type="float">
            <text:p>0.702</text:p>
          </table:table-cell>
          <table:table-cell table:style-name="ce9" office:value-type="float" office:value="0.0081094937504685" calcext:value-type="float">
            <text:p>0.008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701166666666667" calcext:value-type="float">
            <text:p>0.701</text:p>
          </table:table-cell>
          <table:table-cell office:value-type="float" office:value="0.0085918242791879" calcext:value-type="float">
            <text:p>0.009</text:p>
          </table:table-cell>
          <table:table-cell table:style-name="ce10" office:value-type="float" office:value="0.709166666666667" calcext:value-type="float">
            <text:p>0.709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705" calcext:value-type="float">
            <text:p>0.705</text:p>
          </table:table-cell>
          <table:table-cell table:style-name="ce10" office:value-type="float" office:value="0.0070955776524693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703333333333333" calcext:value-type="float">
            <text:p>0.703</text:p>
          </table:table-cell>
          <table:table-cell office:value-type="float" office:value="0.0083333333333333" calcext:value-type="float">
            <text:p>0.008</text:p>
          </table:table-cell>
          <table:table-cell table:style-name="ce10" office:value-type="float" office:value="0.708" calcext:value-type="float">
            <text:p>0.708</text:p>
          </table:table-cell>
          <table:table-cell office:value-type="float" office:value="0.0101994008538628" calcext:value-type="float">
            <text:p>0.010</text:p>
          </table:table-cell>
          <table:table-cell office:value-type="float" office:value="0.705" calcext:value-type="float">
            <text:p>0.705</text:p>
          </table:table-cell>
          <table:table-cell table:style-name="ce10" office:value-type="float" office:value="0.0095197163823299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116607127664745" calcext:value-type="float">
            <text:p>0.012</text:p>
          </table:table-cell>
          <table:table-cell table:style-name="ce10" office:value-type="float" office:value="0.710166666666667" calcext:value-type="float">
            <text:p>0.710</text:p>
          </table:table-cell>
          <table:table-cell office:value-type="float" office:value="0.0093985814532478" calcext:value-type="float">
            <text:p>0.009</text:p>
          </table:table-cell>
          <table:table-cell office:value-type="float" office:value="0.707666666666667" calcext:value-type="float">
            <text:p>0.708</text:p>
          </table:table-cell>
          <table:table-cell table:style-name="ce10" office:value-type="float" office:value="0.0045030853620354" calcext:value-type="float">
            <text:p>0.00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7045" calcext:value-type="float">
            <text:p>0.705</text:p>
          </table:table-cell>
          <table:table-cell office:value-type="float" office:value="0.0083666002653407" calcext:value-type="float">
            <text:p>0.008</text:p>
          </table:table-cell>
          <table:table-cell table:style-name="ce10" office:value-type="float" office:value="0.711" calcext:value-type="float">
            <text:p>0.711</text:p>
          </table:table-cell>
          <table:table-cell office:value-type="float" office:value="0.0113712600689438" calcext:value-type="float">
            <text:p>0.011</text:p>
          </table:table-cell>
          <table:table-cell office:value-type="float" office:value="0.707666666666667" calcext:value-type="float">
            <text:p>0.708</text:p>
          </table:table-cell>
          <table:table-cell table:style-name="ce10" office:value-type="float" office:value="0.0060781941762701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7245" calcext:value-type="float">
            <text:p>0.725</text:p>
          </table:table-cell>
          <table:table-cell table:style-name="ce8" office:value-type="float" office:value="0.0064172077693928" calcext:value-type="float">
            <text:p>0.006</text:p>
          </table:table-cell>
          <table:table-cell table:style-name="ce8" office:value-type="float" office:value="0.680833333333333" calcext:value-type="float">
            <text:p>0.681</text:p>
          </table:table-cell>
          <table:table-cell table:style-name="ce8" office:value-type="float" office:value="0.0070710678118654" calcext:value-type="float">
            <text:p>0.007</text:p>
          </table:table-cell>
          <table:table-cell table:style-name="ce8" office:value-type="float" office:value="0.71" calcext:value-type="float">
            <text:p>0.710</text:p>
          </table:table-cell>
          <table:table-cell table:style-name="ce9" office:value-type="float" office:value="0.0067700320038633" calcext:value-type="float">
            <text:p>0.007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4666666666667" calcext:value-type="float">
            <text:p>0.72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688166666666667" calcext:value-type="float">
            <text:p>0.688</text:p>
          </table:table-cell>
          <table:table-cell office:value-type="float" office:value="0.0085675421083166" calcext:value-type="float">
            <text:p>0.009</text:p>
          </table:table-cell>
          <table:table-cell office:value-type="float" office:value="0.714333333333333" calcext:value-type="float">
            <text:p>0.714</text:p>
          </table:table-cell>
          <table:table-cell table:style-name="ce10" office:value-type="float" office:value="0.0073927517054056" calcext:value-type="float">
            <text:p>0.00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3333333333333" calcext:value-type="float">
            <text:p>0.723</text:p>
          </table:table-cell>
          <table:table-cell office:value-type="float" office:value="0.0106718737290547" calcext:value-type="float">
            <text:p>0.011</text:p>
          </table:table-cell>
          <table:table-cell office:value-type="float" office:value="0.687333333333333" calcext:value-type="float">
            <text:p>0.687</text:p>
          </table:table-cell>
          <table:table-cell office:value-type="float" office:value="0.0089248404903268" calcext:value-type="float">
            <text:p>0.009</text:p>
          </table:table-cell>
          <table:table-cell office:value-type="float" office:value="0.716333333333333" calcext:value-type="float">
            <text:p>0.716</text:p>
          </table:table-cell>
          <table:table-cell table:style-name="ce10" office:value-type="float" office:value="0.0061407111423135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3333333333333" calcext:value-type="float">
            <text:p>0.723</text:p>
          </table:table-cell>
          <table:table-cell office:value-type="float" office:value="0.0098952850725315" calcext:value-type="float">
            <text:p>0.010</text:p>
          </table:table-cell>
          <table:table-cell office:value-type="float" office:value="0.688666666666667" calcext:value-type="float">
            <text:p>0.689</text:p>
          </table:table-cell>
          <table:table-cell office:value-type="float" office:value="0.0089675340348764" calcext:value-type="float">
            <text:p>0.009</text:p>
          </table:table-cell>
          <table:table-cell office:value-type="float" office:value="0.716166666666667" calcext:value-type="float">
            <text:p>0.716</text:p>
          </table:table-cell>
          <table:table-cell table:style-name="ce10" office:value-type="float" office:value="0.0078306733072223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722166666666667" calcext:value-type="float">
            <text:p>0.722</text:p>
          </table:table-cell>
          <table:table-cell office:value-type="float" office:value="0.0096213015982477" calcext:value-type="float">
            <text:p>0.010</text:p>
          </table:table-cell>
          <table:table-cell office:value-type="float" office:value="0.690666666666667" calcext:value-type="float">
            <text:p>0.691</text:p>
          </table:table-cell>
          <table:table-cell office:value-type="float" office:value="0.0121106014163899" calcext:value-type="float">
            <text:p>0.012</text:p>
          </table:table-cell>
          <table:table-cell office:value-type="float" office:value="0.716333333333333" calcext:value-type="float">
            <text:p>0.716</text:p>
          </table:table-cell>
          <table:table-cell table:style-name="ce10" office:value-type="float" office:value="0.0087519839020774" calcext:value-type="float">
            <text:p>0.00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722" calcext:value-type="float">
            <text:p>0.722</text:p>
          </table:table-cell>
          <table:table-cell table:style-name="ce8" office:value-type="float" office:value="0.00887020606049" calcext:value-type="float">
            <text:p>0.009</text:p>
          </table:table-cell>
          <table:table-cell table:style-name="ce8" office:value-type="float" office:value="0.683" calcext:value-type="float">
            <text:p>0.683</text:p>
          </table:table-cell>
          <table:table-cell table:style-name="ce8" office:value-type="float" office:value="0.0090061707240708" calcext:value-type="float">
            <text:p>0.009</text:p>
          </table:table-cell>
          <table:table-cell table:style-name="ce8" office:value-type="float" office:value="0.713833333333333" calcext:value-type="float">
            <text:p>0.714</text:p>
          </table:table-cell>
          <table:table-cell table:style-name="ce9" office:value-type="float" office:value="0.0094941502457507" calcext:value-type="float">
            <text:p>0.009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4166666666667" calcext:value-type="float">
            <text:p>0.724</text:p>
          </table:table-cell>
          <table:table-cell office:value-type="float" office:value="0.0072408946654094" calcext:value-type="float">
            <text:p>0.007</text:p>
          </table:table-cell>
          <table:table-cell office:value-type="float" office:value="0.693166666666667" calcext:value-type="float">
            <text:p>0.693</text:p>
          </table:table-cell>
          <table:table-cell office:value-type="float" office:value="0.0057855183192366" calcext:value-type="float">
            <text:p>0.006</text:p>
          </table:table-cell>
          <table:table-cell office:value-type="float" office:value="0.719" calcext:value-type="float">
            <text:p>0.719</text:p>
          </table:table-cell>
          <table:table-cell table:style-name="ce10" office:value-type="float" office:value="0.0073219608788296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5833333333333" calcext:value-type="float">
            <text:p>0.726</text:p>
          </table:table-cell>
          <table:table-cell office:value-type="float" office:value="0.0081009258730098" calcext:value-type="float">
            <text:p>0.008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7848389785314" calcext:value-type="float">
            <text:p>0.008</text:p>
          </table:table-cell>
          <table:table-cell office:value-type="float" office:value="0.719666666666667" calcext:value-type="float">
            <text:p>0.720</text:p>
          </table:table-cell>
          <table:table-cell table:style-name="ce10" office:value-type="float" office:value="0.0040654369725501" calcext:value-type="float">
            <text:p>0.004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3666666666667" calcext:value-type="float">
            <text:p>0.724</text:p>
          </table:table-cell>
          <table:table-cell office:value-type="float" office:value="0.0060553007081949" calcext:value-type="float">
            <text:p>0.006</text:p>
          </table:table-cell>
          <table:table-cell office:value-type="float" office:value="0.696666666666667" calcext:value-type="float">
            <text:p>0.697</text:p>
          </table:table-cell>
          <table:table-cell office:value-type="float" office:value="0.006180165405913" calcext:value-type="float">
            <text:p>0.006</text:p>
          </table:table-cell>
          <table:table-cell office:value-type="float" office:value="0.719333333333333" calcext:value-type="float">
            <text:p>0.719</text:p>
          </table:table-cell>
          <table:table-cell table:style-name="ce10" office:value-type="float" office:value="0.0057554322166106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724666666666667" calcext:value-type="float">
            <text:p>0.725</text:p>
          </table:table-cell>
          <table:table-cell office:value-type="float" office:value="0.0079188593454697" calcext:value-type="float">
            <text:p>0.008</text:p>
          </table:table-cell>
          <table:table-cell office:value-type="float" office:value="0.696333333333333" calcext:value-type="float">
            <text:p>0.696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718" calcext:value-type="float">
            <text:p>0.718</text:p>
          </table:table-cell>
          <table:table-cell table:style-name="ce10" office:value-type="float" office:value="0.0039791121287711" calcext:value-type="float">
            <text:p>0.00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711333333333333" calcext:value-type="float">
            <text:p>0.711</text:p>
          </table:table-cell>
          <table:table-cell table:style-name="ce8" office:value-type="float" office:value="0.0101994008538628" calcext:value-type="float">
            <text:p>0.010</text:p>
          </table:table-cell>
          <table:table-cell table:style-name="ce8" office:value-type="float" office:value="0.676166666666667" calcext:value-type="float">
            <text:p>0.676</text:p>
          </table:table-cell>
          <table:table-cell table:style-name="ce8" office:value-type="float" office:value="0.0066822733989097" calcext:value-type="float">
            <text:p>0.007</text:p>
          </table:table-cell>
          <table:table-cell table:style-name="ce8" office:value-type="float" office:value="0.702166666666667" calcext:value-type="float">
            <text:p>0.702</text:p>
          </table:table-cell>
          <table:table-cell table:style-name="ce9" office:value-type="float" office:value="0.0056703419454012" calcext:value-type="float">
            <text:p>0.006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6" calcext:value-type="float">
            <text:p>0.716</text:p>
          </table:table-cell>
          <table:table-cell office:value-type="float" office:value="0.0098847525681391" calcext:value-type="float">
            <text:p>0.010</text:p>
          </table:table-cell>
          <table:table-cell office:value-type="float" office:value="0.686333333333333" calcext:value-type="float">
            <text:p>0.686</text:p>
          </table:table-cell>
          <table:table-cell office:value-type="float" office:value="0.0041079191812887" calcext:value-type="float">
            <text:p>0.004</text:p>
          </table:table-cell>
          <table:table-cell office:value-type="float" office:value="0.707833333333333" calcext:value-type="float">
            <text:p>0.708</text:p>
          </table:table-cell>
          <table:table-cell table:style-name="ce10" office:value-type="float" office:value="0.0099407969722978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7666666666667" calcext:value-type="float">
            <text:p>0.718</text:p>
          </table:table-cell>
          <table:table-cell office:value-type="float" office:value="0.0070563210433388" calcext:value-type="float">
            <text:p>0.007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7804023178962" calcext:value-type="float">
            <text:p>0.008</text:p>
          </table:table-cell>
          <table:table-cell office:value-type="float" office:value="0.7085" calcext:value-type="float">
            <text:p>0.709</text:p>
          </table:table-cell>
          <table:table-cell table:style-name="ce10" office:value-type="float" office:value="0.0061632873623668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7166666666667" calcext:value-type="float">
            <text:p>0.717</text:p>
          </table:table-cell>
          <table:table-cell office:value-type="float" office:value="0.0063628697229404" calcext:value-type="float">
            <text:p>0.006</text:p>
          </table:table-cell>
          <table:table-cell office:value-type="float" office:value="0.689166666666667" calcext:value-type="float">
            <text:p>0.689</text:p>
          </table:table-cell>
          <table:table-cell office:value-type="float" office:value="0.0046022337571613" calcext:value-type="float">
            <text:p>0.005</text:p>
          </table:table-cell>
          <table:table-cell office:value-type="float" office:value="0.7085" calcext:value-type="float">
            <text:p>0.709</text:p>
          </table:table-cell>
          <table:table-cell table:style-name="ce10" office:value-type="float" office:value="0.0078262379212492" calcext:value-type="float">
            <text:p>0.00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716166666666667" calcext:value-type="float">
            <text:p>0.716</text:p>
          </table:table-cell>
          <table:table-cell office:value-type="float" office:value="0.0084697172981812" calcext:value-type="float">
            <text:p>0.008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68363814339979" calcext:value-type="float">
            <text:p>0.007</text:p>
          </table:table-cell>
          <table:table-cell office:value-type="float" office:value="0.710833333333333" calcext:value-type="float">
            <text:p>0.711</text:p>
          </table:table-cell>
          <table:table-cell table:style-name="ce10" office:value-type="float" office:value="0.0076148612010404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729333333333333" calcext:value-type="float">
            <text:p>0.729</text:p>
          </table:table-cell>
          <table:table-cell table:style-name="ce9" office:value-type="float" office:value="0.0090408025700769" calcext:value-type="float">
            <text:p>0.009</text:p>
          </table:table-cell>
          <table:table-cell table:style-name="ce8" office:value-type="float" office:value="0.6715" calcext:value-type="float">
            <text:p>0.672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8" office:value-type="float" office:value="0.716" calcext:value-type="float">
            <text:p>0.716</text:p>
          </table:table-cell>
          <table:table-cell table:style-name="ce8" office:value-type="float" office:value="0.0087678389583751" calcext:value-type="float">
            <text:p>0.009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2333333333333" calcext:value-type="float">
            <text:p>0.732</text:p>
          </table:table-cell>
          <table:table-cell table:style-name="ce10" office:value-type="float" office:value="0.0099023005183419" calcext:value-type="float">
            <text:p>0.010</text:p>
          </table:table-cell>
          <table:table-cell office:value-type="float" office:value="0.677833333333333" calcext:value-type="float">
            <text:p>0.678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7175" calcext:value-type="float">
            <text:p>0.718</text:p>
          </table:table-cell>
          <table:table-cell office:value-type="float" office:value="0.010240171439537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3" calcext:value-type="float">
            <text:p>0.733</text:p>
          </table:table-cell>
          <table:table-cell table:style-name="ce10" office:value-type="float" office:value="0.0108269211792744" calcext:value-type="float">
            <text:p>0.011</text:p>
          </table:table-cell>
          <table:table-cell office:value-type="float" office:value="0.681666666666667" calcext:value-type="float">
            <text:p>0.682</text:p>
          </table:table-cell>
          <table:table-cell office:value-type="float" office:value="0.0072886898685566" calcext:value-type="float">
            <text:p>0.007</text:p>
          </table:table-cell>
          <table:table-cell office:value-type="float" office:value="0.719333333333333" calcext:value-type="float">
            <text:p>0.719</text:p>
          </table:table-cell>
          <table:table-cell office:value-type="float" office:value="0.0118057189531176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3833333333333" calcext:value-type="float">
            <text:p>0.734</text:p>
          </table:table-cell>
          <table:table-cell table:style-name="ce10" office:value-type="float" office:value="0.0086522315682782" calcext:value-type="float">
            <text:p>0.009</text:p>
          </table:table-cell>
          <table:table-cell office:value-type="float" office:value="0.682166666666667" calcext:value-type="float">
            <text:p>0.682</text:p>
          </table:table-cell>
          <table:table-cell office:value-type="float" office:value="0.0050894771615342" calcext:value-type="float">
            <text:p>0.005</text:p>
          </table:table-cell>
          <table:table-cell office:value-type="float" office:value="0.720333333333333" calcext:value-type="float">
            <text:p>0.720</text:p>
          </table:table-cell>
          <table:table-cell office:value-type="float" office:value="0.0114352039286095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734666666666667" calcext:value-type="float">
            <text:p>0.735</text:p>
          </table:table-cell>
          <table:table-cell table:style-name="ce10" office:value-type="float" office:value="0.0084697172981812" calcext:value-type="float">
            <text:p>0.008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719" calcext:value-type="float">
            <text:p>0.719</text:p>
          </table:table-cell>
          <table:table-cell office:value-type="float" office:value="0.0115680354617559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741" calcext:value-type="float">
            <text:p>0.741</text:p>
          </table:table-cell>
          <table:table-cell table:style-name="ce9" office:value-type="float" office:value="0.0090791274666432" calcext:value-type="float">
            <text:p>0.009</text:p>
          </table:table-cell>
          <table:table-cell table:style-name="ce8" office:value-type="float" office:value="0.659166666666667" calcext:value-type="float">
            <text:p>0.659</text:p>
          </table:table-cell>
          <table:table-cell table:style-name="ce8" office:value-type="float" office:value="0.0088975652100261" calcext:value-type="float">
            <text:p>0.009</text:p>
          </table:table-cell>
          <table:table-cell table:style-name="ce8" office:value-type="float" office:value="0.722" calcext:value-type="float">
            <text:p>0.722</text:p>
          </table:table-cell>
          <table:table-cell table:style-name="ce8" office:value-type="float" office:value="0.0131444961020869" calcext:value-type="float">
            <text:p>0.013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0333333333333" calcext:value-type="float">
            <text:p>0.740</text:p>
          </table:table-cell>
          <table:table-cell table:style-name="ce10" office:value-type="float" office:value="0.0067340346169456" calcext:value-type="float">
            <text:p>0.007</text:p>
          </table:table-cell>
          <table:table-cell office:value-type="float" office:value="0.661833333333333" calcext:value-type="float">
            <text:p>0.662</text:p>
          </table:table-cell>
          <table:table-cell office:value-type="float" office:value="0.0078040231789621" calcext:value-type="float">
            <text:p>0.008</text:p>
          </table:table-cell>
          <table:table-cell office:value-type="float" office:value="0.727" calcext:value-type="float">
            <text:p>0.727</text:p>
          </table:table-cell>
          <table:table-cell office:value-type="float" office:value="0.0123687554390533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4333333333333" calcext:value-type="float">
            <text:p>0.744</text:p>
          </table:table-cell>
          <table:table-cell table:style-name="ce10" office:value-type="float" office:value="0.0084860997454006" calcext:value-type="float">
            <text:p>0.008</text:p>
          </table:table-cell>
          <table:table-cell office:value-type="float" office:value="0.666833333333333" calcext:value-type="float">
            <text:p>0.667</text:p>
          </table:table-cell>
          <table:table-cell office:value-type="float" office:value="0.0105803801654025" calcext:value-type="float">
            <text:p>0.011</text:p>
          </table:table-cell>
          <table:table-cell office:value-type="float" office:value="0.728333333333333" calcext:value-type="float">
            <text:p>0.728</text:p>
          </table:table-cell>
          <table:table-cell office:value-type="float" office:value="0.0149071198499985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5" calcext:value-type="float">
            <text:p>0.745</text:p>
          </table:table-cell>
          <table:table-cell table:style-name="ce10" office:value-type="float" office:value="0.0079494933451411" calcext:value-type="float">
            <text:p>0.008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113437452173237" calcext:value-type="float">
            <text:p>0.011</text:p>
          </table:table-cell>
          <table:table-cell office:value-type="float" office:value="0.728" calcext:value-type="float">
            <text:p>0.728</text:p>
          </table:table-cell>
          <table:table-cell office:value-type="float" office:value="0.0123967961810927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742666666666667" calcext:value-type="float">
            <text:p>0.743</text:p>
          </table:table-cell>
          <table:table-cell table:style-name="ce10" office:value-type="float" office:value="0.00670302585073" calcext:value-type="float">
            <text:p>0.007</text:p>
          </table:table-cell>
          <table:table-cell office:value-type="float" office:value="0.6665" calcext:value-type="float">
            <text:p>0.667</text:p>
          </table:table-cell>
          <table:table-cell office:value-type="float" office:value="0.0115830335692627" calcext:value-type="float">
            <text:p>0.012</text:p>
          </table:table-cell>
          <table:table-cell office:value-type="float" office:value="0.726" calcext:value-type="float">
            <text:p>0.726</text:p>
          </table:table-cell>
          <table:table-cell office:value-type="float" office:value="0.0138493882736948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699833333333333" calcext:value-type="float">
            <text:p>0.700</text:p>
          </table:table-cell>
          <table:table-cell table:style-name="ce8" office:value-type="float" office:value="0.0087678389583751" calcext:value-type="float">
            <text:p>0.009</text:p>
          </table:table-cell>
          <table:table-cell table:style-name="ce8" office:value-type="float" office:value="0.691166666666667" calcext:value-type="float">
            <text:p>0.691</text:p>
          </table:table-cell>
          <table:table-cell table:style-name="ce8" office:value-type="float" office:value="0.0105013226680155" calcext:value-type="float">
            <text:p>0.011</text:p>
          </table:table-cell>
          <table:table-cell table:style-name="ce9" office:value-type="float" office:value="0.701" calcext:value-type="float">
            <text:p>0.701</text:p>
          </table:table-cell>
          <table:table-cell table:style-name="ce8" office:value-type="float" office:value="0.0094170353910111" calcext:value-type="float">
            <text:p>0.009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45" calcext:value-type="float">
            <text:p>0.705</text:p>
          </table:table-cell>
          <table:table-cell office:value-type="float" office:value="0.006785400995274" calcext:value-type="float">
            <text:p>0.007</text:p>
          </table:table-cell>
          <table:table-cell office:value-type="float" office:value="0.702666666666667" calcext:value-type="float">
            <text:p>0.703</text:p>
          </table:table-cell>
          <table:table-cell office:value-type="float" office:value="0.0072024301454439" calcext:value-type="float">
            <text:p>0.007</text:p>
          </table:table-cell>
          <table:table-cell table:style-name="ce10" office:value-type="float" office:value="0.704666666666667" calcext:value-type="float">
            <text:p>0.705</text:p>
          </table:table-cell>
          <table:table-cell office:value-type="float" office:value="0.0067340346169456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166666666667" calcext:value-type="float">
            <text:p>0.708</text:p>
          </table:table-cell>
          <table:table-cell office:value-type="float" office:value="0.0082369425287677" calcext:value-type="float">
            <text:p>0.008</text:p>
          </table:table-cell>
          <table:table-cell office:value-type="float" office:value="0.707666666666667" calcext:value-type="float">
            <text:p>0.708</text:p>
          </table:table-cell>
          <table:table-cell office:value-type="float" office:value="0.0055402567128648" calcext:value-type="float">
            <text:p>0.006</text:p>
          </table:table-cell>
          <table:table-cell table:style-name="ce10" office:value-type="float" office:value="0.7075" calcext:value-type="float">
            <text:p>0.708</text:p>
          </table:table-cell>
          <table:table-cell office:value-type="float" office:value="0.0067956276792917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833333333333" calcext:value-type="float">
            <text:p>0.709</text:p>
          </table:table-cell>
          <table:table-cell office:value-type="float" office:value="0.0076512526207586" calcext:value-type="float">
            <text:p>0.008</text:p>
          </table:table-cell>
          <table:table-cell office:value-type="float" office:value="0.704666666666667" calcext:value-type="float">
            <text:p>0.705</text:p>
          </table:table-cell>
          <table:table-cell office:value-type="float" office:value="0.0095670150923774" calcext:value-type="float">
            <text:p>0.010</text:p>
          </table:table-cell>
          <table:table-cell table:style-name="ce10" office:value-type="float" office:value="0.707333333333333" calcext:value-type="float">
            <text:p>0.707</text:p>
          </table:table-cell>
          <table:table-cell office:value-type="float" office:value="0.0073456336236796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708666666666667" calcext:value-type="float">
            <text:p>0.709</text:p>
          </table:table-cell>
          <table:table-cell office:value-type="float" office:value="0.008948153130364" calcext:value-type="float">
            <text:p>0.009</text:p>
          </table:table-cell>
          <table:table-cell office:value-type="float" office:value="0.7055" calcext:value-type="float">
            <text:p>0.706</text:p>
          </table:table-cell>
          <table:table-cell office:value-type="float" office:value="0.0090829510622924" calcext:value-type="float">
            <text:p>0.009</text:p>
          </table:table-cell>
          <table:table-cell table:style-name="ce10" office:value-type="float" office:value="0.706" calcext:value-type="float">
            <text:p>0.706</text:p>
          </table:table-cell>
          <table:table-cell office:value-type="float" office:value="0.0090023145172042" calcext:value-type="float">
            <text:p>0.00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733333333333333" calcext:value-type="float">
            <text:p>0.733</text:p>
          </table:table-cell>
          <table:table-cell table:style-name="ce8" office:value-type="float" office:value="0.0096645112539526" calcext:value-type="float">
            <text:p>0.010</text:p>
          </table:table-cell>
          <table:table-cell table:style-name="ce8" office:value-type="float" office:value="0.656666666666667" calcext:value-type="float">
            <text:p>0.657</text:p>
          </table:table-cell>
          <table:table-cell table:style-name="ce8" office:value-type="float" office:value="0.0116517762117579" calcext:value-type="float">
            <text:p>0.012</text:p>
          </table:table-cell>
          <table:table-cell table:style-name="ce8" office:value-type="float" office:value="0.7215" calcext:value-type="float">
            <text:p>0.722</text:p>
          </table:table-cell>
          <table:table-cell table:style-name="ce8" office:value-type="float" office:value="0.0040568871482127" calcext:value-type="float">
            <text:p>0.004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4166666666667" calcext:value-type="float">
            <text:p>0.734</text:p>
          </table:table-cell>
          <table:table-cell office:value-type="float" office:value="0.0076148612010404" calcext:value-type="float">
            <text:p>0.008</text:p>
          </table:table-cell>
          <table:table-cell office:value-type="float" office:value="0.660666666666667" calcext:value-type="float">
            <text:p>0.661</text:p>
          </table:table-cell>
          <table:table-cell office:value-type="float" office:value="0.0131154065468398" calcext:value-type="float">
            <text:p>0.013</text:p>
          </table:table-cell>
          <table:table-cell office:value-type="float" office:value="0.726333333333333" calcext:value-type="float">
            <text:p>0.726</text:p>
          </table:table-cell>
          <table:table-cell office:value-type="float" office:value="0.0109385912154069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5166666666667" calcext:value-type="float">
            <text:p>0.735</text:p>
          </table:table-cell>
          <table:table-cell office:value-type="float" office:value="0.0075323376923177" calcext:value-type="float">
            <text:p>0.00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79843597113356" calcext:value-type="float">
            <text:p>0.008</text:p>
          </table:table-cell>
          <table:table-cell office:value-type="float" office:value="0.7255" calcext:value-type="float">
            <text:p>0.726</text:p>
          </table:table-cell>
          <table:table-cell office:value-type="float" office:value="0.0089868731430285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3666666666667" calcext:value-type="float">
            <text:p>0.734</text:p>
          </table:table-cell>
          <table:table-cell office:value-type="float" office:value="0.005939509893735" calcext:value-type="float">
            <text:p>0.006</text:p>
          </table:table-cell>
          <table:table-cell office:value-type="float" office:value="0.6645" calcext:value-type="float">
            <text:p>0.665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7245" calcext:value-type="float">
            <text:p>0.725</text:p>
          </table:table-cell>
          <table:table-cell office:value-type="float" office:value="0.0083041154455687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33833333333333" calcext:value-type="float">
            <text:p>0.734</text:p>
          </table:table-cell>
          <table:table-cell office:value-type="float" office:value="0.0071589105316381" calcext:value-type="float">
            <text:p>0.007</text:p>
          </table:table-cell>
          <table:table-cell office:value-type="float" office:value="0.661833333333333" calcext:value-type="float">
            <text:p>0.662</text:p>
          </table:table-cell>
          <table:table-cell office:value-type="float" office:value="0.0093244004871329" calcext:value-type="float">
            <text:p>0.009</text:p>
          </table:table-cell>
          <table:table-cell office:value-type="float" office:value="0.7225" calcext:value-type="float">
            <text:p>0.723</text:p>
          </table:table-cell>
          <table:table-cell office:value-type="float" office:value="0.0091666666666666" calcext:value-type="float">
            <text:p>0.00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9" office:value-type="float" office:value="0.744666666666667" calcext:value-type="float">
            <text:p>0.745</text:p>
          </table:table-cell>
          <table:table-cell table:style-name="ce9" office:value-type="float" office:value="0.0072072494368131" calcext:value-type="float">
            <text:p>0.007</text:p>
          </table:table-cell>
          <table:table-cell table:style-name="ce8" office:value-type="float" office:value="0.633" calcext:value-type="float">
            <text:p>0.633</text:p>
          </table:table-cell>
          <table:table-cell table:style-name="ce8" office:value-type="float" office:value="0.0044331453594234" calcext:value-type="float">
            <text:p>0.004</text:p>
          </table:table-cell>
          <table:table-cell table:style-name="ce8" office:value-type="float" office:value="0.7235" calcext:value-type="float">
            <text:p>0.724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833333333333" calcext:value-type="float">
            <text:p>0.748</text:p>
          </table:table-cell>
          <table:table-cell table:style-name="ce10" office:value-type="float" office:value="0.0058807595881257" calcext:value-type="float">
            <text:p>0.006</text:p>
          </table:table-cell>
          <table:table-cell office:value-type="float" office:value="0.6445" calcext:value-type="float">
            <text:p>0.645</text:p>
          </table:table-cell>
          <table:table-cell office:value-type="float" office:value="0.007085783889827" calcext:value-type="float">
            <text:p>0.007</text:p>
          </table:table-cell>
          <table:table-cell office:value-type="float" office:value="0.731166666666667" calcext:value-type="float">
            <text:p>0.731</text:p>
          </table:table-cell>
          <table:table-cell office:value-type="float" office:value="0.0083873250933907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166666666667" calcext:value-type="float">
            <text:p>0.747</text:p>
          </table:table-cell>
          <table:table-cell table:style-name="ce10" office:value-type="float" office:value="0.0043140597018482" calcext:value-type="float">
            <text:p>0.004</text:p>
          </table:table-cell>
          <table:table-cell office:value-type="float" office:value="0.648166666666667" calcext:value-type="float">
            <text:p>0.648</text:p>
          </table:table-cell>
          <table:table-cell office:value-type="float" office:value="0.0059336610396392" calcext:value-type="float">
            <text:p>0.006</text:p>
          </table:table-cell>
          <table:table-cell office:value-type="float" office:value="0.734666666666667" calcext:value-type="float">
            <text:p>0.735</text:p>
          </table:table-cell>
          <table:table-cell office:value-type="float" office:value="0.0081564562021614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7166666666667" calcext:value-type="float">
            <text:p>0.747</text:p>
          </table:table-cell>
          <table:table-cell table:style-name="ce10" office:value-type="float" office:value="0.0060839040828146" calcext:value-type="float">
            <text:p>0.00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733" calcext:value-type="float">
            <text:p>0.733</text:p>
          </table:table-cell>
          <table:table-cell office:value-type="float" office:value="0.0108108741552198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table:style-name="ce10" office:value-type="float" office:value="0.746333333333333" calcext:value-type="float">
            <text:p>0.746</text:p>
          </table:table-cell>
          <table:table-cell table:style-name="ce10" office:value-type="float" office:value="0.0049159604012508" calcext:value-type="float">
            <text:p>0.005</text:p>
          </table:table-cell>
          <table:table-cell office:value-type="float" office:value="0.650666666666667" calcext:value-type="float">
            <text:p>0.651</text:p>
          </table:table-cell>
          <table:table-cell office:value-type="float" office:value="0.0099373034571758" calcext:value-type="float">
            <text:p>0.010</text:p>
          </table:table-cell>
          <table:table-cell office:value-type="float" office:value="0.733" calcext:value-type="float">
            <text:p>0.733</text:p>
          </table:table-cell>
          <table:table-cell office:value-type="float" office:value="0.0100450374702027" calcext:value-type="float">
            <text:p>0.01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</text:p>
          </table:table-cell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3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30276503540974" calcext:value-type="float">
            <text:p>0.003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74666666666667" calcext:value-type="float">
            <text:p>0.875</text:p>
          </table:table-cell>
          <table:table-cell table:style-name="ce8" office:value-type="float" office:value="0.013560563737872" calcext:value-type="float">
            <text:p>0.014</text:p>
          </table:table-cell>
          <table:table-cell table:style-name="ce9" office:value-type="float" office:value="0.873" calcext:value-type="float">
            <text:p>0.873</text:p>
          </table:table-cell>
          <table:table-cell table:style-name="ce9" office:value-type="float" office:value="0.0021730674684008" calcext:value-type="float">
            <text:p>0.002</text:p>
          </table:table-cell>
          <table:table-cell table:style-name="ce9" office:value-type="float" office:value="0.885333333333333" calcext:value-type="float">
            <text:p>0.885</text:p>
          </table:table-cell>
          <table:table-cell table:style-name="ce8" office:value-type="float" office:value="0.0058214163988576" calcext:value-type="float">
            <text:p>0.006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092345967847967" calcext:value-type="float">
            <text:p>0.009</text:p>
          </table:table-cell>
          <table:table-cell table:style-name="ce10" office:value-type="float" office:value="0.881333333333333" calcext:value-type="float">
            <text:p>0.881</text:p>
          </table:table-cell>
          <table:table-cell table:style-name="ce10" office:value-type="float" office:value="0.0051908038341325" calcext:value-type="float">
            <text:p>0.005</text:p>
          </table:table-cell>
          <table:table-cell table:style-name="ce10" office:value-type="float" office:value="0.887333333333333" calcext:value-type="float">
            <text:p>0.887</text:p>
          </table:table-cell>
          <table:table-cell office:value-type="float" office:value="0.0032489314482696" calcext:value-type="float">
            <text:p>0.00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" calcext:value-type="float">
            <text:p>0.880</text:p>
          </table:table-cell>
          <table:table-cell office:value-type="float" office:value="0.0097894501037256" calcext:value-type="float">
            <text:p>0.010</text:p>
          </table:table-cell>
          <table:table-cell table:style-name="ce10" office:value-type="float" office:value="0.881333333333333" calcext:value-type="float">
            <text:p>0.881</text:p>
          </table:table-cell>
          <table:table-cell table:style-name="ce10" office:value-type="float" office:value="0.0027386127875258" calcext:value-type="float">
            <text:p>0.003</text:p>
          </table:table-cell>
          <table:table-cell table:style-name="ce10" office:value-type="float" office:value="0.888333333333333" calcext:value-type="float">
            <text:p>0.888</text:p>
          </table:table-cell>
          <table:table-cell office:value-type="float" office:value="0.0026352313834736" calcext:value-type="float">
            <text:p>0.00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093837921735061" calcext:value-type="float">
            <text:p>0.009</text:p>
          </table:table-cell>
          <table:table-cell table:style-name="ce10" office:value-type="float" office:value="0.882" calcext:value-type="float">
            <text:p>0.882</text:p>
          </table:table-cell>
          <table:table-cell table:style-name="ce10" office:value-type="float" office:value="0.0027386127875258" calcext:value-type="float">
            <text:p>0.003</text:p>
          </table:table-cell>
          <table:table-cell table:style-name="ce10" office:value-type="float" office:value="0.889333333333333" calcext:value-type="float">
            <text:p>0.889</text:p>
          </table:table-cell>
          <table:table-cell office:value-type="float" office:value="0.0030276503540974" calcext:value-type="float">
            <text:p>0.003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08269211792744" calcext:value-type="float">
            <text:p>0.011</text:p>
          </table:table-cell>
          <table:table-cell table:style-name="ce10" office:value-type="float" office:value="0.882666666666667" calcext:value-type="float">
            <text:p>0.883</text:p>
          </table:table-cell>
          <table:table-cell table:style-name="ce10" office:value-type="float" office:value="0.0032489314482696" calcext:value-type="float">
            <text:p>0.003</text:p>
          </table:table-cell>
          <table:table-cell table:style-name="ce10" office:value-type="float" office:value="0.888333333333333" calcext:value-type="float">
            <text:p>0.888</text:p>
          </table:table-cell>
          <table:table-cell office:value-type="float" office:value="0.0033333333333333" calcext:value-type="float">
            <text:p>0.00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890666666666667" calcext:value-type="float">
            <text:p>0.891</text:p>
          </table:table-cell>
          <table:table-cell table:style-name="ce8" office:value-type="float" office:value="0.0147007180474666" calcext:value-type="float">
            <text:p>0.015</text:p>
          </table:table-cell>
          <table:table-cell table:style-name="ce8" office:value-type="float" office:value="0.876333333333333" calcext:value-type="float">
            <text:p>0.876</text:p>
          </table:table-cell>
          <table:table-cell table:style-name="ce8" office:value-type="float" office:value="0.0082831824265261" calcext:value-type="float">
            <text:p>0.008</text:p>
          </table:table-cell>
          <table:table-cell table:style-name="ce9" office:value-type="float" office:value="0.888333333333333" calcext:value-type="float">
            <text:p>0.888</text:p>
          </table:table-cell>
          <table:table-cell table:style-name="ce9" office:value-type="float" office:value="0.0061237243569579" calcext:value-type="float">
            <text:p>0.006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2333333333333" calcext:value-type="float">
            <text:p>0.892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96752835158" calcext:value-type="float">
            <text:p>0.010</text:p>
          </table:table-cell>
          <table:table-cell table:style-name="ce10" office:value-type="float" office:value="0.891" calcext:value-type="float">
            <text:p>0.891</text:p>
          </table:table-cell>
          <table:table-cell table:style-name="ce10" office:value-type="float" office:value="0.0077817450199524" calcext:value-type="float">
            <text:p>0.00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0072264944628928" calcext:value-type="float">
            <text:p>0.007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03682206766638" calcext:value-type="float">
            <text:p>0.010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43140597018482" calcext:value-type="float">
            <text:p>0.00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90333333333333" calcext:value-type="float">
            <text:p>0.890</text:p>
          </table:table-cell>
          <table:table-cell office:value-type="float" office:value="0.0068109389139008" calcext:value-type="float">
            <text:p>0.0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98319208025017" calcext:value-type="float">
            <text:p>0.010</text:p>
          </table:table-cell>
          <table:table-cell table:style-name="ce10" office:value-type="float" office:value="0.892" calcext:value-type="float">
            <text:p>0.892</text:p>
          </table:table-cell>
          <table:table-cell table:style-name="ce10" office:value-type="float" office:value="0.0073974470070573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889666666666667" calcext:value-type="float">
            <text:p>0.890</text:p>
          </table:table-cell>
          <table:table-cell office:value-type="float" office:value="0.0085309892613797" calcext:value-type="float">
            <text:p>0.009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72264944628929" calcext:value-type="float">
            <text:p>0.007</text:p>
          </table:table-cell>
          <table:table-cell table:style-name="ce10" office:value-type="float" office:value="0.891666666666667" calcext:value-type="float">
            <text:p>0.892</text:p>
          </table:table-cell>
          <table:table-cell table:style-name="ce10" office:value-type="float" office:value="0.0055277079839256" calcext:value-type="float">
            <text:p>0.00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893" calcext:value-type="float">
            <text:p>0.893</text:p>
          </table:table-cell>
          <table:table-cell table:style-name="ce8" office:value-type="float" office:value="0.0099582461641931" calcext:value-type="float">
            <text:p>0.010</text:p>
          </table:table-cell>
          <table:table-cell table:style-name="ce8" office:value-type="float" office:value="0.875333333333333" calcext:value-type="float">
            <text:p>0.875</text:p>
          </table:table-cell>
          <table:table-cell table:style-name="ce8" office:value-type="float" office:value="0.0066038709187196" calcext:value-type="float">
            <text:p>0.007</text:p>
          </table:table-cell>
          <table:table-cell table:style-name="ce8" office:value-type="float" office:value="0.891" calcext:value-type="float">
            <text:p>0.891</text:p>
          </table:table-cell>
          <table:table-cell table:style-name="ce9" office:value-type="float" office:value="0.0093244004871329" calcext:value-type="float">
            <text:p>0.009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3333333333333" calcext:value-type="float">
            <text:p>0.893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38369548110737" calcext:value-type="float">
            <text:p>0.004</text:p>
          </table:table-cell>
          <table:table-cell office:value-type="float" office:value="0.891333333333333" calcext:value-type="float">
            <text:p>0.891</text:p>
          </table:table-cell>
          <table:table-cell table:style-name="ce10" office:value-type="float" office:value="0.0071102430025671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103144989645105" calcext:value-type="float">
            <text:p>0.010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9121471177758" calcext:value-type="float">
            <text:p>0.007</text:p>
          </table:table-cell>
          <table:table-cell office:value-type="float" office:value="0.891" calcext:value-type="float">
            <text:p>0.891</text:p>
          </table:table-cell>
          <table:table-cell table:style-name="ce10" office:value-type="float" office:value="0.0061913918736688" calcext:value-type="float">
            <text:p>0.00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13895663755133" calcext:value-type="float">
            <text:p>0.011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063900965042269" calcext:value-type="float">
            <text:p>0.006</text:p>
          </table:table-cell>
          <table:table-cell office:value-type="float" office:value="0.892666666666667" calcext:value-type="float">
            <text:p>0.893</text:p>
          </table:table-cell>
          <table:table-cell table:style-name="ce10" office:value-type="float" office:value="0.0063025568003963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894666666666667" calcext:value-type="float">
            <text:p>0.895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891333333333333" calcext:value-type="float">
            <text:p>0.891</text:p>
          </table:table-cell>
          <table:table-cell table:style-name="ce10" office:value-type="float" office:value="0.0051908038341324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892666666666667" calcext:value-type="float">
            <text:p>0.893</text:p>
          </table:table-cell>
          <table:table-cell table:style-name="ce8" office:value-type="float" office:value="0.0063025568003963" calcext:value-type="float">
            <text:p>0.006</text:p>
          </table:table-cell>
          <table:table-cell table:style-name="ce8" office:value-type="float" office:value="0.870666666666667" calcext:value-type="float">
            <text:p>0.871</text:p>
          </table:table-cell>
          <table:table-cell table:style-name="ce8" office:value-type="float" office:value="0.0082999330653258" calcext:value-type="float">
            <text:p>0.008</text:p>
          </table:table-cell>
          <table:table-cell table:style-name="ce8" office:value-type="float" office:value="0.890333333333333" calcext:value-type="float">
            <text:p>0.890</text:p>
          </table:table-cell>
          <table:table-cell table:style-name="ce9" office:value-type="float" office:value="0.0050552502960343" calcext:value-type="float">
            <text:p>0.005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89666666666667" calcext:value-type="float">
            <text:p>0.890</text:p>
          </table:table-cell>
          <table:table-cell office:value-type="float" office:value="0.0105672449894315" calcext:value-type="float">
            <text:p>0.011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33333333333332" calcext:value-type="float">
            <text:p>0.013</text:p>
          </table:table-cell>
          <table:table-cell office:value-type="float" office:value="0.891666666666667" calcext:value-type="float">
            <text:p>0.892</text:p>
          </table:table-cell>
          <table:table-cell table:style-name="ce10" office:value-type="float" office:value="0.0042491829279939" calcext:value-type="float">
            <text:p>0.00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3666666666667" calcext:value-type="float">
            <text:p>0.894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113284303119776" calcext:value-type="float">
            <text:p>0.011</text:p>
          </table:table-cell>
          <table:table-cell office:value-type="float" office:value="0.891" calcext:value-type="float">
            <text:p>0.891</text:p>
          </table:table-cell>
          <table:table-cell table:style-name="ce10" office:value-type="float" office:value="0.0040138648595974" calcext:value-type="float">
            <text:p>0.00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3" calcext:value-type="float">
            <text:p>0.893</text:p>
          </table:table-cell>
          <table:table-cell office:value-type="float" office:value="0.008283182426526" calcext:value-type="float">
            <text:p>0.008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77280154129131" calcext:value-type="float">
            <text:p>0.008</text:p>
          </table:table-cell>
          <table:table-cell office:value-type="float" office:value="0.891333333333333" calcext:value-type="float">
            <text:p>0.891</text:p>
          </table:table-cell>
          <table:table-cell table:style-name="ce10" office:value-type="float" office:value="0.0044721359549995" calcext:value-type="float">
            <text:p>0.004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894" calcext:value-type="float">
            <text:p>0.894</text:p>
          </table:table-cell>
          <table:table-cell office:value-type="float" office:value="0.0088662907188468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897565210026" calcext:value-type="float">
            <text:p>0.009</text:p>
          </table:table-cell>
          <table:table-cell office:value-type="float" office:value="0.89" calcext:value-type="float">
            <text:p>0.890</text:p>
          </table:table-cell>
          <table:table-cell table:style-name="ce10" office:value-type="float" office:value="0.004249182927994" calcext:value-type="float">
            <text:p>0.00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89" calcext:value-type="float">
            <text:p>0.890</text:p>
          </table:table-cell>
          <table:table-cell table:style-name="ce8" office:value-type="float" office:value="0.0118438920029598" calcext:value-type="float">
            <text:p>0.012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010381607668265" calcext:value-type="float">
            <text:p>0.010</text:p>
          </table:table-cell>
          <table:table-cell table:style-name="ce8" office:value-type="float" office:value="0.892333333333333" calcext:value-type="float">
            <text:p>0.892</text:p>
          </table:table-cell>
          <table:table-cell table:style-name="ce9" office:value-type="float" office:value="0.0075092535507125" calcext:value-type="float">
            <text:p>0.008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333333333333" calcext:value-type="float">
            <text:p>0.895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5" calcext:value-type="float">
            <text:p>0.005</text:p>
          </table:table-cell>
          <table:table-cell office:value-type="float" office:value="0.893" calcext:value-type="float">
            <text:p>0.893</text:p>
          </table:table-cell>
          <table:table-cell table:style-name="ce10" office:value-type="float" office:value="0.0058214163988576" calcext:value-type="float">
            <text:p>0.00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04748375749804" calcext:value-type="float">
            <text:p>0.010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87400737347513" calcext:value-type="float">
            <text:p>0.009</text:p>
          </table:table-cell>
          <table:table-cell office:value-type="float" office:value="0.891666666666667" calcext:value-type="float">
            <text:p>0.892</text:p>
          </table:table-cell>
          <table:table-cell table:style-name="ce10" office:value-type="float" office:value="0.0074535599249992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6666666666667" calcext:value-type="float">
            <text:p>0.897</text:p>
          </table:table-cell>
          <table:table-cell office:value-type="float" office:value="0.0113038833052087" calcext:value-type="float">
            <text:p>0.01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61689185077739" calcext:value-type="float">
            <text:p>0.006</text:p>
          </table:table-cell>
          <table:table-cell office:value-type="float" office:value="0.893333333333333" calcext:value-type="float">
            <text:p>0.893</text:p>
          </table:table-cell>
          <table:table-cell table:style-name="ce10" office:value-type="float" office:value="0.0052704627669472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895" calcext:value-type="float">
            <text:p>0.89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67288764127288" calcext:value-type="float">
            <text:p>0.007</text:p>
          </table:table-cell>
          <table:table-cell office:value-type="float" office:value="0.893" calcext:value-type="float">
            <text:p>0.893</text:p>
          </table:table-cell>
          <table:table-cell table:style-name="ce10" office:value-type="float" office:value="0.005451809077932" calcext:value-type="float">
            <text:p>0.00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887333333333333" calcext:value-type="float">
            <text:p>0.887</text:p>
          </table:table-cell>
          <table:table-cell table:style-name="ce8" office:value-type="float" office:value="0.0090982293759707" calcext:value-type="float">
            <text:p>0.009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096752835157999" calcext:value-type="float">
            <text:p>0.010</text:p>
          </table:table-cell>
          <table:table-cell table:style-name="ce9" office:value-type="float" office:value="0.889" calcext:value-type="float">
            <text:p>0.889</text:p>
          </table:table-cell>
          <table:table-cell table:style-name="ce9" office:value-type="float" office:value="0.0048016200969626" calcext:value-type="float">
            <text:p>0.005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12051575426477" calcext:value-type="float">
            <text:p>0.011</text:p>
          </table:table-cell>
          <table:table-cell table:style-name="ce10" office:value-type="float" office:value="0.892666666666667" calcext:value-type="float">
            <text:p>0.893</text:p>
          </table:table-cell>
          <table:table-cell table:style-name="ce10" office:value-type="float" office:value="0.0076919871728095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2669625207703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120531231545097" calcext:value-type="float">
            <text:p>0.012</text:p>
          </table:table-cell>
          <table:table-cell table:style-name="ce10" office:value-type="float" office:value="0.893666666666667" calcext:value-type="float">
            <text:p>0.894</text:p>
          </table:table-cell>
          <table:table-cell table:style-name="ce10" office:value-type="float" office:value="0.0073974470070573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97894501037255" calcext:value-type="float">
            <text:p>0.010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12669625207703" calcext:value-type="float">
            <text:p>0.011</text:p>
          </table:table-cell>
          <table:table-cell table:style-name="ce10" office:value-type="float" office:value="0.895333333333333" calcext:value-type="float">
            <text:p>0.895</text:p>
          </table:table-cell>
          <table:table-cell table:style-name="ce10" office:value-type="float" office:value="0.0064978628965392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90523170760001" calcext:value-type="float">
            <text:p>0.009</text:p>
          </table:table-cell>
          <table:table-cell office:value-type="float" office:value="0.873333333333333" calcext:value-type="float">
            <text:p>0.873</text:p>
          </table:table-cell>
          <table:table-cell office:value-type="float" office:value="0.0095014618758261" calcext:value-type="float">
            <text:p>0.010</text:p>
          </table:table-cell>
          <table:table-cell table:style-name="ce10" office:value-type="float" office:value="0.894" calcext:value-type="float">
            <text:p>0.894</text:p>
          </table:table-cell>
          <table:table-cell table:style-name="ce10" office:value-type="float" office:value="0.0069322114476951" calcext:value-type="float">
            <text:p>0.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5666666666667" calcext:value-type="float">
            <text:p>0.886</text:p>
          </table:table-cell>
          <table:table-cell table:style-name="ce8" office:value-type="float" office:value="0.0067288764127287" calcext:value-type="float">
            <text:p>0.007</text:p>
          </table:table-cell>
          <table:table-cell table:style-name="ce8" office:value-type="float" office:value="0.879666666666667" calcext:value-type="float">
            <text:p>0.880</text:p>
          </table:table-cell>
          <table:table-cell table:style-name="ce8" office:value-type="float" office:value="0.0055777335102271" calcext:value-type="float">
            <text:p>0.006</text:p>
          </table:table-cell>
          <table:table-cell table:style-name="ce9" office:value-type="float" office:value="0.883666666666667" calcext:value-type="float">
            <text:p>0.884</text:p>
          </table:table-cell>
          <table:table-cell table:style-name="ce9" office:value-type="float" office:value="0.0066038709187196" calcext:value-type="float">
            <text:p>0.007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024720661623652" calcext:value-type="float">
            <text:p>0.002</text:p>
          </table:table-cell>
          <table:table-cell table:style-name="ce10" office:value-type="float" office:value="0.888" calcext:value-type="float">
            <text:p>0.888</text:p>
          </table:table-cell>
          <table:table-cell table:style-name="ce10" office:value-type="float" office:value="0.0062804812271388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55277079839256" calcext:value-type="float">
            <text:p>0.00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040138648595974" calcext:value-type="float">
            <text:p>0.004</text:p>
          </table:table-cell>
          <table:table-cell table:style-name="ce10" office:value-type="float" office:value="0.890666666666667" calcext:value-type="float">
            <text:p>0.891</text:p>
          </table:table-cell>
          <table:table-cell table:style-name="ce10" office:value-type="float" office:value="0.0034560735588879" calcext:value-type="float">
            <text:p>0.00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32058973436119" calcext:value-type="float">
            <text:p>0.003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38005847503303" calcext:value-type="float">
            <text:p>0.0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51908038341324" calcext:value-type="float">
            <text:p>0.005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9" calcext:value-type="float">
            <text:p>0.889</text:p>
          </table:table-cell>
          <table:table-cell table:style-name="ce8" office:value-type="float" office:value="0.0094721814922552" calcext:value-type="float">
            <text:p>0.009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0086281194036965" calcext:value-type="float">
            <text:p>0.009</text:p>
          </table:table-cell>
          <table:table-cell table:style-name="ce9" office:value-type="float" office:value="0.886333333333333" calcext:value-type="float">
            <text:p>0.886</text:p>
          </table:table-cell>
          <table:table-cell table:style-name="ce9" office:value-type="float" office:value="0.0107625895273086" calcext:value-type="float">
            <text:p>0.011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1789543230683" calcext:value-type="float">
            <text:p>0.010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67700320038633" calcext:value-type="float">
            <text:p>0.007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052174919474994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9689627902499" calcext:value-type="float">
            <text:p>0.010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076739096221476" calcext:value-type="float">
            <text:p>0.008</text:p>
          </table:table-cell>
          <table:table-cell table:style-name="ce10" office:value-type="float" office:value="0.890333333333333" calcext:value-type="float">
            <text:p>0.890</text:p>
          </table:table-cell>
          <table:table-cell table:style-name="ce10" office:value-type="float" office:value="0.0075828754440515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978710239208" calcext:value-type="float">
            <text:p>0.011</text:p>
          </table:table-cell>
          <table:table-cell office:value-type="float" office:value="0.88" calcext:value-type="float">
            <text:p>0.880</text:p>
          </table:table-cell>
          <table:table-cell office:value-type="float" office:value="0.0058925565098878" calcext:value-type="float">
            <text:p>0.006</text:p>
          </table:table-cell>
          <table:table-cell table:style-name="ce10" office:value-type="float" office:value="0.890666666666667" calcext:value-type="float">
            <text:p>0.891</text:p>
          </table:table-cell>
          <table:table-cell table:style-name="ce10" office:value-type="float" office:value="0.0063025568003963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9441323247303" calcext:value-type="float">
            <text:p>0.005</text:p>
          </table:table-cell>
          <table:table-cell table:style-name="ce10" office:value-type="float" office:value="0.889" calcext:value-type="float">
            <text:p>0.889</text:p>
          </table:table-cell>
          <table:table-cell table:style-name="ce10" office:value-type="float" office:value="0.0063025568003964" calcext:value-type="float">
            <text:p>0.00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879333333333333" calcext:value-type="float">
            <text:p>0.879</text:p>
          </table:table-cell>
          <table:table-cell table:style-name="ce8" office:value-type="float" office:value="0.0151198912400556" calcext:value-type="float">
            <text:p>0.015</text:p>
          </table:table-cell>
          <table:table-cell table:style-name="ce8" office:value-type="float" office:value="0.851333333333333" calcext:value-type="float">
            <text:p>0.851</text:p>
          </table:table-cell>
          <table:table-cell table:style-name="ce8" office:value-type="float" office:value="0.0024720661623651" calcext:value-type="float">
            <text:p>0.002</text:p>
          </table:table-cell>
          <table:table-cell table:style-name="ce9" office:value-type="float" office:value="0.890666666666667" calcext:value-type="float">
            <text:p>0.891</text:p>
          </table:table-cell>
          <table:table-cell table:style-name="ce9" office:value-type="float" office:value="0.0109036181558641" calcext:value-type="float">
            <text:p>0.011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" calcext:value-type="float">
            <text:p>0.880</text:p>
          </table:table-cell>
          <table:table-cell office:value-type="float" office:value="0.0176383420737639" calcext:value-type="float">
            <text:p>0.018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76739096221475" calcext:value-type="float">
            <text:p>0.008</text:p>
          </table:table-cell>
          <table:table-cell table:style-name="ce10" office:value-type="float" office:value="0.89" calcext:value-type="float">
            <text:p>0.890</text:p>
          </table:table-cell>
          <table:table-cell table:style-name="ce10" office:value-type="float" office:value="0.0130170827931777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3129124043228" calcext:value-type="float">
            <text:p>0.016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56025787713238" calcext:value-type="float">
            <text:p>0.006</text:p>
          </table:table-cell>
          <table:table-cell table:style-name="ce10" office:value-type="float" office:value="0.893333333333333" calcext:value-type="float">
            <text:p>0.893</text:p>
          </table:table-cell>
          <table:table-cell table:style-name="ce10" office:value-type="float" office:value="0.0115470053837925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57674066070204" calcext:value-type="float">
            <text:p>0.016</text:p>
          </table:table-cell>
          <table:table-cell office:value-type="float" office:value="0.865333333333333" calcext:value-type="float">
            <text:p>0.865</text:p>
          </table:table-cell>
          <table:table-cell office:value-type="float" office:value="0.0069121471177759" calcext:value-type="float">
            <text:p>0.007</text:p>
          </table:table-cell>
          <table:table-cell table:style-name="ce10" office:value-type="float" office:value="0.892" calcext:value-type="float">
            <text:p>0.892</text:p>
          </table:table-cell>
          <table:table-cell table:style-name="ce10" office:value-type="float" office:value="0.0128776291813879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" calcext:value-type="float">
            <text:p>0.880</text:p>
          </table:table-cell>
          <table:table-cell office:value-type="float" office:value="0.0182954153334168" calcext:value-type="float">
            <text:p>0.018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6454972243679" calcext:value-type="float">
            <text:p>0.006</text:p>
          </table:table-cell>
          <table:table-cell table:style-name="ce10" office:value-type="float" office:value="0.892666666666667" calcext:value-type="float">
            <text:p>0.893</text:p>
          </table:table-cell>
          <table:table-cell table:style-name="ce10" office:value-type="float" office:value="0.0139243990494702" calcext:value-type="float">
            <text:p>0.01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657" calcext:value-type="float">
            <text:p>0.657</text:p>
          </table:table-cell>
          <table:table-cell table:style-name="ce8" office:value-type="float" office:value="0.0317411404962077" calcext:value-type="float">
            <text:p>0.032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</text:p>
          </table:table-cell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1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654" calcext:value-type="float">
            <text:p>0.654</text:p>
          </table:table-cell>
          <table:table-cell table:style-name="ce8" office:value-type="float" office:value="0.0356019662378357" calcext:value-type="float">
            <text:p>0.036</text:p>
          </table:table-cell>
          <table:table-cell table:style-name="ce8" office:value-type="float" office:value="0.64" calcext:value-type="float">
            <text:p>0.640</text:p>
          </table:table-cell>
          <table:table-cell table:style-name="ce9" office:value-type="float" office:value="0.0242383992870816" calcext:value-type="float">
            <text:p>0.024</text:p>
          </table:table-cell>
          <table:table-cell table:style-name="ce9" office:value-type="float" office:value="0.654" calcext:value-type="float">
            <text:p>0.654</text:p>
          </table:table-cell>
          <table:table-cell table:style-name="ce8" office:value-type="float" office:value="0.0253475837112731" calcext:value-type="float">
            <text:p>0.025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03315017762061" calcext:value-type="float">
            <text:p>0.030</text:p>
          </table:table-cell>
          <table:table-cell office:value-type="float" office:value="0.652" calcext:value-type="float">
            <text:p>0.652</text:p>
          </table:table-cell>
          <table:table-cell table:style-name="ce10" office:value-type="float" office:value="0.018907670401189" calcext:value-type="float">
            <text:p>0.019</text:p>
          </table:table-cell>
          <table:table-cell table:style-name="ce10" office:value-type="float" office:value="0.666" calcext:value-type="float">
            <text:p>0.666</text:p>
          </table:table-cell>
          <table:table-cell office:value-type="float" office:value="0.0155724115023974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26321474945844" calcext:value-type="float">
            <text:p>0.043</text:p>
          </table:table-cell>
          <table:table-cell office:value-type="float" office:value="0.656" calcext:value-type="float">
            <text:p>0.656</text:p>
          </table:table-cell>
          <table:table-cell table:style-name="ce10" office:value-type="float" office:value="0.0171026313764871" calcext:value-type="float">
            <text:p>0.017</text:p>
          </table:table-cell>
          <table:table-cell table:style-name="ce10" office:value-type="float" office:value="0.661" calcext:value-type="float">
            <text:p>0.661</text:p>
          </table:table-cell>
          <table:table-cell office:value-type="float" office:value="0.0235584379787794" calcext:value-type="float">
            <text:p>0.02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653" calcext:value-type="float">
            <text:p>0.653</text:p>
          </table:table-cell>
          <table:table-cell office:value-type="float" office:value="0.0371819848851564" calcext:value-type="float">
            <text:p>0.037</text:p>
          </table:table-cell>
          <table:table-cell office:value-type="float" office:value="0.655" calcext:value-type="float">
            <text:p>0.655</text:p>
          </table:table-cell>
          <table:table-cell table:style-name="ce10" office:value-type="float" office:value="0.0183711730708738" calcext:value-type="float">
            <text:p>0.018</text:p>
          </table:table-cell>
          <table:table-cell table:style-name="ce10" office:value-type="float" office:value="0.656" calcext:value-type="float">
            <text:p>0.656</text:p>
          </table:table-cell>
          <table:table-cell office:value-type="float" office:value="0.0207364413533276" calcext:value-type="float">
            <text:p>0.021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45325932996639" calcext:value-type="float">
            <text:p>0.035</text:p>
          </table:table-cell>
          <table:table-cell office:value-type="float" office:value="0.656" calcext:value-type="float">
            <text:p>0.656</text:p>
          </table:table-cell>
          <table:table-cell table:style-name="ce10" office:value-type="float" office:value="0.0108397416943394" calcext:value-type="float">
            <text:p>0.011</text:p>
          </table:table-cell>
          <table:table-cell table:style-name="ce10"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9" office:value-type="float" office:value="0.693" calcext:value-type="float">
            <text:p>0.693</text:p>
          </table:table-cell>
          <table:table-cell table:style-name="ce9" office:value-type="float" office:value="0.0294957624075052" calcext:value-type="float">
            <text:p>0.029</text:p>
          </table:table-cell>
          <table:table-cell table:style-name="ce8" office:value-type="float" office:value="0.628" calcext:value-type="float">
            <text:p>0.628</text:p>
          </table:table-cell>
          <table:table-cell table:style-name="ce8" office:value-type="float" office:value="0.0225277606521376" calcext:value-type="float">
            <text:p>0.023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.0369797241742011" calcext:value-type="float">
            <text:p>0.037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89" calcext:value-type="float">
            <text:p>0.689</text:p>
          </table:table-cell>
          <table:table-cell table:style-name="ce10" office:value-type="float" office:value="0.0348926926447357" calcext:value-type="float">
            <text:p>0.03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26726185054091" calcext:value-type="float">
            <text:p>0.03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52491134640291" calcext:value-type="float">
            <text:p>0.03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0279732014613987" calcext:value-type="float">
            <text:p>0.02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284165444767656" calcext:value-type="float">
            <text:p>0.0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8843582110895" calcext:value-type="float">
            <text:p>0.02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0" office:value-type="float" office:value="0.0291547594742265" calcext:value-type="float">
            <text:p>0.029</text:p>
          </table:table-cell>
          <table:table-cell office:value-type="float" office:value="0.636" calcext:value-type="float">
            <text:p>0.636</text:p>
          </table:table-cell>
          <table:table-cell office:value-type="float" office:value="0.0309030742807249" calcext:value-type="float">
            <text:p>0.03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9434968935315" calcext:value-type="float">
            <text:p>0.03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10" office:value-type="float" office:value="0.0284165444767655" calcext:value-type="float">
            <text:p>0.028</text:p>
          </table:table-cell>
          <table:table-cell office:value-type="float" office:value="0.638" calcext:value-type="float">
            <text:p>0.638</text:p>
          </table:table-cell>
          <table:table-cell office:value-type="float" office:value="0.0385032466163569" calcext:value-type="float">
            <text:p>0.039</text:p>
          </table:table-cell>
          <table:table-cell office:value-type="float" office:value="0.67" calcext:value-type="float">
            <text:p>0.670</text:p>
          </table:table-cell>
          <table:table-cell office:value-type="float" office:value="0.0310241841149771" calcext:value-type="float">
            <text:p>0.031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9" office:value-type="float" office:value="0.681" calcext:value-type="float">
            <text:p>0.681</text:p>
          </table:table-cell>
          <table:table-cell table:style-name="ce9" office:value-type="float" office:value="0.032672618505409" calcext:value-type="float">
            <text:p>0.033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0.0237170824512628" calcext:value-type="float">
            <text:p>0.024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0.0277037903543901" calcext:value-type="float">
            <text:p>0.028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87" calcext:value-type="float">
            <text:p>0.687</text:p>
          </table:table-cell>
          <table:table-cell table:style-name="ce10" office:value-type="float" office:value="0.0270647372054487" calcext:value-type="float">
            <text:p>0.027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01247406627841" calcext:value-type="float">
            <text:p>0.030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38746727726266" calcext:value-type="float">
            <text:p>0.02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10" office:value-type="float" office:value="0.0219658826364887" calcext:value-type="float">
            <text:p>0.022</text:p>
          </table:table-cell>
          <table:table-cell office:value-type="float" office:value="0.642" calcext:value-type="float">
            <text:p>0.642</text:p>
          </table:table-cell>
          <table:table-cell office:value-type="float" office:value="0.0292831009286926" calcext:value-type="float">
            <text:p>0.029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07408522978787" calcext:value-type="float">
            <text:p>0.031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0" office:value-type="float" office:value="0.0227486263321546" calcext:value-type="float">
            <text:p>0.023</text:p>
          </table:table-cell>
          <table:table-cell office:value-type="float" office:value="0.65" calcext:value-type="float">
            <text:p>0.650</text:p>
          </table:table-cell>
          <table:table-cell office:value-type="float" office:value="0.0325960120260132" calcext:value-type="float">
            <text:p>0.0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79732014613986" calcext:value-type="float">
            <text:p>0.02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table:style-name="ce10" office:value-type="float" office:value="0.678" calcext:value-type="float">
            <text:p>0.678</text:p>
          </table:table-cell>
          <table:table-cell table:style-name="ce10" office:value-type="float" office:value="0.0243926218353009" calcext:value-type="float">
            <text:p>0.0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0332791225845874" calcext:value-type="float">
            <text:p>0.033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8853076092507" calcext:value-type="float">
            <text:p>0.02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9" office:value-type="float" office:value="0.67" calcext:value-type="float">
            <text:p>0.670</text:p>
          </table:table-cell>
          <table:table-cell table:style-name="ce8" office:value-type="float" office:value="0.03372684390808" calcext:value-type="float">
            <text:p>0.034</text:p>
          </table:table-cell>
          <table:table-cell table:style-name="ce8" office:value-type="float" office:value="0.626" calcext:value-type="float">
            <text:p>0.626</text:p>
          </table:table-cell>
          <table:table-cell table:style-name="ce8" office:value-type="float" office:value="0.0267861904719577" calcext:value-type="float">
            <text:p>0.027</text:p>
          </table:table-cell>
          <table:table-cell table:style-name="ce8" office:value-type="float" office:value="0.654" calcext:value-type="float">
            <text:p>0.654</text:p>
          </table:table-cell>
          <table:table-cell table:style-name="ce9" office:value-type="float" office:value="0.0198116127561589" calcext:value-type="float">
            <text:p>0.020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43" calcext:value-type="float">
            <text:p>0.643</text:p>
          </table:table-cell>
          <table:table-cell office:value-type="float" office:value="0.042807709586008" calcext:value-type="float">
            <text:p>0.043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0318982758154731" calcext:value-type="float">
            <text:p>0.03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7" calcext:value-type="float">
            <text:p>0.677</text:p>
          </table:table-cell>
          <table:table-cell office:value-type="float" office:value="0.0325192250830181" calcext:value-type="float">
            <text:p>0.033</text:p>
          </table:table-cell>
          <table:table-cell office:value-type="float" office:value="0.634" calcext:value-type="float">
            <text:p>0.634</text:p>
          </table:table-cell>
          <table:table-cell office:value-type="float" office:value="0.0307001628660175" calcext:value-type="float">
            <text:p>0.031</text:p>
          </table:table-cell>
          <table:table-cell office:value-type="float" office:value="0.66" calcext:value-type="float">
            <text:p>0.660</text:p>
          </table:table-cell>
          <table:table-cell table:style-name="ce10" office:value-type="float" office:value="0.0289395922569755" calcext:value-type="float">
            <text:p>0.02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</text:p>
          </table:table-cell>
          <table:table-cell office:value-type="float" office:value="0.64" calcext:value-type="float">
            <text:p>0.640</text:p>
          </table:table-cell>
          <table:table-cell office:value-type="float" office:value="0.0322102468168128" calcext:value-type="float">
            <text:p>0.032</text:p>
          </table:table-cell>
          <table:table-cell office:value-type="float" office:value="0.668" calcext:value-type="float">
            <text:p>0.668</text:p>
          </table:table-cell>
          <table:table-cell table:style-name="ce10" office:value-type="float" office:value="0.0370135110466434" calcext:value-type="float">
            <text:p>0.03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table:style-name="ce10" office:value-type="float" office:value="0.676" calcext:value-type="float">
            <text:p>0.676</text:p>
          </table:table-cell>
          <table:table-cell office:value-type="float" office:value="0.0307001628660174" calcext:value-type="float">
            <text:p>0.031</text:p>
          </table:table-cell>
          <table:table-cell office:value-type="float" office:value="0.635" calcext:value-type="float">
            <text:p>0.635</text:p>
          </table:table-cell>
          <table:table-cell office:value-type="float" office:value="0.0310241841149771" calcext:value-type="float">
            <text:p>0.031</text:p>
          </table:table-cell>
          <table:table-cell office:value-type="float" office:value="0.674" calcext:value-type="float">
            <text:p>0.674</text:p>
          </table:table-cell>
          <table:table-cell table:style-name="ce10" office:value-type="float" office:value="0.0348926926447357" calcext:value-type="float">
            <text:p>0.03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9" office:value-type="float" office:value="0.678" calcext:value-type="float">
            <text:p>0.678</text:p>
          </table:table-cell>
          <table:table-cell table:style-name="ce9" office:value-type="float" office:value="0.0201866292381863" calcext:value-type="float">
            <text:p>0.020</text:p>
          </table:table-cell>
          <table:table-cell table:style-name="ce8" office:value-type="float" office:value="0.636" calcext:value-type="float">
            <text:p>0.636</text:p>
          </table:table-cell>
          <table:table-cell table:style-name="ce8" office:value-type="float" office:value="0.0232916293977042" calcext:value-type="float">
            <text:p>0.023</text:p>
          </table:table-cell>
          <table:table-cell table:style-name="ce8" office:value-type="float" office:value="0.659" calcext:value-type="float">
            <text:p>0.659</text:p>
          </table:table-cell>
          <table:table-cell table:style-name="ce8" office:value-type="float" office:value="0.0328633534503099" calcext:value-type="float">
            <text:p>0.033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96" calcext:value-type="float">
            <text:p>0.696</text:p>
          </table:table-cell>
          <table:table-cell table:style-name="ce10" office:value-type="float" office:value="0.0185067555233216" calcext:value-type="float">
            <text:p>0.019</text:p>
          </table:table-cell>
          <table:table-cell office:value-type="float" office:value="0.627" calcext:value-type="float">
            <text:p>0.627</text:p>
          </table:table-cell>
          <table:table-cell office:value-type="float" office:value="0.0342052627529741" calcext:value-type="float">
            <text:p>0.034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25277606521375" calcext:value-type="float">
            <text:p>0.023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89" calcext:value-type="float">
            <text:p>0.689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626" calcext:value-type="float">
            <text:p>0.626</text:p>
          </table:table-cell>
          <table:table-cell office:value-type="float" office:value="0.0457438520459307" calcext:value-type="float">
            <text:p>0.046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51495526799185" calcext:value-type="float">
            <text:p>0.02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9" calcext:value-type="float">
            <text:p>0.690</text:p>
          </table:table-cell>
          <table:table-cell table:style-name="ce10" office:value-type="float" office:value="0.0145773797371131" calcext:value-type="float">
            <text:p>0.01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382426463519459" calcext:value-type="float">
            <text:p>0.03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58360213655276" calcext:value-type="float">
            <text:p>0.02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table:style-name="ce10" office:value-type="float" office:value="0.688" calcext:value-type="float">
            <text:p>0.688</text:p>
          </table:table-cell>
          <table:table-cell table:style-name="ce10" office:value-type="float" office:value="0.0144048602908878" calcext:value-type="float">
            <text:p>0.0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0338378486313772" calcext:value-type="float">
            <text:p>0.034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5988721565407" calcext:value-type="float">
            <text:p>0.02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9" office:value-type="float" office:value="0.69" calcext:value-type="float">
            <text:p>0.690</text:p>
          </table:table-cell>
          <table:table-cell table:style-name="ce9" office:value-type="float" office:value="0.013693063937629" calcext:value-type="float">
            <text:p>0.014</text:p>
          </table:table-cell>
          <table:table-cell table:style-name="ce8" office:value-type="float" office:value="0.585" calcext:value-type="float">
            <text:p>0.585</text:p>
          </table:table-cell>
          <table:table-cell table:style-name="ce8" office:value-type="float" office:value="0.029580398915498" calcext:value-type="float">
            <text:p>0.030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0.0198116127561589" calcext:value-type="float">
            <text:p>0.020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4" calcext:value-type="float">
            <text:p>0.694</text:p>
          </table:table-cell>
          <table:table-cell table:style-name="ce10" office:value-type="float" office:value="0.0134164078649987" calcext:value-type="float">
            <text:p>0.013</text:p>
          </table:table-cell>
          <table:table-cell office:value-type="float" office:value="0.586" calcext:value-type="float">
            <text:p>0.586</text:p>
          </table:table-cell>
          <table:table-cell office:value-type="float" office:value="0.0194935886896179" calcext:value-type="float">
            <text:p>0.019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67861904719577" calcext:value-type="float">
            <text:p>0.02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1" calcext:value-type="float">
            <text:p>0.691</text:p>
          </table:table-cell>
          <table:table-cell table:style-name="ce10" office:value-type="float" office:value="0.0216217483104396" calcext:value-type="float">
            <text:p>0.022</text:p>
          </table:table-cell>
          <table:table-cell office:value-type="float" office:value="0.59" calcext:value-type="float">
            <text:p>0.590</text:p>
          </table:table-cell>
          <table:table-cell office:value-type="float" office:value="0.0308220700148448" calcext:value-type="float">
            <text:p>0.03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89395922569755" calcext:value-type="float">
            <text:p>0.02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4" calcext:value-type="float">
            <text:p>0.694</text:p>
          </table:table-cell>
          <table:table-cell table:style-name="ce10" office:value-type="float" office:value="0.0155724115023974" calcext:value-type="float">
            <text:p>0.016</text:p>
          </table:table-cell>
          <table:table-cell office:value-type="float" office:value="0.592" calcext:value-type="float">
            <text:p>0.592</text:p>
          </table:table-cell>
          <table:table-cell office:value-type="float" office:value="0.0311448230047948" calcext:value-type="float">
            <text:p>0.03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30529877620768" calcext:value-type="float">
            <text:p>0.0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table:style-name="ce10" office:value-type="float" office:value="0.695" calcext:value-type="float">
            <text:p>0.695</text:p>
          </table:table-cell>
          <table:table-cell table:style-name="ce10" office:value-type="float" office:value="0.0176776695296636" calcext:value-type="float">
            <text:p>0.018</text:p>
          </table:table-cell>
          <table:table-cell office:value-type="float" office:value="0.589" calcext:value-type="float">
            <text:p>0.589</text:p>
          </table:table-cell>
          <table:table-cell office:value-type="float" office:value="0.0352491134640291" calcext:value-type="float">
            <text:p>0.03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62202212042537" calcext:value-type="float">
            <text:p>0.02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9" office:value-type="float" office:value="0.67" calcext:value-type="float">
            <text:p>0.670</text:p>
          </table:table-cell>
          <table:table-cell table:style-name="ce8" office:value-type="float" office:value="0.0344601218802255" calcext:value-type="float">
            <text:p>0.034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0.0194935886896179" calcext:value-type="float">
            <text:p>0.019</text:p>
          </table:table-cell>
          <table:table-cell table:style-name="ce8" office:value-type="float" office:value="0.651" calcext:value-type="float">
            <text:p>0.651</text:p>
          </table:table-cell>
          <table:table-cell table:style-name="ce9" office:value-type="float" office:value="0.0324807635378233" calcext:value-type="float">
            <text:p>0.032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54" calcext:value-type="float">
            <text:p>0.654</text:p>
          </table:table-cell>
          <table:table-cell office:value-type="float" office:value="0.0395916657896582" calcext:value-type="float">
            <text:p>0.040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46410161513775" calcext:value-type="float">
            <text:p>0.035</text:p>
          </table:table-cell>
          <table:table-cell office:value-type="float" office:value="0.665" calcext:value-type="float">
            <text:p>0.665</text:p>
          </table:table-cell>
          <table:table-cell table:style-name="ce10" office:value-type="float" office:value="0.0169558249578131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" calcext:value-type="float">
            <text:p>0.660</text:p>
          </table:table-cell>
          <table:table-cell office:value-type="float" office:value="0.0344601218802255" calcext:value-type="float">
            <text:p>0.034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12249899919919" calcext:value-type="float">
            <text:p>0.031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0307001628660175" calcext:value-type="float">
            <text:p>0.0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7" calcext:value-type="float">
            <text:p>0.667</text:p>
          </table:table-cell>
          <table:table-cell office:value-type="float" office:value="0.0371819848851563" calcext:value-type="float">
            <text:p>0.037</text:p>
          </table:table-cell>
          <table:table-cell office:value-type="float" office:value="0.649" calcext:value-type="float">
            <text:p>0.649</text:p>
          </table:table-cell>
          <table:table-cell office:value-type="float" office:value="0.0311046620299915" calcext:value-type="float">
            <text:p>0.031</text:p>
          </table:table-cell>
          <table:table-cell office:value-type="float" office:value="0.665" calcext:value-type="float">
            <text:p>0.665</text:p>
          </table:table-cell>
          <table:table-cell table:style-name="ce10" office:value-type="float" office:value="0.0349999999999999" calcext:value-type="float">
            <text:p>0.0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table:style-name="ce10" office:value-type="float" office:value="0.669" calcext:value-type="float">
            <text:p>0.669</text:p>
          </table:table-cell>
          <table:table-cell office:value-type="float" office:value="0.0338008875623111" calcext:value-type="float">
            <text:p>0.034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16227766016837" calcext:value-type="float">
            <text:p>0.032</text:p>
          </table:table-cell>
          <table:table-cell office:value-type="float" office:value="0.662" calcext:value-type="float">
            <text:p>0.662</text:p>
          </table:table-cell>
          <table:table-cell table:style-name="ce10" office:value-type="float" office:value="0.0342052627529741" calcext:value-type="float">
            <text:p>0.03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9" office:value-type="float" office:value="0.694" calcext:value-type="float">
            <text:p>0.694</text:p>
          </table:table-cell>
          <table:table-cell table:style-name="ce8" office:value-type="float" office:value="0.0290258505473999" calcext:value-type="float">
            <text:p>0.029</text:p>
          </table:table-cell>
          <table:table-cell table:style-name="ce8" office:value-type="float" office:value="0.612" calcext:value-type="float">
            <text:p>0.612</text:p>
          </table:table-cell>
          <table:table-cell table:style-name="ce8" office:value-type="float" office:value="0.0286356421265527" calcext:value-type="float">
            <text:p>0.029</text:p>
          </table:table-cell>
          <table:table-cell table:style-name="ce8" office:value-type="float" office:value="0.671" calcext:value-type="float">
            <text:p>0.671</text:p>
          </table:table-cell>
          <table:table-cell table:style-name="ce9" office:value-type="float" office:value="0.0292403830344268" calcext:value-type="float">
            <text:p>0.029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699" calcext:value-type="float">
            <text:p>0.699</text:p>
          </table:table-cell>
          <table:table-cell office:value-type="float" office:value="0.0272488531868774" calcext:value-type="float">
            <text:p>0.027</text:p>
          </table:table-cell>
          <table:table-cell office:value-type="float" office:value="0.614" calcext:value-type="float">
            <text:p>0.614</text:p>
          </table:table-cell>
          <table:table-cell office:value-type="float" office:value="0.0258360213655276" calcext:value-type="float">
            <text:p>0.026</text:p>
          </table:table-cell>
          <table:table-cell office:value-type="float" office:value="0.697" calcext:value-type="float">
            <text:p>0.697</text:p>
          </table:table-cell>
          <table:table-cell table:style-name="ce10" office:value-type="float" office:value="0.0253968501984005" calcext:value-type="float">
            <text:p>0.0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1" calcext:value-type="float">
            <text:p>0.710</text:p>
          </table:table-cell>
          <table:table-cell office:value-type="float" office:value="0.0237170824512628" calcext:value-type="float">
            <text:p>0.024</text:p>
          </table:table-cell>
          <table:table-cell office:value-type="float" office:value="0.628" calcext:value-type="float">
            <text:p>0.628</text:p>
          </table:table-cell>
          <table:table-cell office:value-type="float" office:value="0.0356370593624109" calcext:value-type="float">
            <text:p>0.036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270185121722125" calcext:value-type="float">
            <text:p>0.0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03" calcext:value-type="float">
            <text:p>0.703</text:p>
          </table:table-cell>
          <table:table-cell office:value-type="float" office:value="0.0256417628099161" calcext:value-type="float">
            <text:p>0.026</text:p>
          </table:table-cell>
          <table:table-cell office:value-type="float" office:value="0.627" calcext:value-type="float">
            <text:p>0.627</text:p>
          </table:table-cell>
          <table:table-cell office:value-type="float" office:value="0.0284165444767656" calcext:value-type="float">
            <text:p>0.028</text:p>
          </table:table-cell>
          <table:table-cell office:value-type="float" office:value="0.691" calcext:value-type="float">
            <text:p>0.691</text:p>
          </table:table-cell>
          <table:table-cell table:style-name="ce10" office:value-type="float" office:value="0.0216217483104396" calcext:value-type="float">
            <text:p>0.0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table:style-name="ce10" office:value-type="float" office:value="0.705" calcext:value-type="float">
            <text:p>0.705</text:p>
          </table:table-cell>
          <table:table-cell office:value-type="float" office:value="0.0257390753524674" calcext:value-type="float">
            <text:p>0.026</text:p>
          </table:table-cell>
          <table:table-cell office:value-type="float" office:value="0.623" calcext:value-type="float">
            <text:p>0.623</text:p>
          </table:table-cell>
          <table:table-cell office:value-type="float" office:value="0.0275227178890457" calcext:value-type="float">
            <text:p>0.028</text:p>
          </table:table-cell>
          <table:table-cell office:value-type="float" office:value="0.691" calcext:value-type="float">
            <text:p>0.691</text:p>
          </table:table-cell>
          <table:table-cell table:style-name="ce10" office:value-type="float" office:value="0.0219089023002066" calcext:value-type="float">
            <text:p>0.02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686" calcext:value-type="float">
            <text:p>0.686</text:p>
          </table:table-cell>
          <table:table-cell table:style-name="ce9" office:value-type="float" office:value="0.0155724115023973" calcext:value-type="float">
            <text:p>0.016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0220794021658195" calcext:value-type="float">
            <text:p>0.022</text:p>
          </table:table-cell>
          <table:table-cell table:style-name="ce9" office:value-type="float" office:value="0.678" calcext:value-type="float">
            <text:p>0.678</text:p>
          </table:table-cell>
          <table:table-cell table:style-name="ce8" office:value-type="float" office:value="0.0241350367722942" calcext:value-type="float">
            <text:p>0.024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691" calcext:value-type="float">
            <text:p>0.691</text:p>
          </table:table-cell>
          <table:table-cell table:style-name="ce10" office:value-type="float" office:value="0.0119373363863132" calcext:value-type="float">
            <text:p>0.012</text:p>
          </table:table-cell>
          <table:table-cell office:value-type="float" office:value="0.553" calcext:value-type="float">
            <text:p>0.553</text:p>
          </table:table-cell>
          <table:table-cell office:value-type="float" office:value="0.0347491007077881" calcext:value-type="float">
            <text:p>0.035</text:p>
          </table:table-cell>
          <table:table-cell table:style-name="ce10" office:value-type="float" office:value="0.697" calcext:value-type="float">
            <text:p>0.697</text:p>
          </table:table-cell>
          <table:table-cell office:value-type="float" office:value="0.0265988721565407" calcext:value-type="float">
            <text:p>0.0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089442719099991" calcext:value-type="float">
            <text:p>0.009</text:p>
          </table:table-cell>
          <table:table-cell office:value-type="float" office:value="0.552" calcext:value-type="float">
            <text:p>0.552</text:p>
          </table:table-cell>
          <table:table-cell office:value-type="float" office:value="0.0340220516724079" calcext:value-type="float">
            <text:p>0.034</text:p>
          </table:table-cell>
          <table:table-cell table:style-name="ce10" office:value-type="float" office:value="0.698" calcext:value-type="float">
            <text:p>0.698</text:p>
          </table:table-cell>
          <table:table-cell office:value-type="float" office:value="0.0216794833886788" calcext:value-type="float">
            <text:p>0.0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108397416943393" calcext:value-type="float">
            <text:p>0.011</text:p>
          </table:table-cell>
          <table:table-cell office:value-type="float" office:value="0.561" calcext:value-type="float">
            <text:p>0.561</text:p>
          </table:table-cell>
          <table:table-cell office:value-type="float" office:value="0.036297382825763" calcext:value-type="float">
            <text:p>0.036</text:p>
          </table:table-cell>
          <table:table-cell table:style-name="ce10" office:value-type="float" office:value="0.692" calcext:value-type="float">
            <text:p>0.692</text:p>
          </table:table-cell>
          <table:table-cell office:value-type="float" office:value="0.0164316767251549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689" calcext:value-type="float">
            <text:p>0.689</text:p>
          </table:table-cell>
          <table:table-cell table:style-name="ce10" office:value-type="float" office:value="0.0119373363863132" calcext:value-type="float">
            <text:p>0.0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58817502360183" calcext:value-type="float">
            <text:p>0.036</text:p>
          </table:table-cell>
          <table:table-cell table:style-name="ce10" office:value-type="float" office:value="0.693" calcext:value-type="float">
            <text:p>0.693</text:p>
          </table:table-cell>
          <table:table-cell office:value-type="float" office:value="0.0225277606521375" calcext:value-type="float">
            <text:p>0.023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5165750888103" calcext:value-type="float">
            <text:p>0.015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20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3484785926972" calcext:value-type="float">
            <text:p>0.018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80123414481417" calcext:value-type="float">
            <text:p>0.018</text:p>
          </table:table-cell>
          <table:table-cell table:style-name="ce8" office:value-type="float" office:value="0.947333333333333" calcext:value-type="float">
            <text:p>0.947</text:p>
          </table:table-cell>
          <table:table-cell table:style-name="ce8" office:value-type="float" office:value="0.0132077418374392" calcext:value-type="float">
            <text:p>0.013</text:p>
          </table:table-cell>
          <table:table-cell table:style-name="ce9" office:value-type="float" office:value="0.946666666666667" calcext:value-type="float">
            <text:p>0.947</text:p>
          </table:table-cell>
          <table:table-cell table:style-name="ce8" office:value-type="float" office:value="0.0205480466765632" calcext:value-type="float">
            <text:p>0.021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90613046073277" calcext:value-type="float">
            <text:p>0.019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0554594383897" calcext:value-type="float">
            <text:p>0.016</text:p>
          </table:table-cell>
          <table:table-cell table:style-name="ce10" office:value-type="float" office:value="0.948666666666667" calcext:value-type="float">
            <text:p>0.949</text:p>
          </table:table-cell>
          <table:table-cell office:value-type="float" office:value="0.0177325814376938" calcext:value-type="float">
            <text:p>0.01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81659021245849" calcext:value-type="float">
            <text:p>0.018</text:p>
          </table:table-cell>
          <table:table-cell table:style-name="ce10" office:value-type="float" office:value="0.949333333333333" calcext:value-type="float">
            <text:p>0.949</text:p>
          </table:table-cell>
          <table:table-cell office:value-type="float" office:value="0.017384539747207" calcext:value-type="float">
            <text:p>0.01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229249984853992" calcext:value-type="float">
            <text:p>0.023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92353840616713" calcext:value-type="float">
            <text:p>0.019</text:p>
          </table:table-cell>
          <table:table-cell table:style-name="ce10" office:value-type="float" office:value="0.949333333333333" calcext:value-type="float">
            <text:p>0.949</text:p>
          </table:table-cell>
          <table:table-cell office:value-type="float" office:value="0.0160554594383897" calcext:value-type="float">
            <text:p>0.01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4089350286454" calcext:value-type="float">
            <text:p>0.018</text:p>
          </table:table-cell>
          <table:table-cell table:style-name="ce10" office:value-type="float" office:value="0.947333333333333" calcext:value-type="float">
            <text:p>0.947</text:p>
          </table:table-cell>
          <table:table-cell office:value-type="float" office:value="0.0157056253191863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42666666666666" calcext:value-type="float">
            <text:p>0.943</text:p>
          </table:table-cell>
          <table:table-cell table:style-name="ce8" office:value-type="float" office:value="0.0132077418374392" calcext:value-type="float">
            <text:p>0.013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5347819244295" calcext:value-type="float">
            <text:p>0.015</text:p>
          </table:table-cell>
          <table:table-cell table:style-name="ce9" office:value-type="float" office:value="0.946" calcext:value-type="float">
            <text:p>0.946</text:p>
          </table:table-cell>
          <table:table-cell table:style-name="ce8" office:value-type="float" office:value="0.014023789311975" calcext:value-type="float">
            <text:p>0.014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55634900399049" calcext:value-type="float">
            <text:p>0.016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40633487398193" calcext:value-type="float">
            <text:p>0.014</text:p>
          </table:table-cell>
          <table:table-cell table:style-name="ce10" office:value-type="float" office:value="0.948" calcext:value-type="float">
            <text:p>0.948</text:p>
          </table:table-cell>
          <table:table-cell office:value-type="float" office:value="0.0210290803941166" calcext:value-type="float">
            <text:p>0.021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44529889257858" calcext:value-type="float">
            <text:p>0.014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163299316185545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6766368453279" calcext:value-type="float">
            <text:p>0.017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163299316185545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32077418374392" calcext:value-type="float">
            <text:p>0.013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10"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45333333333333" calcext:value-type="float">
            <text:p>0.945</text:p>
          </table:table-cell>
          <table:table-cell table:style-name="ce8" office:value-type="float" office:value="0.0186488009742658" calcext:value-type="float">
            <text:p>0.019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65663648530522" calcext:value-type="float">
            <text:p>0.017</text:p>
          </table:table-cell>
          <table:table-cell table:style-name="ce9" office:value-type="float" office:value="0.954" calcext:value-type="float">
            <text:p>0.954</text:p>
          </table:table-cell>
          <table:table-cell table:style-name="ce8" office:value-type="float" office:value="0.0138242942355518" calcext:value-type="float">
            <text:p>0.014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65663648530522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9164485150844" calcext:value-type="float">
            <text:p>0.016</text:p>
          </table:table-cell>
          <table:table-cell table:style-name="ce10" office:value-type="float" office:value="0.953333333333333" calcext:value-type="float">
            <text:p>0.953</text:p>
          </table:table-cell>
          <table:table-cell office:value-type="float" office:value="0.0147196014438797" calcext:value-type="float">
            <text:p>0.01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90904280843684" calcext:value-type="float">
            <text:p>0.019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60900245148628" calcext:value-type="float">
            <text:p>0.01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83181755520455" calcext:value-type="float">
            <text:p>0.018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78885438199983" calcext:value-type="float">
            <text:p>0.018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60900245148628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5" calcext:value-type="float">
            <text:p>0.950</text:p>
          </table:table-cell>
          <table:table-cell office:value-type="float" office:value="0.0177951304200521" calcext:value-type="float">
            <text:p>0.018</text:p>
          </table:table-cell>
          <table:table-cell table:style-name="ce10" office:value-type="float" office:value="0.952" calcext:value-type="float">
            <text:p>0.952</text:p>
          </table:table-cell>
          <table:table-cell office:value-type="float" office:value="0.0134577528254575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9333333333333" calcext:value-type="float">
            <text:p>0.949</text:p>
          </table:table-cell>
          <table:table-cell table:style-name="ce8" office:value-type="float" office:value="0.0095452140421842" calcext:value-type="float">
            <text:p>0.010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0152023390013218" calcext:value-type="float">
            <text:p>0.015</text:p>
          </table:table-cell>
          <table:table-cell table:style-name="ce9" office:value-type="float" office:value="0.948" calcext:value-type="float">
            <text:p>0.948</text:p>
          </table:table-cell>
          <table:table-cell table:style-name="ce8" office:value-type="float" office:value="0.0186488009742658" calcext:value-type="float">
            <text:p>0.019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73205080756887" calcext:value-type="float">
            <text:p>0.017</text:p>
          </table:table-cell>
          <table:table-cell table:style-name="ce10" office:value-type="float" office:value="0.950666666666666" calcext:value-type="float">
            <text:p>0.951</text:p>
          </table:table-cell>
          <table:table-cell office:value-type="float" office:value="0.014023789311975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55277529318028" calcext:value-type="float">
            <text:p>0.016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83484785926972" calcext:value-type="float">
            <text:p>0.018</text:p>
          </table:table-cell>
          <table:table-cell table:style-name="ce10" office:value-type="float" office:value="0.952666666666667" calcext:value-type="float">
            <text:p>0.953</text:p>
          </table:table-cell>
          <table:table-cell office:value-type="float" office:value="0.0132077418374393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68325082306034" calcext:value-type="float">
            <text:p>0.01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92064803878506" calcext:value-type="float">
            <text:p>0.019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150923085635623" calcext:value-type="float">
            <text:p>0.01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0619785227596" calcext:value-type="float">
            <text:p>0.017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202210011841375" calcext:value-type="float">
            <text:p>0.020</text:p>
          </table:table-cell>
          <table:table-cell table:style-name="ce10" office:value-type="float" office:value="0.950666666666667" calcext:value-type="float">
            <text:p>0.951</text:p>
          </table:table-cell>
          <table:table-cell office:value-type="float" office:value="0.0149814700361627" calcext:value-type="float">
            <text:p>0.01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44" calcext:value-type="float">
            <text:p>0.944</text:p>
          </table:table-cell>
          <table:table-cell table:style-name="ce8" office:value-type="float" office:value="0.0162275485928507" calcext:value-type="float">
            <text:p>0.016</text:p>
          </table:table-cell>
          <table:table-cell table:style-name="ce8" office:value-type="float" office:value="0.944666666666667" calcext:value-type="float">
            <text:p>0.945</text:p>
          </table:table-cell>
          <table:table-cell table:style-name="ce8" office:value-type="float" office:value="0.0190904280843684" calcext:value-type="float">
            <text:p>0.019</text:p>
          </table:table-cell>
          <table:table-cell table:style-name="ce9" office:value-type="float" office:value="0.949333333333333" calcext:value-type="float">
            <text:p>0.949</text:p>
          </table:table-cell>
          <table:table-cell table:style-name="ce8" office:value-type="float" office:value="0.017224014243685" calcext:value-type="float">
            <text:p>0.017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77951304200521" calcext:value-type="float">
            <text:p>0.0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5220672857951" calcext:value-type="float">
            <text:p>0.020</text:p>
          </table:table-cell>
          <table:table-cell table:style-name="ce10"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65998661306516" calcext:value-type="float">
            <text:p>0.017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175435964892543" calcext:value-type="float">
            <text:p>0.018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67332005306815" calcext:value-type="float">
            <text:p>0.01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2617478902006" calcext:value-type="float">
            <text:p>0.016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58113883008418" calcext:value-type="float">
            <text:p>0.016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8" calcext:value-type="float">
            <text:p>0.016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42594997574716" calcext:value-type="float">
            <text:p>0.014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44666666666667" calcext:value-type="float">
            <text:p>0.945</text:p>
          </table:table-cell>
          <table:table-cell table:style-name="ce8" office:value-type="float" office:value="0.0144529889257858" calcext:value-type="float">
            <text:p>0.014</text:p>
          </table:table-cell>
          <table:table-cell table:style-name="ce8" office:value-type="float" office:value="0.950666666666667" calcext:value-type="float">
            <text:p>0.951</text:p>
          </table:table-cell>
          <table:table-cell table:style-name="ce8" office:value-type="float" office:value="0.0146059348668044" calcext:value-type="float">
            <text:p>0.015</text:p>
          </table:table-cell>
          <table:table-cell table:style-name="ce9" office:value-type="float" office:value="0.952" calcext:value-type="float">
            <text:p>0.952</text:p>
          </table:table-cell>
          <table:table-cell table:style-name="ce8" office:value-type="float" office:value="0.0174164673034841" calcext:value-type="float">
            <text:p>0.017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</text:p>
          </table:table-cell>
          <table:table-cell table:style-name="ce10" office:value-type="float" office:value="0.950666666666666" calcext:value-type="float">
            <text:p>0.951</text:p>
          </table:table-cell>
          <table:table-cell office:value-type="float" office:value="0.0153478192442951" calcext:value-type="float">
            <text:p>0.01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4666666666667" calcext:value-type="float">
            <text:p>0.945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92353840616713" calcext:value-type="float">
            <text:p>0.019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5563490039905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20055478608655" calcext:value-type="float">
            <text:p>0.020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44144988736264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4089350286454" calcext:value-type="float">
            <text:p>0.01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5752351019521" calcext:value-type="float">
            <text:p>0.018</text:p>
          </table:table-cell>
          <table:table-cell table:style-name="ce10" office:value-type="float" office:value="0.953333333333333" calcext:value-type="float">
            <text:p>0.953</text:p>
          </table:table-cell>
          <table:table-cell office:value-type="float" office:value="0.0124721912892464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42666666666666" calcext:value-type="float">
            <text:p>0.943</text:p>
          </table:table-cell>
          <table:table-cell table:style-name="ce8" office:value-type="float" office:value="0.0118790197874703" calcext:value-type="float">
            <text:p>0.012</text:p>
          </table:table-cell>
          <table:table-cell table:style-name="ce9" office:value-type="float" office:value="0.948666666666667" calcext:value-type="float">
            <text:p>0.949</text:p>
          </table:table-cell>
          <table:table-cell table:style-name="ce8" office:value-type="float" office:value="0.0130384048104052" calcext:value-type="float">
            <text:p>0.013</text:p>
          </table:table-cell>
          <table:table-cell table:style-name="ce8" office:value-type="float" office:value="0.95" calcext:value-type="float">
            <text:p>0.950</text:p>
          </table:table-cell>
          <table:table-cell table:style-name="ce8" office:value-type="float" office:value="0.0143372087784043" calcext:value-type="float">
            <text:p>0.014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90061707240708" calcext:value-type="float">
            <text:p>0.009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33333333333333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34164078649987" calcext:value-type="float">
            <text:p>0.013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28235893744475" calcext:value-type="float">
            <text:p>0.013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60900245148628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7" calcext:value-type="float">
            <text:p>0.016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32497379429011" calcext:value-type="float">
            <text:p>0.013</text:p>
          </table:table-cell>
          <table:table-cell office:value-type="float" office:value="0.95" calcext:value-type="float">
            <text:p>0.950</text:p>
          </table:table-cell>
          <table:table-cell office:value-type="float" office:value="0.0143372087784043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7409586041567" calcext:value-type="float">
            <text:p>0.016</text:p>
          </table:table-cell>
          <table:table-cell table:style-name="ce10" office:value-type="float" office:value="0.950666666666667" calcext:value-type="float">
            <text:p>0.951</text:p>
          </table:table-cell>
          <table:table-cell office:value-type="float" office:value="0.0144144988736263" calcext:value-type="float">
            <text:p>0.014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48323969741912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40666666666667" calcext:value-type="float">
            <text:p>0.941</text:p>
          </table:table-cell>
          <table:table-cell table:style-name="ce8" office:value-type="float" office:value="0.0144144988736263" calcext:value-type="float">
            <text:p>0.014</text:p>
          </table:table-cell>
          <table:table-cell table:style-name="ce8" office:value-type="float" office:value="0.945333333333333" calcext:value-type="float">
            <text:p>0.945</text:p>
          </table:table-cell>
          <table:table-cell table:style-name="ce8" office:value-type="float" office:value="0.0142594997574716" calcext:value-type="float">
            <text:p>0.014</text:p>
          </table:table-cell>
          <table:table-cell table:style-name="ce9" office:value-type="float" office:value="0.950666666666666" calcext:value-type="float">
            <text:p>0.951</text:p>
          </table:table-cell>
          <table:table-cell table:style-name="ce8" office:value-type="float" office:value="0.0162275485928508" calcext:value-type="float">
            <text:p>0.016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206020495204832" calcext:value-type="float">
            <text:p>0.021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01653004546512" calcext:value-type="float">
            <text:p>0.010</text:p>
          </table:table-cell>
          <table:table-cell table:style-name="ce10" office:value-type="float" office:value="0.947333333333333" calcext:value-type="float">
            <text:p>0.947</text:p>
          </table:table-cell>
          <table:table-cell office:value-type="float" office:value="0.0180123414481417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199999999999999" calcext:value-type="float">
            <text:p>0.02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25609624542778" calcext:value-type="float">
            <text:p>0.013</text:p>
          </table:table-cell>
          <table:table-cell table:style-name="ce10" office:value-type="float" office:value="0.948666666666667" calcext:value-type="float">
            <text:p>0.949</text:p>
          </table:table-cell>
          <table:table-cell office:value-type="float" office:value="0.0148323969741913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204124145231931" calcext:value-type="float">
            <text:p>0.02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18790197874703" calcext:value-type="float">
            <text:p>0.012</text:p>
          </table:table-cell>
          <table:table-cell table:style-name="ce10" office:value-type="float" office:value="0.948666666666667" calcext:value-type="float">
            <text:p>0.949</text:p>
          </table:table-cell>
          <table:table-cell office:value-type="float" office:value="0.015018507101425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207364413533276" calcext:value-type="float">
            <text:p>0.021</text:p>
          </table:table-cell>
          <table:table-cell office:value-type="float" office:value="0.947333333333333" calcext:value-type="float">
            <text:p>0.947</text:p>
          </table:table-cell>
          <table:table-cell office:value-type="float" office:value="0.0086281194036965" calcext:value-type="float">
            <text:p>0.009</text:p>
          </table:table-cell>
          <table:table-cell table:style-name="ce10" office:value-type="float" office:value="0.949333333333333" calcext:value-type="float">
            <text:p>0.949</text:p>
          </table:table-cell>
          <table:table-cell office:value-type="float" office:value="0.0155277529318027" calcext:value-type="float">
            <text:p>0.01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34666666666667" calcext:value-type="float">
            <text:p>0.935</text:p>
          </table:table-cell>
          <table:table-cell table:style-name="ce8" office:value-type="float" office:value="0.0160900245148628" calcext:value-type="float">
            <text:p>0.016</text:p>
          </table:table-cell>
          <table:table-cell table:style-name="ce8" office:value-type="float" office:value="0.946" calcext:value-type="float">
            <text:p>0.946</text:p>
          </table:table-cell>
          <table:table-cell table:style-name="ce8" office:value-type="float" office:value="0.0167332005306814" calcext:value-type="float">
            <text:p>0.017</text:p>
          </table:table-cell>
          <table:table-cell table:style-name="ce9" office:value-type="float" office:value="0.947333333333333" calcext:value-type="float">
            <text:p>0.947</text:p>
          </table:table-cell>
          <table:table-cell table:style-name="ce8" office:value-type="float" office:value="0.0116428327977153" calcext:value-type="float">
            <text:p>0.012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92064803878505" calcext:value-type="float">
            <text:p>0.019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90029237516523" calcext:value-type="float">
            <text:p>0.019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32497379429011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32666666666667" calcext:value-type="float">
            <text:p>0.933</text:p>
          </table:table-cell>
          <table:table-cell office:value-type="float" office:value="0.0193505670315999" calcext:value-type="float">
            <text:p>0.019</text:p>
          </table:table-cell>
          <table:table-cell office:value-type="float" office:value="0.946666666666667" calcext:value-type="float">
            <text:p>0.947</text:p>
          </table:table-cell>
          <table:table-cell office:value-type="float" office:value="0.0181046341520003" calcext:value-type="float">
            <text:p>0.018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162617478902005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36666666666667" calcext:value-type="float">
            <text:p>0.937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10" office:value-type="float" office:value="0.952666666666667" calcext:value-type="float">
            <text:p>0.953</text:p>
          </table:table-cell>
          <table:table-cell office:value-type="float" office:value="0.0158815056660953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48323969741913" calcext:value-type="float">
            <text:p>0.015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8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140633487398193" calcext:value-type="float">
            <text:p>0.01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82666666666667" calcext:value-type="float">
            <text:p>0.883</text:p>
          </table:table-cell>
          <table:table-cell table:style-name="ce8" office:value-type="float" office:value="0.014073221221723" calcext:value-type="float">
            <text:p>0.014</text:p>
          </table:table-cell>
          <table:table-cell table:style-name="ce8" office:value-type="float" office:value="0.884" calcext:value-type="float">
            <text:p>0.884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8" office:value-type="float" office:value="0.885333333333333" calcext:value-type="float">
            <text:p>0.885</text:p>
          </table:table-cell>
          <table:table-cell table:style-name="ce8" office:value-type="float" office:value="0.0133020466261565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154560308258261" calcext:value-type="float">
            <text:p>0.01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28344155387856" calcext:value-type="float">
            <text:p>0.0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39741825441697" calcext:value-type="float">
            <text:p>0.014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21678081656292" calcext:value-type="float">
            <text:p>0.012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34680692338912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56613466144446" calcext:value-type="float">
            <text:p>0.016</text:p>
          </table:table-cell>
          <table:table-cell office:value-type="float" office:value="0.887333333333333" calcext:value-type="float">
            <text:p>0.887</text:p>
          </table:table-cell>
          <table:table-cell office:value-type="float" office:value="0.0118204154843314" calcext:value-type="float">
            <text:p>0.012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132287565553229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0136116779927302" calcext:value-type="float">
            <text:p>0.014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114624992426996" calcext:value-type="float">
            <text:p>0.011</text:p>
          </table:table-cell>
          <table:table-cell table:style-name="ce8" office:value-type="float" office:value="0.882666666666667" calcext:value-type="float">
            <text:p>0.883</text:p>
          </table:table-cell>
          <table:table-cell table:style-name="ce8" office:value-type="float" office:value="0.008944271909999" calcext:value-type="float">
            <text:p>0.009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126929551764398" calcext:value-type="float">
            <text:p>0.013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91742392963485" calcext:value-type="float">
            <text:p>0.009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2496246170077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36626010212794" calcext:value-type="float">
            <text:p>0.014</text:p>
          </table:table-cell>
          <table:table-cell office:value-type="float" office:value="0.882333333333333" calcext:value-type="float">
            <text:p>0.882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6600860098886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5013226680156" calcext:value-type="float">
            <text:p>0.0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4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57850139900687" calcext:value-type="float">
            <text:p>0.016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23265747247337" calcext:value-type="float">
            <text:p>0.012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141715677796541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893333333333333" calcext:value-type="float">
            <text:p>0.893</text:p>
          </table:table-cell>
          <table:table-cell table:style-name="ce8" office:value-type="float" office:value="0.0181429508808976" calcext:value-type="float">
            <text:p>0.018</text:p>
          </table:table-cell>
          <table:table-cell table:style-name="ce8" office:value-type="float" office:value="0.875333333333333" calcext:value-type="float">
            <text:p>0.875</text:p>
          </table:table-cell>
          <table:table-cell table:style-name="ce8" office:value-type="float" office:value="0.0127693208729186" calcext:value-type="float">
            <text:p>0.013</text:p>
          </table:table-cell>
          <table:table-cell table:style-name="ce8" office:value-type="float" office:value="0.893333333333333" calcext:value-type="float">
            <text:p>0.893</text:p>
          </table:table-cell>
          <table:table-cell table:style-name="ce8" office:value-type="float" office:value="0.0133333333333333" calcext:value-type="float">
            <text:p>0.013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89443629845104" calcext:value-type="float">
            <text:p>0.019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160554594383897" calcext:value-type="float">
            <text:p>0.01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197221929886" calcext:value-type="float">
            <text:p>0.013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96001700672893" calcext:value-type="float">
            <text:p>0.020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46912672473593" calcext:value-type="float">
            <text:p>0.01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42692365286692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75356779167501" calcext:value-type="float">
            <text:p>0.018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36727628679958" calcext:value-type="float">
            <text:p>0.014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50923085635623" calcext:value-type="float">
            <text:p>0.01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77012240631356" calcext:value-type="float">
            <text:p>0.018</text:p>
          </table:table-cell>
          <table:table-cell office:value-type="float" office:value="0.873333333333333" calcext:value-type="float">
            <text:p>0.873</text:p>
          </table:table-cell>
          <table:table-cell office:value-type="float" office:value="0.0146723473847158" calcext:value-type="float">
            <text:p>0.01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56613466144446" calcext:value-type="float">
            <text:p>0.01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5333333333333" calcext:value-type="float">
            <text:p>0.895</text:p>
          </table:table-cell>
          <table:table-cell table:style-name="ce8" office:value-type="float" office:value="0.0154290490813774" calcext:value-type="float">
            <text:p>0.015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16431676725155" calcext:value-type="float">
            <text:p>0.016</text:p>
          </table:table-cell>
          <table:table-cell table:style-name="ce8" office:value-type="float" office:value="0.891666666666667" calcext:value-type="float">
            <text:p>0.892</text:p>
          </table:table-cell>
          <table:table-cell table:style-name="ce8" office:value-type="float" office:value="0.0165831239517769" calcext:value-type="float">
            <text:p>0.017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8983891408487" calcext:value-type="float">
            <text:p>0.01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56080463579242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65411943677327" calcext:value-type="float">
            <text:p>0.017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69394345963625" calcext:value-type="float">
            <text:p>0.01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39144209764945" calcext:value-type="float">
            <text:p>0.014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160986541880577" calcext:value-type="float">
            <text:p>0.016</text:p>
          </table:table-cell>
          <table:table-cell office:value-type="float" office:value="0.890666666666667" calcext:value-type="float">
            <text:p>0.891</text:p>
          </table:table-cell>
          <table:table-cell office:value-type="float" office:value="0.0153478192442951" calcext:value-type="float">
            <text:p>0.01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136727628679957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59600194931655" calcext:value-type="float">
            <text:p>0.016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57056253191863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895333333333333" calcext:value-type="float">
            <text:p>0.895</text:p>
          </table:table-cell>
          <table:table-cell table:style-name="ce8" office:value-type="float" office:value="0.0164738850575353" calcext:value-type="float">
            <text:p>0.016</text:p>
          </table:table-cell>
          <table:table-cell table:style-name="ce8" office:value-type="float" office:value="0.872666666666667" calcext:value-type="float">
            <text:p>0.873</text:p>
          </table:table-cell>
          <table:table-cell table:style-name="ce8" office:value-type="float" office:value="0.0200554786086551" calcext:value-type="float">
            <text:p>0.020</text:p>
          </table:table-cell>
          <table:table-cell table:style-name="ce8" office:value-type="float" office:value="0.887666666666667" calcext:value-type="float">
            <text:p>0.888</text:p>
          </table:table-cell>
          <table:table-cell table:style-name="ce8" office:value-type="float" office:value="0.0170619785227596" calcext:value-type="float">
            <text:p>0.017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00967541539072" calcext:value-type="float">
            <text:p>0.010</text:p>
          </table:table-cell>
          <table:table-cell office:value-type="float" office:value="0.876333333333333" calcext:value-type="float">
            <text:p>0.876</text:p>
          </table:table-cell>
          <table:table-cell office:value-type="float" office:value="0.0157409586041568" calcext:value-type="float">
            <text:p>0.016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56080463579242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128344155387855" calcext:value-type="float">
            <text:p>0.013</text:p>
          </table:table-cell>
          <table:table-cell office:value-type="float" office:value="0.875333333333333" calcext:value-type="float">
            <text:p>0.875</text:p>
          </table:table-cell>
          <table:table-cell office:value-type="float" office:value="0.0174960312960142" calcext:value-type="float">
            <text:p>0.017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49814700361627" calcext:value-type="float">
            <text:p>0.01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118790197874703" calcext:value-type="float">
            <text:p>0.012</text:p>
          </table:table-cell>
          <table:table-cell office:value-type="float" office:value="0.875333333333333" calcext:value-type="float">
            <text:p>0.875</text:p>
          </table:table-cell>
          <table:table-cell office:value-type="float" office:value="0.015563490039905" calcext:value-type="float">
            <text:p>0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6727628679957" calcext:value-type="float">
            <text:p>0.014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10805134257297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123378370155478" calcext:value-type="float">
            <text:p>0.01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957257930786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893333333333333" calcext:value-type="float">
            <text:p>0.893</text:p>
          </table:table-cell>
          <table:table-cell table:style-name="ce8" office:value-type="float" office:value="0.0125277469819774" calcext:value-type="float">
            <text:p>0.013</text:p>
          </table:table-cell>
          <table:table-cell table:style-name="ce8" office:value-type="float" office:value="0.874666666666667" calcext:value-type="float">
            <text:p>0.875</text:p>
          </table:table-cell>
          <table:table-cell table:style-name="ce8" office:value-type="float" office:value="0.0184992492340155" calcext:value-type="float">
            <text:p>0.018</text:p>
          </table:table-cell>
          <table:table-cell table:style-name="ce8" office:value-type="float" office:value="0.892666666666667" calcext:value-type="float">
            <text:p>0.893</text:p>
          </table:table-cell>
          <table:table-cell table:style-name="ce8" office:value-type="float" office:value="0.0128344155387856" calcext:value-type="float">
            <text:p>0.013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50646753846355" calcext:value-type="float">
            <text:p>0.015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58552479920337" calcext:value-type="float">
            <text:p>0.016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45009578227707" calcext:value-type="float">
            <text:p>0.01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899666666666667" calcext:value-type="float">
            <text:p>0.900</text:p>
          </table:table-cell>
          <table:table-cell office:value-type="float" office:value="0.0152479506819768" calcext:value-type="float">
            <text:p>0.01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5831358598705" calcext:value-type="float">
            <text:p>0.018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46534030935555" calcext:value-type="float">
            <text:p>0.01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70619785227596" calcext:value-type="float">
            <text:p>0.017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2909944487358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8" calcext:value-type="float">
            <text:p>0.880</text:p>
          </table:table-cell>
          <table:table-cell office:value-type="float" office:value="0.0184466196843155" calcext:value-type="float">
            <text:p>0.018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24387387713635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894666666666666" calcext:value-type="float">
            <text:p>0.895</text:p>
          </table:table-cell>
          <table:table-cell table:style-name="ce8" office:value-type="float" office:value="0.0148323969741913" calcext:value-type="float">
            <text:p>0.015</text:p>
          </table:table-cell>
          <table:table-cell table:style-name="ce8" office:value-type="float" office:value="0.875666666666667" calcext:value-type="float">
            <text:p>0.876</text:p>
          </table:table-cell>
          <table:table-cell table:style-name="ce8" office:value-type="float" office:value="0.0119953694769643" calcext:value-type="float">
            <text:p>0.012</text:p>
          </table:table-cell>
          <table:table-cell table:style-name="ce8" office:value-type="float" office:value="0.892333333333333" calcext:value-type="float">
            <text:p>0.892</text:p>
          </table:table-cell>
          <table:table-cell table:style-name="ce8" office:value-type="float" office:value="0.0131550581737807" calcext:value-type="float">
            <text:p>0.013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18086597226121" calcext:value-type="float">
            <text:p>0.012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23939949617188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880333333333333" calcext:value-type="float">
            <text:p>0.880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44144988736264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120531231545097" calcext:value-type="float">
            <text:p>0.012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64738850575354" calcext:value-type="float">
            <text:p>0.016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143662412930066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14503760248783" calcext:value-type="float">
            <text:p>0.0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0435829552939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90829510622925" calcext:value-type="float">
            <text:p>0.009</text:p>
          </table:table-cell>
          <table:table-cell table:style-name="ce8" office:value-type="float" office:value="0.876333333333333" calcext:value-type="float">
            <text:p>0.876</text:p>
          </table:table-cell>
          <table:table-cell table:style-name="ce8" office:value-type="float" office:value="0.0192714526927496" calcext:value-type="float">
            <text:p>0.019</text:p>
          </table:table-cell>
          <table:table-cell table:style-name="ce8" office:value-type="float" office:value="0.887" calcext:value-type="float">
            <text:p>0.887</text:p>
          </table:table-cell>
          <table:table-cell table:style-name="ce8" office:value-type="float" office:value="0.0172964350854928" calcext:value-type="float">
            <text:p>0.017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6032401939253" calcext:value-type="float">
            <text:p>0.010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80431581369658" calcext:value-type="float">
            <text:p>0.01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497379429011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80123414481417" calcext:value-type="float">
            <text:p>0.018</text:p>
          </table:table-cell>
          <table:table-cell office:value-type="float" office:value="0.889333333333333" calcext:value-type="float">
            <text:p>0.889</text:p>
          </table:table-cell>
          <table:table-cell office:value-type="float" office:value="0.0118790197874703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63129124043229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49536320374386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8269211792744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5347819244295" calcext:value-type="float">
            <text:p>0.01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4529889257858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92666666666667" calcext:value-type="float">
            <text:p>0.893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8" office:value-type="float" office:value="0.865666666666666" calcext:value-type="float">
            <text:p>0.866</text:p>
          </table:table-cell>
          <table:table-cell table:style-name="ce8" office:value-type="float" office:value="0.0144625954332777" calcext:value-type="float">
            <text:p>0.014</text:p>
          </table:table-cell>
          <table:table-cell table:style-name="ce8" office:value-type="float" office:value="0.892" calcext:value-type="float">
            <text:p>0.892</text:p>
          </table:table-cell>
          <table:table-cell table:style-name="ce8" office:value-type="float" office:value="0.0174960312960143" calcext:value-type="float">
            <text:p>0.017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14017542509913" calcext:value-type="float">
            <text:p>0.011</text:p>
          </table:table-cell>
          <table:table-cell office:value-type="float" office:value="0.869" calcext:value-type="float">
            <text:p>0.869</text:p>
          </table:table-cell>
          <table:table-cell office:value-type="float" office:value="0.0174244400515801" calcext:value-type="float">
            <text:p>0.01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1617638574986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872666666666667" calcext:value-type="float">
            <text:p>0.873</text:p>
          </table:table-cell>
          <table:table-cell office:value-type="float" office:value="0.0131550581737807" calcext:value-type="float">
            <text:p>0.013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57233018867609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11554670204543" calcext:value-type="float">
            <text:p>0.011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135708019905481" calcext:value-type="float">
            <text:p>0.0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55188057959797" calcext:value-type="float">
            <text:p>0.0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873666666666666" calcext:value-type="float">
            <text:p>0.874</text:p>
          </table:table-cell>
          <table:table-cell office:value-type="float" office:value="0.0141126420866777" calcext:value-type="float">
            <text:p>0.0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1126420866777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54739925179135" calcext:value-type="float">
            <text:p>0.015</text:p>
          </table:table-cell>
          <table:table-cell office:value-type="float" office:value="0.861" calcext:value-type="float">
            <text:p>0.861</text:p>
          </table:table-cell>
          <table:table-cell office:value-type="float" office:value="0.0204667752440116" calcext:value-type="float">
            <text:p>0.020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38944433337775" calcext:value-type="float">
            <text:p>0.014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7256238807393" calcext:value-type="float">
            <text:p>0.0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74801474695025" calcext:value-type="float">
            <text:p>0.01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39443337755679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66416478884888" calcext:value-type="float">
            <text:p>0.017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47855034108112" calcext:value-type="float">
            <text:p>0.015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36727628679957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145296631451355" calcext:value-type="float">
            <text:p>0.015</text:p>
          </table:table-cell>
          <table:table-cell office:value-type="float" office:value="0.87" calcext:value-type="float">
            <text:p>0.870</text:p>
          </table:table-cell>
          <table:table-cell office:value-type="float" office:value="0.0140929454377398" calcext:value-type="float">
            <text:p>0.014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41126420866777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152114722788062" calcext:value-type="float">
            <text:p>0.015</text:p>
          </table:table-cell>
          <table:table-cell office:value-type="float" office:value="0.869666666666667" calcext:value-type="float">
            <text:p>0.870</text:p>
          </table:table-cell>
          <table:table-cell office:value-type="float" office:value="0.0160034718455437" calcext:value-type="float">
            <text:p>0.016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26600860098885" calcext:value-type="float">
            <text:p>0.013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153839743456191" calcext:value-type="float">
            <text:p>0.015</text:p>
          </table:table-cell>
          <table:table-cell table:style-name="ce8" office:value-type="float" office:value="0.907333333333333" calcext:value-type="float">
            <text:p>0.907</text:p>
          </table:table-cell>
          <table:table-cell table:style-name="ce8" office:value-type="float" office:value="0.0165663648530522" calcext:value-type="float">
            <text:p>0.017</text:p>
          </table:table-cell>
          <table:table-cell table:style-name="ce8" office:value-type="float" office:value="0.909333333333333" calcext:value-type="float">
            <text:p>0.909</text:p>
          </table:table-cell>
          <table:table-cell table:style-name="ce8" office:value-type="float" office:value="0.0103816076682649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51657508881031" calcext:value-type="float">
            <text:p>0.0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2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2594997574715" calcext:value-type="float">
            <text:p>0.014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16428327977153" calcext:value-type="float">
            <text:p>0.012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3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28235893744475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912666666666667" calcext:value-type="float">
            <text:p>0.913</text:p>
          </table:table-cell>
          <table:table-cell office:value-type="float" office:value="0.0136218778278017" calcext:value-type="float">
            <text:p>0.01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09333333333333" calcext:value-type="float">
            <text:p>0.909</text:p>
          </table:table-cell>
          <table:table-cell table:style-name="ce8" office:value-type="float" office:value="0.0157056253191863" calcext:value-type="float">
            <text:p>0.016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0.0153478192442951" calcext:value-type="float">
            <text:p>0.015</text:p>
          </table:table-cell>
          <table:table-cell table:style-name="ce8" office:value-type="float" office:value="0.910666666666667" calcext:value-type="float">
            <text:p>0.911</text:p>
          </table:table-cell>
          <table:table-cell table:style-name="ce8" office:value-type="float" office:value="0.0118790197874703" calcext:value-type="float">
            <text:p>0.012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71593835683116" calcext:value-type="float">
            <text:p>0.017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6431676725155" calcext:value-type="float">
            <text:p>0.0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6218778278016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0384048104053" calcext:value-type="float">
            <text:p>0.013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15470053837925" calcext:value-type="float">
            <text:p>0.01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18790197874702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136626010212795" calcext:value-type="float">
            <text:p>0.014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130384048104052" calcext:value-type="float">
            <text:p>0.01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899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46439217576592" calcext:value-type="float">
            <text:p>0.015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899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2" calcext:value-type="float">
            <text:p>0.920</text:p>
          </table:table-cell>
          <table:table-cell table:style-name="ce8" office:value-type="float" office:value="0.0174801474695025" calcext:value-type="float">
            <text:p>0.017</text:p>
          </table:table-cell>
          <table:table-cell table:style-name="ce8" office:value-type="float" office:value="0.904666666666667" calcext:value-type="float">
            <text:p>0.905</text:p>
          </table:table-cell>
          <table:table-cell table:style-name="ce8" office:value-type="float" office:value="0.016766368453279" calcext:value-type="float">
            <text:p>0.017</text:p>
          </table:table-cell>
          <table:table-cell table:style-name="ce8" office:value-type="float" office:value="0.917333333333333" calcext:value-type="float">
            <text:p>0.917</text:p>
          </table:table-cell>
          <table:table-cell table:style-name="ce8" office:value-type="float" office:value="0.0160554594383897" calcext:value-type="float">
            <text:p>0.016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188561808316412" calcext:value-type="float">
            <text:p>0.019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35400640077265" calcext:value-type="float">
            <text:p>0.01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9312334656003" calcext:value-type="float">
            <text:p>0.01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93505670316" calcext:value-type="float">
            <text:p>0.019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42594997574716" calcext:value-type="float">
            <text:p>0.014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7256238807393" calcext:value-type="float">
            <text:p>0.01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92353840616713" calcext:value-type="float">
            <text:p>0.019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5018507101425" calcext:value-type="float">
            <text:p>0.0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98046010366839" calcext:value-type="float">
            <text:p>0.02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224103150852954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63978318349984" calcext:value-type="float">
            <text:p>0.0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0431581369658" calcext:value-type="float">
            <text:p>0.01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0250998007960222" calcext:value-type="float">
            <text:p>0.025</text:p>
          </table:table-cell>
          <table:table-cell table:style-name="ce8" office:value-type="float" office:value="0.910666666666667" calcext:value-type="float">
            <text:p>0.911</text:p>
          </table:table-cell>
          <table:table-cell table:style-name="ce8" office:value-type="float" office:value="0.0136218778278017" calcext:value-type="float">
            <text:p>0.014</text:p>
          </table:table-cell>
          <table:table-cell table:style-name="ce8" office:value-type="float" office:value="0.916666666666667" calcext:value-type="float">
            <text:p>0.917</text:p>
          </table:table-cell>
          <table:table-cell table:style-name="ce8" office:value-type="float" office:value="0.0206827894099847" calcext:value-type="float">
            <text:p>0.021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08965706915433" calcext:value-type="float">
            <text:p>0.021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201935083078146" calcext:value-type="float">
            <text:p>0.02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25339250415407" calcext:value-type="float">
            <text:p>0.023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46439217576591" calcext:value-type="float">
            <text:p>0.015</text:p>
          </table:table-cell>
          <table:table-cell office:value-type="float" office:value="0.92" calcext:value-type="float">
            <text:p>0.920</text:p>
          </table:table-cell>
          <table:table-cell office:value-type="float" office:value="0.0192930615046503" calcext:value-type="float">
            <text:p>0.01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224845626053867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2" calcext:value-type="float">
            <text:p>0.920</text:p>
          </table:table-cell>
          <table:table-cell office:value-type="float" office:value="0.0192930615046503" calcext:value-type="float">
            <text:p>0.01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7817456702727" calcext:value-type="float">
            <text:p>0.022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62275485928507" calcext:value-type="float">
            <text:p>0.016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78885438199982" calcext:value-type="float">
            <text:p>0.01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15333333333333" calcext:value-type="float">
            <text:p>0.915</text:p>
          </table:table-cell>
          <table:table-cell table:style-name="ce8" office:value-type="float" office:value="0.0211607603308051" calcext:value-type="float">
            <text:p>0.021</text:p>
          </table:table-cell>
          <table:table-cell table:style-name="ce8" office:value-type="float" office:value="0.905333333333333" calcext:value-type="float">
            <text:p>0.905</text:p>
          </table:table-cell>
          <table:table-cell table:style-name="ce8" office:value-type="float" office:value="0.0170945085399441" calcext:value-type="float">
            <text:p>0.017</text:p>
          </table:table-cell>
          <table:table-cell table:style-name="ce8" office:value-type="float" office:value="0.917333333333333" calcext:value-type="float">
            <text:p>0.917</text:p>
          </table:table-cell>
          <table:table-cell table:style-name="ce8" office:value-type="float" office:value="0.0165663648530522" calcext:value-type="float">
            <text:p>0.017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89150146121482" calcext:value-type="float">
            <text:p>0.019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123827837473377" calcext:value-type="float">
            <text:p>0.012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57409586041568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219342451684828" calcext:value-type="float">
            <text:p>0.022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74164673034841" calcext:value-type="float">
            <text:p>0.017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57409586041567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32139804619735" calcext:value-type="float">
            <text:p>0.023</text:p>
          </table:table-cell>
          <table:table-cell office:value-type="float" office:value="0.908666666666667" calcext:value-type="float">
            <text:p>0.909</text:p>
          </table:table-cell>
          <table:table-cell office:value-type="float" office:value="0.0187971629064955" calcext:value-type="float">
            <text:p>0.019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60900245148628" calcext:value-type="float">
            <text:p>0.01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16666666666667" calcext:value-type="float">
            <text:p>0.917</text:p>
          </table:table-cell>
          <table:table-cell office:value-type="float" office:value="0.0232139804619735" calcext:value-type="float">
            <text:p>0.023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75435964892543" calcext:value-type="float">
            <text:p>0.0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9312334656004" calcext:value-type="float">
            <text:p>0.01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13333333333333" calcext:value-type="float">
            <text:p>0.913</text:p>
          </table:table-cell>
          <table:table-cell table:style-name="ce8" office:value-type="float" office:value="0.0224845626053867" calcext:value-type="float">
            <text:p>0.022</text:p>
          </table:table-cell>
          <table:table-cell table:style-name="ce8" office:value-type="float" office:value="0.906" calcext:value-type="float">
            <text:p>0.906</text:p>
          </table:table-cell>
          <table:table-cell table:style-name="ce8" office:value-type="float" office:value="0.0170619785227596" calcext:value-type="float">
            <text:p>0.017</text:p>
          </table:table-cell>
          <table:table-cell table:style-name="ce8" office:value-type="float" office:value="0.916666666666667" calcext:value-type="float">
            <text:p>0.917</text:p>
          </table:table-cell>
          <table:table-cell table:style-name="ce8" office:value-type="float" office:value="0.0184089350286454" calcext:value-type="float">
            <text:p>0.018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19342451684827" calcext:value-type="float">
            <text:p>0.022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4023789311975" calcext:value-type="float">
            <text:p>0.014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89150146121482" calcext:value-type="float">
            <text:p>0.01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5251790546172" calcext:value-type="float">
            <text:p>0.022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135400640077266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92064803878506" calcext:value-type="float">
            <text:p>0.01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13333333333333" calcext:value-type="float">
            <text:p>0.913</text:p>
          </table:table-cell>
          <table:table-cell office:value-type="float" office:value="0.0201384099559909" calcext:value-type="float">
            <text:p>0.020</text:p>
          </table:table-cell>
          <table:table-cell office:value-type="float" office:value="0.911333333333333" calcext:value-type="float">
            <text:p>0.911</text:p>
          </table:table-cell>
          <table:table-cell office:value-type="float" office:value="0.0140633487398193" calcext:value-type="float">
            <text:p>0.0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8574603146385" calcext:value-type="float">
            <text:p>0.01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04667752440116" calcext:value-type="float">
            <text:p>0.020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017224014243685" calcext:value-type="float">
            <text:p>0.017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189443629845104" calcext:value-type="float">
            <text:p>0.01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12666666666667" calcext:value-type="float">
            <text:p>0.913</text:p>
          </table:table-cell>
          <table:table-cell table:style-name="ce8" office:value-type="float" office:value="0.0295710068216225" calcext:value-type="float">
            <text:p>0.030</text:p>
          </table:table-cell>
          <table:table-cell table:style-name="ce8" office:value-type="float" office:value="0.906666666666667" calcext:value-type="float">
            <text:p>0.907</text:p>
          </table:table-cell>
          <table:table-cell table:style-name="ce8" office:value-type="float" office:value="0.0117851130197757" calcext:value-type="float">
            <text:p>0.012</text:p>
          </table:table-cell>
          <table:table-cell table:style-name="ce8" office:value-type="float" office:value="0.917333333333333" calcext:value-type="float">
            <text:p>0.917</text:p>
          </table:table-cell>
          <table:table-cell table:style-name="ce8" office:value-type="float" office:value="0.020869967789998" calcext:value-type="float">
            <text:p>0.021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14666666666667" calcext:value-type="float">
            <text:p>0.915</text:p>
          </table:table-cell>
          <table:table-cell office:value-type="float" office:value="0.0295897880282294" calcext:value-type="float">
            <text:p>0.030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47879899234376" calcext:value-type="float">
            <text:p>0.02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308580981627549" calcext:value-type="float">
            <text:p>0.031</text:p>
          </table:table-cell>
          <table:table-cell office:value-type="float" office:value="0.91" calcext:value-type="float">
            <text:p>0.910</text:p>
          </table:table-cell>
          <table:table-cell office:value-type="float" office:value="0.0131233464566863" calcext:value-type="float">
            <text:p>0.013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224103150852954" calcext:value-type="float">
            <text:p>0.0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30</text:p>
          </table:table-cell>
          <table:table-cell office:value-type="float" office:value="0.91" calcext:value-type="float">
            <text:p>0.910</text:p>
          </table:table-cell>
          <table:table-cell office:value-type="float" office:value="0.0105409255338946" calcext:value-type="float">
            <text:p>0.011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227791327510265" calcext:value-type="float">
            <text:p>0.0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3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8235893744475" calcext:value-type="float">
            <text:p>0.013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236408309686629" calcext:value-type="float">
            <text:p>0.02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14666666666667" calcext:value-type="float">
            <text:p>0.915</text:p>
          </table:table-cell>
          <table:table-cell table:style-name="ce8" office:value-type="float" office:value="0.0165998661306516" calcext:value-type="float">
            <text:p>0.017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160900245148629" calcext:value-type="float">
            <text:p>0.016</text:p>
          </table:table-cell>
          <table:table-cell table:style-name="ce8" office:value-type="float" office:value="0.91" calcext:value-type="float">
            <text:p>0.910</text:p>
          </table:table-cell>
          <table:table-cell table:style-name="ce8" office:value-type="float" office:value="0.0113038833052087" calcext:value-type="float">
            <text:p>0.011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46439217576591" calcext:value-type="float">
            <text:p>0.0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12051575426477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2" calcext:value-type="float">
            <text:p>0.920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19256958799988" calcext:value-type="float">
            <text:p>0.012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130384048104052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40237893119751" calcext:value-type="float">
            <text:p>0.014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7851130197758" calcext:value-type="float">
            <text:p>0.012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06978710239207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19333333333333" calcext:value-type="float">
            <text:p>0.919</text:p>
          </table:table-cell>
          <table:table-cell office:value-type="float" office:value="0.0149814700361628" calcext:value-type="float">
            <text:p>0.015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18790197874702" calcext:value-type="float">
            <text:p>0.01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4144988736264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04" calcext:value-type="float">
            <text:p>0.904</text:p>
          </table:table-cell>
          <table:table-cell table:style-name="ce8" office:value-type="float" office:value="0.0259700682410432" calcext:value-type="float">
            <text:p>0.026</text:p>
          </table:table-cell>
          <table:table-cell table:style-name="ce8" office:value-type="float" office:value="0.900666666666667" calcext:value-type="float">
            <text:p>0.901</text:p>
          </table:table-cell>
          <table:table-cell table:style-name="ce8" office:value-type="float" office:value="0.0086281194036964" calcext:value-type="float">
            <text:p>0.009</text:p>
          </table:table-cell>
          <table:table-cell table:style-name="ce8" office:value-type="float" office:value="0.917333333333333" calcext:value-type="float">
            <text:p>0.917</text:p>
          </table:table-cell>
          <table:table-cell table:style-name="ce8" office:value-type="float" office:value="0.0233809038890002" calcext:value-type="float">
            <text:p>0.023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223109340409087" calcext:value-type="float">
            <text:p>0.022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080277297191949" calcext:value-type="float">
            <text:p>0.008</text:p>
          </table:table-cell>
          <table:table-cell office:value-type="float" office:value="0.921333333333333" calcext:value-type="float">
            <text:p>0.921</text:p>
          </table:table-cell>
          <table:table-cell office:value-type="float" office:value="0.0204939015319192" calcext:value-type="float">
            <text:p>0.0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12655172103154" calcext:value-type="float">
            <text:p>0.021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10903618155864" calcext:value-type="float">
            <text:p>0.011</text:p>
          </table:table-cell>
          <table:table-cell office:value-type="float" office:value="0.92" calcext:value-type="float">
            <text:p>0.920</text:p>
          </table:table-cell>
          <table:table-cell office:value-type="float" office:value="0.0174801474695025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126051136007926" calcext:value-type="float">
            <text:p>0.013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184691935695934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232617950964905" calcext:value-type="float">
            <text:p>0.023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47948940141147" calcext:value-type="float">
            <text:p>0.015</text:p>
          </table:table-cell>
          <table:table-cell office:value-type="float" office:value="0.920666666666667" calcext:value-type="float">
            <text:p>0.921</text:p>
          </table:table-cell>
          <table:table-cell office:value-type="float" office:value="0.0184691935695934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float" office:value="0.91" calcext:value-type="float">
            <text:p>0.910</text:p>
          </table:table-cell>
          <table:table-cell office:value-type="float" office:value="0.0210818510677891" calcext:value-type="float">
            <text:p>0.021</text:p>
          </table:table-cell>
          <table:table-cell office:value-type="float" office:value="0.91" calcext:value-type="float">
            <text:p>0.910</text:p>
          </table:table-cell>
          <table:table-cell office:value-type="float" office:value="0.0161589328580543" calcext:value-type="float">
            <text:p>0.016</text:p>
          </table:table-cell>
          <table:table-cell office:value-type="float" office:value="0.915333333333333" calcext:value-type="float">
            <text:p>0.915</text:p>
          </table:table-cell>
          <table:table-cell office:value-type="float" office:value="0.0236408309686628" calcext:value-type="float">
            <text:p>0.024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12916258968951" calcext:value-type="float">
            <text:p>0.021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50923085635623" calcext:value-type="float">
            <text:p>0.0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07632153365299" calcext:value-type="float">
            <text:p>0.0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10666666666667" calcext:value-type="float">
            <text:p>0.911</text:p>
          </table:table-cell>
          <table:table-cell office:value-type="float" office:value="0.0238513917599977" calcext:value-type="float">
            <text:p>0.024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42204860051343" calcext:value-type="float">
            <text:p>0.01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07632153365299" calcext:value-type="float">
            <text:p>0.0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4164078649987" calcext:value-type="float">
            <text:p>0.01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90904280843684" calcext:value-type="float">
            <text:p>0.0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9333333333333" calcext:value-type="float">
            <text:p>0.909</text:p>
          </table:table-cell>
          <table:table-cell office:value-type="float" office:value="0.0246531494494674" calcext:value-type="float">
            <text:p>0.025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7851130197758" calcext:value-type="float">
            <text:p>0.012</text:p>
          </table:table-cell>
          <table:table-cell office:value-type="float" office:value="0.917333333333333" calcext:value-type="float">
            <text:p>0.917</text:p>
          </table:table-cell>
          <table:table-cell office:value-type="float" office:value="0.0187675843470123" calcext:value-type="float">
            <text:p>0.019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52" calcext:value-type="float">
            <text:p>0.952</text:p>
          </table:table-cell>
          <table:table-cell table:style-name="ce8" office:value-type="float" office:value="0.0049159604012508" calcext:value-type="float">
            <text:p>0.005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55333333333333" calcext:value-type="float">
            <text:p>0.955</text:p>
          </table:table-cell>
          <table:table-cell office:value-type="float" office:value="0.0090829510622925" calcext:value-type="float">
            <text:p>0.009</text:p>
          </table:table-cell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10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4721814922552" calcext:value-type="float">
            <text:p>0.009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47" calcext:value-type="float">
            <text:p>0.947</text:p>
          </table:table-cell>
          <table:table-cell table:style-name="ce8" office:value-type="float" office:value="0.0144048602908879" calcext:value-type="float">
            <text:p>0.014</text:p>
          </table:table-cell>
          <table:table-cell table:style-name="ce8" office:value-type="float" office:value="0.946333333333333" calcext:value-type="float">
            <text:p>0.946</text:p>
          </table:table-cell>
          <table:table-cell table:style-name="ce8" office:value-type="float" office:value="0.0143565703115719" calcext:value-type="float">
            <text:p>0.014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55724115023974" calcext:value-type="float">
            <text:p>0.016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093244004871329" calcext:value-type="float">
            <text:p>0.009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118790197874703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47666666666667" calcext:value-type="float">
            <text:p>0.948</text:p>
          </table:table-cell>
          <table:table-cell office:value-type="float" office:value="0.0149350445448132" calcext:value-type="float">
            <text:p>0.015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08908728351363" calcext:value-type="float">
            <text:p>0.011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0144817893308189" calcext:value-type="float">
            <text:p>0.014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093244004871329" calcext:value-type="float">
            <text:p>0.009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22133806403741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46333333333333" calcext:value-type="float">
            <text:p>0.946</text:p>
          </table:table-cell>
          <table:table-cell office:value-type="float" office:value="0.013197221929886" calcext:value-type="float">
            <text:p>0.013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86922698736035" calcext:value-type="float">
            <text:p>0.009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0434983894999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38666666666667" calcext:value-type="float">
            <text:p>0.939</text:p>
          </table:table-cell>
          <table:table-cell table:style-name="ce8" office:value-type="float" office:value="0.0133020466261565" calcext:value-type="float">
            <text:p>0.013</text:p>
          </table:table-cell>
          <table:table-cell table:style-name="ce8" office:value-type="float" office:value="0.948" calcext:value-type="float">
            <text:p>0.948</text:p>
          </table:table-cell>
          <table:table-cell table:style-name="ce8" office:value-type="float" office:value="0.0127693208729186" calcext:value-type="float">
            <text:p>0.013</text:p>
          </table:table-cell>
          <table:table-cell table:style-name="ce9" office:value-type="float" office:value="0.954666666666667" calcext:value-type="float">
            <text:p>0.955</text:p>
          </table:table-cell>
          <table:table-cell table:style-name="ce8" office:value-type="float" office:value="0.009817784316682" calcext:value-type="float">
            <text:p>0.010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0157497795399032" calcext:value-type="float">
            <text:p>0.016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78704793020784" calcext:value-type="float">
            <text:p>0.008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30490527540422" calcext:value-type="float">
            <text:p>0.013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41" calcext:value-type="float">
            <text:p>0.941</text:p>
          </table:table-cell>
          <table:table-cell office:value-type="float" office:value="0.0150277521051331" calcext:value-type="float">
            <text:p>0.015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089442719099991" calcext:value-type="float">
            <text:p>0.009</text:p>
          </table:table-cell>
          <table:table-cell table:style-name="ce10" office:value-type="float" office:value="0.957333333333333" calcext:value-type="float">
            <text:p>0.957</text:p>
          </table:table-cell>
          <table:table-cell office:value-type="float" office:value="0.0114017542509914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59600194931655" calcext:value-type="float">
            <text:p>0.01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95452140421842" calcext:value-type="float">
            <text:p>0.010</text:p>
          </table:table-cell>
          <table:table-cell table:style-name="ce10"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0167746501867815" calcext:value-type="float">
            <text:p>0.017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092345967847967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21335164821342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50333333333333" calcext:value-type="float">
            <text:p>0.950</text:p>
          </table:table-cell>
          <table:table-cell table:style-name="ce8" office:value-type="float" office:value="0.0132497379429012" calcext:value-type="float">
            <text:p>0.013</text:p>
          </table:table-cell>
          <table:table-cell table:style-name="ce8" office:value-type="float" office:value="0.951333333333333" calcext:value-type="float">
            <text:p>0.951</text:p>
          </table:table-cell>
          <table:table-cell table:style-name="ce8" office:value-type="float" office:value="0.0103010247602416" calcext:value-type="float">
            <text:p>0.010</text:p>
          </table:table-cell>
          <table:table-cell table:style-name="ce9" office:value-type="float" office:value="0.955666666666667" calcext:value-type="float">
            <text:p>0.956</text:p>
          </table:table-cell>
          <table:table-cell table:style-name="ce8" office:value-type="float" office:value="0.0114624992426995" calcext:value-type="float">
            <text:p>0.011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51666666666667" calcext:value-type="float">
            <text:p>0.952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4624992426996" calcext:value-type="float">
            <text:p>0.011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122133806403742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27475487839819" calcext:value-type="float">
            <text:p>0.013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28560405171179" calcext:value-type="float">
            <text:p>0.013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19256958799988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5" calcext:value-type="float">
            <text:p>0.950</text:p>
          </table:table-cell>
          <table:table-cell office:value-type="float" office:value="0.0138944433337775" calcext:value-type="float">
            <text:p>0.01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5229240116291" calcext:value-type="float">
            <text:p>0.012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19256958799988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0123603308118261" calcext:value-type="float">
            <text:p>0.012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10176625873589" calcext:value-type="float">
            <text:p>0.011</text:p>
          </table:table-cell>
          <table:table-cell table:style-name="ce10" office:value-type="float" office:value="0.956333333333333" calcext:value-type="float">
            <text:p>0.956</text:p>
          </table:table-cell>
          <table:table-cell office:value-type="float" office:value="0.0126051136007926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2333333333333" calcext:value-type="float">
            <text:p>0.942</text:p>
          </table:table-cell>
          <table:table-cell table:style-name="ce8" office:value-type="float" office:value="0.0127257394458807" calcext:value-type="float">
            <text:p>0.013</text:p>
          </table:table-cell>
          <table:table-cell table:style-name="ce8" office:value-type="float" office:value="0.950666666666666" calcext:value-type="float">
            <text:p>0.951</text:p>
          </table:table-cell>
          <table:table-cell table:style-name="ce8" office:value-type="float" office:value="0.0088662907188469" calcext:value-type="float">
            <text:p>0.009</text:p>
          </table:table-cell>
          <table:table-cell table:style-name="ce9" office:value-type="float" office:value="0.955" calcext:value-type="float">
            <text:p>0.955</text:p>
          </table:table-cell>
          <table:table-cell table:style-name="ce8" office:value-type="float" office:value="0.0107367489389376" calcext:value-type="float">
            <text:p>0.011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5333333333333" calcext:value-type="float">
            <text:p>0.945</text:p>
          </table:table-cell>
          <table:table-cell office:value-type="float" office:value="0.0144048602908879" calcext:value-type="float">
            <text:p>0.014</text:p>
          </table:table-cell>
          <table:table-cell office:value-type="float" office:value="0.951666666666666" calcext:value-type="float">
            <text:p>0.952</text:p>
          </table:table-cell>
          <table:table-cell office:value-type="float" office:value="0.0093541434669348" calcext:value-type="float">
            <text:p>0.009</text:p>
          </table:table-cell>
          <table:table-cell table:style-name="ce10" office:value-type="float" office:value="0.953666666666667" calcext:value-type="float">
            <text:p>0.954</text:p>
          </table:table-cell>
          <table:table-cell office:value-type="float" office:value="0.0119256958799988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47" calcext:value-type="float">
            <text:p>0.947</text:p>
          </table:table-cell>
          <table:table-cell office:value-type="float" office:value="0.0131444961020869" calcext:value-type="float">
            <text:p>0.013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64117946872237" calcext:value-type="float">
            <text:p>0.006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03816076682649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58727579344121" calcext:value-type="float">
            <text:p>0.016</text:p>
          </table:table-cell>
          <table:table-cell office:value-type="float" office:value="0.950333333333333" calcext:value-type="float">
            <text:p>0.950</text:p>
          </table:table-cell>
          <table:table-cell office:value-type="float" office:value="0.0068109389139008" calcext:value-type="float">
            <text:p>0.007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11554670204543" calcext:value-type="float">
            <text:p>0.011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48333333333334" calcext:value-type="float">
            <text:p>0.948</text:p>
          </table:table-cell>
          <table:table-cell office:value-type="float" office:value="0.0162018517460196" calcext:value-type="float">
            <text:p>0.016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75092535507125" calcext:value-type="float">
            <text:p>0.008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16428327977152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35333333333333" calcext:value-type="float">
            <text:p>0.935</text:p>
          </table:table-cell>
          <table:table-cell table:style-name="ce8" office:value-type="float" office:value="0.0135092560861062" calcext:value-type="float">
            <text:p>0.014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101105005920687" calcext:value-type="float">
            <text:p>0.010</text:p>
          </table:table-cell>
          <table:table-cell table:style-name="ce8" office:value-type="float" office:value="0.949" calcext:value-type="float">
            <text:p>0.949</text:p>
          </table:table-cell>
          <table:table-cell table:style-name="ce8" office:value-type="float" office:value="0.01211060141639" calcext:value-type="float">
            <text:p>0.012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26600860098886" calcext:value-type="float">
            <text:p>0.013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073974470070574" calcext:value-type="float">
            <text:p>0.007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22247472139281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36333333333333" calcext:value-type="float">
            <text:p>0.936</text:p>
          </table:table-cell>
          <table:table-cell office:value-type="float" office:value="0.0136116779927302" calcext:value-type="float">
            <text:p>0.014</text:p>
          </table:table-cell>
          <table:table-cell table:style-name="ce10" office:value-type="float" office:value="0.954666666666667" calcext:value-type="float">
            <text:p>0.955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951333333333333" calcext:value-type="float">
            <text:p>0.951</text:p>
          </table:table-cell>
          <table:table-cell office:value-type="float" office:value="0.0124387387713635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35666666666666" calcext:value-type="float">
            <text:p>0.936</text:p>
          </table:table-cell>
          <table:table-cell office:value-type="float" office:value="0.0147478812037526" calcext:value-type="float">
            <text:p>0.015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091742392963486" calcext:value-type="float">
            <text:p>0.00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13406838908026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35666666666667" calcext:value-type="float">
            <text:p>0.936</text:p>
          </table:table-cell>
          <table:table-cell office:value-type="float" office:value="0.0139741825441696" calcext:value-type="float">
            <text:p>0.014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099303127398441" calcext:value-type="float">
            <text:p>0.010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21563883525403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39333333333333" calcext:value-type="float">
            <text:p>0.939</text:p>
          </table:table-cell>
          <table:table-cell table:style-name="ce8" office:value-type="float" office:value="0.0123939949617187" calcext:value-type="float">
            <text:p>0.012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8547254269972" calcext:value-type="float">
            <text:p>0.009</text:p>
          </table:table-cell>
          <table:table-cell table:style-name="ce9" office:value-type="float" office:value="0.950666666666667" calcext:value-type="float">
            <text:p>0.951</text:p>
          </table:table-cell>
          <table:table-cell table:style-name="ce8" office:value-type="float" office:value="0.0119953694769643" calcext:value-type="float">
            <text:p>0.012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39" calcext:value-type="float">
            <text:p>0.939</text:p>
          </table:table-cell>
          <table:table-cell office:value-type="float" office:value="0.012505554321536" calcext:value-type="float">
            <text:p>0.013</text:p>
          </table:table-cell>
          <table:table-cell table:style-name="ce10" office:value-type="float" office:value="0.953666666666667" calcext:value-type="float">
            <text:p>0.954</text:p>
          </table:table-cell>
          <table:table-cell office:value-type="float" office:value="0.0093837921735061" calcext:value-type="float">
            <text:p>0.009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108397416943394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2333333333333" calcext:value-type="float">
            <text:p>0.942</text:p>
          </table:table-cell>
          <table:table-cell office:value-type="float" office:value="0.0103144989645105" calcext:value-type="float">
            <text:p>0.010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098882646494608" calcext:value-type="float">
            <text:p>0.010</text:p>
          </table:table-cell>
          <table:table-cell table:style-name="ce10" office:value-type="float" office:value="0.954" calcext:value-type="float">
            <text:p>0.954</text:p>
          </table:table-cell>
          <table:table-cell office:value-type="float" office:value="0.0120531231545096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07625895273086" calcext:value-type="float">
            <text:p>0.011</text:p>
          </table:table-cell>
          <table:table-cell table:style-name="ce10" office:value-type="float" office:value="0.954333333333333" calcext:value-type="float">
            <text:p>0.954</text:p>
          </table:table-cell>
          <table:table-cell office:value-type="float" office:value="0.0088662907188469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0554159678513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2666666666666" calcext:value-type="float">
            <text:p>0.943</text:p>
          </table:table-cell>
          <table:table-cell office:value-type="float" office:value="0.0108397416943394" calcext:value-type="float">
            <text:p>0.011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089442719099991" calcext:value-type="float">
            <text:p>0.009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1803398874989" calcext:value-type="float">
            <text:p>0.01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53666666666667" calcext:value-type="float">
            <text:p>0.954</text:p>
          </table:table-cell>
          <table:table-cell table:style-name="ce8" office:value-type="float" office:value="0.0119837853414984" calcext:value-type="float">
            <text:p>0.012</text:p>
          </table:table-cell>
          <table:table-cell table:style-name="ce8" office:value-type="float" office:value="0.950333333333333" calcext:value-type="float">
            <text:p>0.950</text:p>
          </table:table-cell>
          <table:table-cell table:style-name="ce8" office:value-type="float" office:value="0.0077638764659013" calcext:value-type="float">
            <text:p>0.008</text:p>
          </table:table-cell>
          <table:table-cell table:style-name="ce9" office:value-type="float" office:value="0.952666666666667" calcext:value-type="float">
            <text:p>0.953</text:p>
          </table:table-cell>
          <table:table-cell table:style-name="ce8" office:value-type="float" office:value="0.0063025568003963" calcext:value-type="float">
            <text:p>0.006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80450122574314" calcext:value-type="float">
            <text:p>0.008</text:p>
          </table:table-cell>
          <table:table-cell table:style-name="ce10" office:value-type="float" office:value="0.953" calcext:value-type="float">
            <text:p>0.953</text:p>
          </table:table-cell>
          <table:table-cell office:value-type="float" office:value="0.0096752835157999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58333333333333" calcext:value-type="float">
            <text:p>0.958</text:p>
          </table:table-cell>
          <table:table-cell office:value-type="float" office:value="0.0082495791138429" calcext:value-type="float">
            <text:p>0.008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6978710239208" calcext:value-type="float">
            <text:p>0.011</text:p>
          </table:table-cell>
          <table:table-cell table:style-name="ce10" office:value-type="float" office:value="0.956" calcext:value-type="float">
            <text:p>0.956</text:p>
          </table:table-cell>
          <table:table-cell office:value-type="float" office:value="0.0090982293759707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01653004546512" calcext:value-type="float">
            <text:p>0.010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07108460087064" calcext:value-type="float">
            <text:p>0.011</text:p>
          </table:table-cell>
          <table:table-cell table:style-name="ce10" office:value-type="float" office:value="0.955666666666667" calcext:value-type="float">
            <text:p>0.956</text:p>
          </table:table-cell>
          <table:table-cell office:value-type="float" office:value="0.0094721814922552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57333333333333" calcext:value-type="float">
            <text:p>0.957</text:p>
          </table:table-cell>
          <table:table-cell office:value-type="float" office:value="0.0099023005183419" calcext:value-type="float">
            <text:p>0.010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06978710239207" calcext:value-type="float">
            <text:p>0.011</text:p>
          </table:table-cell>
          <table:table-cell table:style-name="ce10" office:value-type="float" office:value="0.956666666666667" calcext:value-type="float">
            <text:p>0.957</text:p>
          </table:table-cell>
          <table:table-cell office:value-type="float" office:value="0.0099303127398441" calcext:value-type="float">
            <text:p>0.0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47333333333333" calcext:value-type="float">
            <text:p>0.947</text:p>
          </table:table-cell>
          <table:table-cell table:style-name="ce8" office:value-type="float" office:value="0.0111554670204543" calcext:value-type="float">
            <text:p>0.011</text:p>
          </table:table-cell>
          <table:table-cell table:style-name="ce8" office:value-type="float" office:value="0.952333333333333" calcext:value-type="float">
            <text:p>0.952</text:p>
          </table:table-cell>
          <table:table-cell table:style-name="ce8" office:value-type="float" office:value="0.0069322114476951" calcext:value-type="float">
            <text:p>0.007</text:p>
          </table:table-cell>
          <table:table-cell table:style-name="ce9" office:value-type="float" office:value="0.949666666666667" calcext:value-type="float">
            <text:p>0.950</text:p>
          </table:table-cell>
          <table:table-cell table:style-name="ce8" office:value-type="float" office:value="0.0118086597226122" calcext:value-type="float">
            <text:p>0.012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19837853414984" calcext:value-type="float">
            <text:p>0.012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102333876220058" calcext:value-type="float">
            <text:p>0.010</text:p>
          </table:table-cell>
          <table:table-cell table:style-name="ce10" office:value-type="float" office:value="0.952666666666667" calcext:value-type="float">
            <text:p>0.953</text:p>
          </table:table-cell>
          <table:table-cell office:value-type="float" office:value="0.0105803801654025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84491945704243" calcext:value-type="float">
            <text:p>0.008</text:p>
          </table:table-cell>
          <table:table-cell table:style-name="ce10" office:value-type="float" office:value="0.955333333333333" calcext:value-type="float">
            <text:p>0.955</text:p>
          </table:table-cell>
          <table:table-cell office:value-type="float" office:value="0.0115108644332213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954333333333333" calcext:value-type="float">
            <text:p>0.954</text:p>
          </table:table-cell>
          <table:table-cell office:value-type="float" office:value="0.0095452140421842" calcext:value-type="float">
            <text:p>0.010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18438920029599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953666666666667" calcext:value-type="float">
            <text:p>0.954</text:p>
          </table:table-cell>
          <table:table-cell office:value-type="float" office:value="0.0077638764659014" calcext:value-type="float">
            <text:p>0.008</text:p>
          </table:table-cell>
          <table:table-cell table:style-name="ce10" office:value-type="float" office:value="0.955" calcext:value-type="float">
            <text:p>0.955</text:p>
          </table:table-cell>
          <table:table-cell office:value-type="float" office:value="0.0121335164821341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9333333333333" calcext:value-type="float">
            <text:p>0.919</text:p>
          </table:table-cell>
          <table:table-cell table:style-name="ce8" office:value-type="float" office:value="0.0104482853457716" calcext:value-type="float">
            <text:p>0.010</text:p>
          </table:table-cell>
          <table:table-cell table:style-name="ce8" office:value-type="float" office:value="0.936" calcext:value-type="float">
            <text:p>0.936</text:p>
          </table:table-cell>
          <table:table-cell table:style-name="ce8" office:value-type="float" office:value="0.0083831842266394" calcext:value-type="float">
            <text:p>0.008</text:p>
          </table:table-cell>
          <table:table-cell table:style-name="ce9" office:value-type="float" office:value="0.943333333333333" calcext:value-type="float">
            <text:p>0.943</text:p>
          </table:table-cell>
          <table:table-cell table:style-name="ce8" office:value-type="float" office:value="0.0075461542817811" calcext:value-type="float">
            <text:p>0.008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8528126595931" calcext:value-type="float">
            <text:p>0.008</text:p>
          </table:table-cell>
          <table:table-cell office:value-type="float" office:value="0.940333333333333" calcext:value-type="float">
            <text:p>0.940</text:p>
          </table:table-cell>
          <table:table-cell office:value-type="float" office:value="0.0121563883525403" calcext:value-type="float">
            <text:p>0.012</text:p>
          </table:table-cell>
          <table:table-cell table:style-name="ce10" office:value-type="float" office:value="0.944666666666667" calcext:value-type="float">
            <text:p>0.945</text:p>
          </table:table-cell>
          <table:table-cell office:value-type="float" office:value="0.0059395098937351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6120071218425" calcext:value-type="float">
            <text:p>0.009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0131550581737807" calcext:value-type="float">
            <text:p>0.013</text:p>
          </table:table-cell>
          <table:table-cell table:style-name="ce10" office:value-type="float" office:value="0.95" calcext:value-type="float">
            <text:p>0.950</text:p>
          </table:table-cell>
          <table:table-cell office:value-type="float" office:value="0.0084983658559879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4491945704244" calcext:value-type="float">
            <text:p>0.008</text:p>
          </table:table-cell>
          <table:table-cell office:value-type="float" office:value="0.940666666666667" calcext:value-type="float">
            <text:p>0.941</text:p>
          </table:table-cell>
          <table:table-cell office:value-type="float" office:value="0.0122247472139281" calcext:value-type="float">
            <text:p>0.012</text:p>
          </table:table-cell>
          <table:table-cell table:style-name="ce10" office:value-type="float" office:value="0.951333333333333" calcext:value-type="float">
            <text:p>0.951</text:p>
          </table:table-cell>
          <table:table-cell office:value-type="float" office:value="0.0069121471177759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18666666666667" calcext:value-type="float">
            <text:p>0.919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941666666666667" calcext:value-type="float">
            <text:p>0.942</text:p>
          </table:table-cell>
          <table:table-cell office:value-type="float" office:value="0.0120761472884911" calcext:value-type="float">
            <text:p>0.012</text:p>
          </table:table-cell>
          <table:table-cell table:style-name="ce10" office:value-type="float" office:value="0.952" calcext:value-type="float">
            <text:p>0.952</text:p>
          </table:table-cell>
          <table:table-cell office:value-type="float" office:value="0.0085309892613797" calcext:value-type="float">
            <text:p>0.009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08" calcext:value-type="float">
            <text:p>0.908</text:p>
          </table:table-cell>
          <table:table-cell table:style-name="ce8" office:value-type="float" office:value="0.0063245553203367" calcext:value-type="float">
            <text:p>0.006</text:p>
          </table:table-cell>
          <table:table-cell table:style-name="ce8" office:value-type="float" office:value="0.9064" calcext:value-type="float">
            <text:p>0.906</text:p>
          </table:table-cell>
          <table:table-cell table:style-name="ce8" office:value-type="float" office:value="0.0072663608498339" calcext:value-type="float">
            <text:p>0.007</text:p>
          </table:table-cell>
          <table:table-cell table:style-name="ce8" office:value-type="float" office:value="0.9096" calcext:value-type="float">
            <text:p>0.910</text:p>
          </table:table-cell>
          <table:table-cell table:style-name="ce8" office:value-type="float" office:value="0.0077974354758471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38987177379235" calcext:value-type="float">
            <text:p>0.004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55856960175075" calcext:value-type="float">
            <text:p>0.006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48166378315169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1" calcext:value-type="float">
            <text:p>0.910</text:p>
          </table:table-cell>
          <table:table-cell office:value-type="float" office:value="0.0058309518948453" calcext:value-type="float">
            <text:p>0.006</text:p>
          </table:table-cell>
          <table:table-cell office:value-type="float" office:value="0.9104" calcext:value-type="float">
            <text:p>0.910</text:p>
          </table:table-cell>
          <table:table-cell office:value-type="float" office:value="0.0035777087639996" calcext:value-type="float">
            <text:p>0.004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45607017003965" calcext:value-type="float">
            <text:p>0.005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096" calcext:value-type="float">
            <text:p>0.910</text:p>
          </table:table-cell>
          <table:table-cell office:value-type="float" office:value="0.0053665631459994" calcext:value-type="float">
            <text:p>0.005</text:p>
          </table:table-cell>
          <table:table-cell office:value-type="float" office:value="0.91" calcext:value-type="float">
            <text:p>0.910</text:p>
          </table:table-cell>
          <table:table-cell office:value-type="float" office:value="0.0048989794855663" calcext:value-type="float">
            <text:p>0.005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57619441163552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43817804600413" calcext:value-type="float">
            <text:p>0.0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5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65421708935184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048" calcext:value-type="float">
            <text:p>0.905</text:p>
          </table:table-cell>
          <table:table-cell table:style-name="ce8" office:value-type="float" office:value="0.006870225614927" calcext:value-type="float">
            <text:p>0.007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8" office:value-type="float" office:value="0.0086486993241758" calcext:value-type="float">
            <text:p>0.009</text:p>
          </table:table-cell>
          <table:table-cell table:style-name="ce8" office:value-type="float" office:value="0.9068" calcext:value-type="float">
            <text:p>0.907</text:p>
          </table:table-cell>
          <table:table-cell table:style-name="ce8" office:value-type="float" office:value="0.0124579292019179" calcext:value-type="float">
            <text:p>0.012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096" calcext:value-type="float">
            <text:p>0.910</text:p>
          </table:table-cell>
          <table:table-cell office:value-type="float" office:value="0.0053665631459994" calcext:value-type="float">
            <text:p>0.0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52915026221291" calcext:value-type="float">
            <text:p>0.005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77974354758471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092" calcext:value-type="float">
            <text:p>0.909</text:p>
          </table:table-cell>
          <table:table-cell office:value-type="float" office:value="0.0076941536246685" calcext:value-type="float">
            <text:p>0.008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3633180424917" calcext:value-type="float">
            <text:p>0.00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9282032302755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1" calcext:value-type="float">
            <text:p>0.910</text:p>
          </table:table-cell>
          <table:table-cell office:value-type="float" office:value="0.0064807406984078" calcext:value-type="float">
            <text:p>0.006</text:p>
          </table:table-cell>
          <table:table-cell office:value-type="float" office:value="0.9024" calcext:value-type="float">
            <text:p>0.902</text:p>
          </table:table-cell>
          <table:table-cell office:value-type="float" office:value="0.002607680962081" calcext:value-type="float">
            <text:p>0.003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46043457732885" calcext:value-type="float">
            <text:p>0.00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104" calcext:value-type="float">
            <text:p>0.910</text:p>
          </table:table-cell>
          <table:table-cell office:value-type="float" office:value="0.0065421708935184" calcext:value-type="float">
            <text:p>0.007</text:p>
          </table:table-cell>
          <table:table-cell office:value-type="float" office:value="0.9052" calcext:value-type="float">
            <text:p>0.905</text:p>
          </table:table-cell>
          <table:table-cell office:value-type="float" office:value="0.0030331501776205" calcext:value-type="float">
            <text:p>0.003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50199601592044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128" calcext:value-type="float">
            <text:p>0.913</text:p>
          </table:table-cell>
          <table:table-cell table:style-name="ce8" office:value-type="float" office:value="0.0052153619241621" calcext:value-type="float">
            <text:p>0.005</text:p>
          </table:table-cell>
          <table:table-cell table:style-name="ce8" office:value-type="float" office:value="0.8968" calcext:value-type="float">
            <text:p>0.897</text:p>
          </table:table-cell>
          <table:table-cell table:style-name="ce8" office:value-type="float" office:value="0.0033466401061363" calcext:value-type="float">
            <text:p>0.003</text:p>
          </table:table-cell>
          <table:table-cell table:style-name="ce8" office:value-type="float" office:value="0.92" calcext:value-type="float">
            <text:p>0.920</text:p>
          </table:table-cell>
          <table:table-cell table:style-name="ce8" office:value-type="float" office:value="0.0081240384046359" calcext:value-type="float">
            <text:p>0.008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8988" calcext:value-type="float">
            <text:p>0.899</text:p>
          </table:table-cell>
          <table:table-cell office:value-type="float" office:value="0.0100598210719674" calcext:value-type="float">
            <text:p>0.010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50199601592044" calcext:value-type="float">
            <text:p>0.00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57271284253105" calcext:value-type="float">
            <text:p>0.006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80746516952745" calcext:value-type="float">
            <text:p>0.008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46043457732885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152" calcext:value-type="float">
            <text:p>0.915</text:p>
          </table:table-cell>
          <table:table-cell office:value-type="float" office:value="0.0059329587896765" calcext:value-type="float">
            <text:p>0.0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8740078740118" calcext:value-type="float">
            <text:p>0.008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70142711667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55497747702046" calcext:value-type="float">
            <text:p>0.006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69856996786292" calcext:value-type="float">
            <text:p>0.007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62609903369994" calcext:value-type="float">
            <text:p>0.00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192" calcext:value-type="float">
            <text:p>0.919</text:p>
          </table:table-cell>
          <table:table-cell table:style-name="ce8" office:value-type="float" office:value="0.0070142711667" calcext:value-type="float">
            <text:p>0.007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128530152104477" calcext:value-type="float">
            <text:p>0.013</text:p>
          </table:table-cell>
          <table:table-cell table:style-name="ce8" office:value-type="float" office:value="0.9152" calcext:value-type="float">
            <text:p>0.915</text:p>
          </table:table-cell>
          <table:table-cell table:style-name="ce8" office:value-type="float" office:value="0.0092303846073714" calcext:value-type="float">
            <text:p>0.009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192" calcext:value-type="float">
            <text:p>0.919</text:p>
          </table:table-cell>
          <table:table-cell office:value-type="float" office:value="0.0065726706900619" calcext:value-type="float">
            <text:p>0.007</text:p>
          </table:table-cell>
          <table:table-cell office:value-type="float" office:value="0.9084" calcext:value-type="float">
            <text:p>0.908</text:p>
          </table:table-cell>
          <table:table-cell office:value-type="float" office:value="0.0079246451024636" calcext:value-type="float">
            <text:p>0.00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94868329805051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2" calcext:value-type="float">
            <text:p>0.920</text:p>
          </table:table-cell>
          <table:table-cell office:value-type="float" office:value="0.0072111025509279" calcext:value-type="float">
            <text:p>0.007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83186537372341" calcext:value-type="float">
            <text:p>0.008</text:p>
          </table:table-cell>
          <table:table-cell office:value-type="float" office:value="0.9188" calcext:value-type="float">
            <text:p>0.919</text:p>
          </table:table-cell>
          <table:table-cell office:value-type="float" office:value="0.0084380092438915" calcext:value-type="float">
            <text:p>0.00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2" calcext:value-type="float">
            <text:p>0.920</text:p>
          </table:table-cell>
          <table:table-cell office:value-type="float" office:value="0.0072111025509279" calcext:value-type="float">
            <text:p>0.007</text:p>
          </table:table-cell>
          <table:table-cell office:value-type="float" office:value="0.9076" calcext:value-type="float">
            <text:p>0.908</text:p>
          </table:table-cell>
          <table:table-cell office:value-type="float" office:value="0.0060663003552412" calcext:value-type="float">
            <text:p>0.006</text:p>
          </table:table-cell>
          <table:table-cell office:value-type="float" office:value="0.9184" calcext:value-type="float">
            <text:p>0.918</text:p>
          </table:table-cell>
          <table:table-cell office:value-type="float" office:value="0.0068410525505948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204" calcext:value-type="float">
            <text:p>0.920</text:p>
          </table:table-cell>
          <table:table-cell office:value-type="float" office:value="0.008414273587185" calcext:value-type="float">
            <text:p>0.008</text:p>
          </table:table-cell>
          <table:table-cell office:value-type="float" office:value="0.9088" calcext:value-type="float">
            <text:p>0.909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76941536246685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144" calcext:value-type="float">
            <text:p>0.914</text:p>
          </table:table-cell>
          <table:table-cell table:style-name="ce8" office:value-type="float" office:value="0.0080498447189992" calcext:value-type="float">
            <text:p>0.008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084380092438915" calcext:value-type="float">
            <text:p>0.008</text:p>
          </table:table-cell>
          <table:table-cell table:style-name="ce8" office:value-type="float" office:value="0.9092" calcext:value-type="float">
            <text:p>0.909</text:p>
          </table:table-cell>
          <table:table-cell table:style-name="ce8" office:value-type="float" office:value="0.0084380092438915" calcext:value-type="float">
            <text:p>0.008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1644140029689" calcext:value-type="float">
            <text:p>0.006</text:p>
          </table:table-cell>
          <table:table-cell office:value-type="float" office:value="0.9008" calcext:value-type="float">
            <text:p>0.901</text:p>
          </table:table-cell>
          <table:table-cell office:value-type="float" office:value="0.0111892805845594" calcext:value-type="float">
            <text:p>0.01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4772255750516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90553851381374" calcext:value-type="float">
            <text:p>0.009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51768716422178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172" calcext:value-type="float">
            <text:p>0.917</text:p>
          </table:table-cell>
          <table:table-cell office:value-type="float" office:value="0.0064187226143524" calcext:value-type="float">
            <text:p>0.00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8994949366116" calcext:value-type="float">
            <text:p>0.010</text:p>
          </table:table-cell>
          <table:table-cell office:value-type="float" office:value="0.9144" calcext:value-type="float">
            <text:p>0.914</text:p>
          </table:table-cell>
          <table:table-cell office:value-type="float" office:value="0.0051768716422179" calcext:value-type="float">
            <text:p>0.00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62289646009589" calcext:value-type="float">
            <text:p>0.006</text:p>
          </table:table-cell>
          <table:table-cell office:value-type="float" office:value="0.9028" calcext:value-type="float">
            <text:p>0.903</text:p>
          </table:table-cell>
          <table:table-cell office:value-type="float" office:value="0.0095498691090506" calcext:value-type="float">
            <text:p>0.010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48166378315169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108" calcext:value-type="float">
            <text:p>0.911</text:p>
          </table:table-cell>
          <table:table-cell table:style-name="ce8" office:value-type="float" office:value="0.0046043457732885" calcext:value-type="float">
            <text:p>0.005</text:p>
          </table:table-cell>
          <table:table-cell table:style-name="ce8" office:value-type="float" office:value="0.9004" calcext:value-type="float">
            <text:p>0.900</text:p>
          </table:table-cell>
          <table:table-cell table:style-name="ce8" office:value-type="float" office:value="0.0065421708935184" calcext:value-type="float">
            <text:p>0.007</text:p>
          </table:table-cell>
          <table:table-cell table:style-name="ce8" office:value-type="float" office:value="0.9164" calcext:value-type="float">
            <text:p>0.916</text:p>
          </table:table-cell>
          <table:table-cell table:style-name="ce8" office:value-type="float" office:value="0.0113490087672889" calcext:value-type="float">
            <text:p>0.011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2607680962081" calcext:value-type="float">
            <text:p>0.003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74027022093286" calcext:value-type="float">
            <text:p>0.007</text:p>
          </table:table-cell>
          <table:table-cell office:value-type="float" office:value="0.9164" calcext:value-type="float">
            <text:p>0.916</text:p>
          </table:table-cell>
          <table:table-cell office:value-type="float" office:value="0.0099398189118313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26832815729997" calcext:value-type="float">
            <text:p>0.003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101390334845092" calcext:value-type="float">
            <text:p>0.010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110090871556183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112" calcext:value-type="float">
            <text:p>0.911</text:p>
          </table:table-cell>
          <table:table-cell office:value-type="float" office:value="0.0017888543819998" calcext:value-type="float">
            <text:p>0.002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85556998544829" calcext:value-type="float">
            <text:p>0.009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101390334845092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108" calcext:value-type="float">
            <text:p>0.911</text:p>
          </table:table-cell>
          <table:table-cell office:value-type="float" office:value="0.0010954451150103" calcext:value-type="float">
            <text:p>0.0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74833147735479" calcext:value-type="float">
            <text:p>0.00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4852813742385" calcext:value-type="float">
            <text:p>0.00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164" calcext:value-type="float">
            <text:p>0.916</text:p>
          </table:table-cell>
          <table:table-cell table:style-name="ce8" office:value-type="float" office:value="0.0121161049846887" calcext:value-type="float">
            <text:p>0.012</text:p>
          </table:table-cell>
          <table:table-cell table:style-name="ce8" office:value-type="float" office:value="0.9024" calcext:value-type="float">
            <text:p>0.902</text:p>
          </table:table-cell>
          <table:table-cell table:style-name="ce8" office:value-type="float" office:value="0.0055497747702046" calcext:value-type="float">
            <text:p>0.006</text:p>
          </table:table-cell>
          <table:table-cell table:style-name="ce8" office:value-type="float" office:value="0.9176" calcext:value-type="float">
            <text:p>0.918</text:p>
          </table:table-cell>
          <table:table-cell table:style-name="ce8" office:value-type="float" office:value="0.0096332756630338" calcext:value-type="float">
            <text:p>0.010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95289033996572" calcext:value-type="float">
            <text:p>0.010</text:p>
          </table:table-cell>
          <table:table-cell office:value-type="float" office:value="0.9072" calcext:value-type="float">
            <text:p>0.907</text:p>
          </table:table-cell>
          <table:table-cell office:value-type="float" office:value="0.009338094023943" calcext:value-type="float">
            <text:p>0.009</text:p>
          </table:table-cell>
          <table:table-cell office:value-type="float" office:value="0.9168" calcext:value-type="float">
            <text:p>0.917</text:p>
          </table:table-cell>
          <table:table-cell office:value-type="float" office:value="0.0087863530545955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1161034021896" calcext:value-type="float">
            <text:p>0.01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8317608663278" calcext:value-type="float">
            <text:p>0.009</text:p>
          </table:table-cell>
          <table:table-cell office:value-type="float" office:value="0.9184" calcext:value-type="float">
            <text:p>0.918</text:p>
          </table:table-cell>
          <table:table-cell office:value-type="float" office:value="0.0104307238483242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</text:p>
          </table:table-cell>
          <table:table-cell office:value-type="float" office:value="0.9044" calcext:value-type="float">
            <text:p>0.904</text:p>
          </table:table-cell>
          <table:table-cell office:value-type="float" office:value="0.0071274118724821" calcext:value-type="float">
            <text:p>0.007</text:p>
          </table:table-cell>
          <table:table-cell office:value-type="float" office:value="0.9176" calcext:value-type="float">
            <text:p>0.918</text:p>
          </table:table-cell>
          <table:table-cell office:value-type="float" office:value="0.0097365291557104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</text:p>
          </table:table-cell>
          <table:table-cell office:value-type="float" office:value="0.9052" calcext:value-type="float">
            <text:p>0.905</text:p>
          </table:table-cell>
          <table:table-cell office:value-type="float" office:value="0.0070142711667" calcext:value-type="float">
            <text:p>0.007</text:p>
          </table:table-cell>
          <table:table-cell office:value-type="float" office:value="0.9184" calcext:value-type="float">
            <text:p>0.918</text:p>
          </table:table-cell>
          <table:table-cell office:value-type="float" office:value="0.0107144761887831" calcext:value-type="float">
            <text:p>0.01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088" calcext:value-type="float">
            <text:p>0.909</text:p>
          </table:table-cell>
          <table:table-cell table:style-name="ce8" office:value-type="float" office:value="0.0062609903369994" calcext:value-type="float">
            <text:p>0.006</text:p>
          </table:table-cell>
          <table:table-cell table:style-name="ce8" office:value-type="float" office:value="0.9052" calcext:value-type="float">
            <text:p>0.905</text:p>
          </table:table-cell>
          <table:table-cell table:style-name="ce8" office:value-type="float" office:value="0.0118827606220103" calcext:value-type="float">
            <text:p>0.012</text:p>
          </table:table-cell>
          <table:table-cell table:style-name="ce8" office:value-type="float" office:value="0.9084" calcext:value-type="float">
            <text:p>0.908</text:p>
          </table:table-cell>
          <table:table-cell table:style-name="ce8" office:value-type="float" office:value="0.0099398189118313" calcext:value-type="float">
            <text:p>0.010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98994949366116" calcext:value-type="float">
            <text:p>0.010</text:p>
          </table:table-cell>
          <table:table-cell office:value-type="float" office:value="0.9116" calcext:value-type="float">
            <text:p>0.912</text:p>
          </table:table-cell>
          <table:table-cell office:value-type="float" office:value="0.008173126696681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79498427657407" calcext:value-type="float">
            <text:p>0.008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4772255750516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60663003552412" calcext:value-type="float">
            <text:p>0.006</text:p>
          </table:table-cell>
          <table:table-cell office:value-type="float" office:value="0.9072" calcext:value-type="float">
            <text:p>0.907</text:p>
          </table:table-cell>
          <table:table-cell office:value-type="float" office:value="0.009338094023943" calcext:value-type="float">
            <text:p>0.009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57619441163551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72938330115241" calcext:value-type="float">
            <text:p>0.007</text:p>
          </table:table-cell>
          <table:table-cell office:value-type="float" office:value="0.9048" calcext:value-type="float">
            <text:p>0.905</text:p>
          </table:table-cell>
          <table:table-cell office:value-type="float" office:value="0.006870225614927" calcext:value-type="float">
            <text:p>0.007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6870225614927" calcext:value-type="float">
            <text:p>0.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132" calcext:value-type="float">
            <text:p>0.913</text:p>
          </table:table-cell>
          <table:table-cell table:style-name="ce8" office:value-type="float" office:value="0.0083186537372341" calcext:value-type="float">
            <text:p>0.008</text:p>
          </table:table-cell>
          <table:table-cell table:style-name="ce8" office:value-type="float" office:value="0.8988" calcext:value-type="float">
            <text:p>0.899</text:p>
          </table:table-cell>
          <table:table-cell table:style-name="ce8" office:value-type="float" office:value="0.0133865604245452" calcext:value-type="float">
            <text:p>0.013</text:p>
          </table:table-cell>
          <table:table-cell table:style-name="ce8" office:value-type="float" office:value="0.9128" calcext:value-type="float">
            <text:p>0.913</text:p>
          </table:table-cell>
          <table:table-cell table:style-name="ce8" office:value-type="float" office:value="0.0092303846073714" calcext:value-type="float">
            <text:p>0.009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4833147735478" calcext:value-type="float">
            <text:p>0.007</text:p>
          </table:table-cell>
          <table:table-cell office:value-type="float" office:value="0.8984" calcext:value-type="float">
            <text:p>0.898</text:p>
          </table:table-cell>
          <table:table-cell office:value-type="float" office:value="0.014656056768449" calcext:value-type="float">
            <text:p>0.015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88769364084688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128" calcext:value-type="float">
            <text:p>0.913</text:p>
          </table:table-cell>
          <table:table-cell office:value-type="float" office:value="0.0076941536246685" calcext:value-type="float">
            <text:p>0.008</text:p>
          </table:table-cell>
          <table:table-cell office:value-type="float" office:value="0.8964" calcext:value-type="float">
            <text:p>0.896</text:p>
          </table:table-cell>
          <table:table-cell office:value-type="float" office:value="0.0134461890511773" calcext:value-type="float">
            <text:p>0.013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93166517590817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71554175279993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1240384046359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132" calcext:value-type="float">
            <text:p>0.913</text:p>
          </table:table-cell>
          <table:table-cell office:value-type="float" office:value="0.0074296702484027" calcext:value-type="float">
            <text:p>0.00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3114877048604" calcext:value-type="float">
            <text:p>0.013</text:p>
          </table:table-cell>
          <table:table-cell office:value-type="float" office:value="0.9156" calcext:value-type="float">
            <text:p>0.916</text:p>
          </table:table-cell>
          <table:table-cell office:value-type="float" office:value="0.0062289646009589" calcext:value-type="float">
            <text:p>0.006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float" office:value="0.8988" calcext:value-type="float">
            <text:p>0.899</text:p>
          </table:table-cell>
          <table:table-cell office:value-type="float" office:value="0.0052153619241621" calcext:value-type="float">
            <text:p>0.005</text:p>
          </table:table-cell>
          <table:table-cell office:value-type="float" office:value="0.8964" calcext:value-type="float">
            <text:p>0.896</text:p>
          </table:table-cell>
          <table:table-cell office:value-type="float" office:value="0.0086486993241758" calcext:value-type="float">
            <text:p>0.009</text:p>
          </table:table-cell>
          <table:table-cell office:value-type="float" office:value="0.9104" calcext:value-type="float">
            <text:p>0.910</text:p>
          </table:table-cell>
          <table:table-cell office:value-type="float" office:value="0.008414273587185" calcext:value-type="float">
            <text:p>0.008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2607680962081" calcext:value-type="float">
            <text:p>0.003</text:p>
          </table:table-cell>
          <table:table-cell office:value-type="float" office:value="0.8984" calcext:value-type="float">
            <text:p>0.898</text:p>
          </table:table-cell>
          <table:table-cell office:value-type="float" office:value="0.0100399203184089" calcext:value-type="float">
            <text:p>0.010</text:p>
          </table:table-cell>
          <table:table-cell office:value-type="float" office:value="0.9124" calcext:value-type="float">
            <text:p>0.912</text:p>
          </table:table-cell>
          <table:table-cell office:value-type="float" office:value="0.0077974354758471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032" calcext:value-type="float">
            <text:p>0.903</text:p>
          </table:table-cell>
          <table:table-cell office:value-type="float" office:value="0.0026832815729997" calcext:value-type="float">
            <text:p>0.003</text:p>
          </table:table-cell>
          <table:table-cell office:value-type="float" office:value="0.8968" calcext:value-type="float">
            <text:p>0.897</text:p>
          </table:table-cell>
          <table:table-cell office:value-type="float" office:value="0.009011104260855" calcext:value-type="float">
            <text:p>0.00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93808315196468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31622776601683" calcext:value-type="float">
            <text:p>0.003</text:p>
          </table:table-cell>
          <table:table-cell office:value-type="float" office:value="0.8976" calcext:value-type="float">
            <text:p>0.898</text:p>
          </table:table-cell>
          <table:table-cell office:value-type="float" office:value="0.0088769364084688" calcext:value-type="float">
            <text:p>0.009</text:p>
          </table:table-cell>
          <table:table-cell office:value-type="float" office:value="0.9148" calcext:value-type="float">
            <text:p>0.915</text:p>
          </table:table-cell>
          <table:table-cell office:value-type="float" office:value="0.0091214034007931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36" calcext:value-type="float">
            <text:p>0.904</text:p>
          </table:table-cell>
          <table:table-cell office:value-type="float" office:value="0.0035777087639996" calcext:value-type="float">
            <text:p>0.004</text:p>
          </table:table-cell>
          <table:table-cell office:value-type="float" office:value="0.8968" calcext:value-type="float">
            <text:p>0.897</text:p>
          </table:table-cell>
          <table:table-cell office:value-type="float" office:value="0.009011104260855" calcext:value-type="float">
            <text:p>0.009</text:p>
          </table:table-cell>
          <table:table-cell office:value-type="float" office:value="0.9136" calcext:value-type="float">
            <text:p>0.914</text:p>
          </table:table-cell>
          <table:table-cell office:value-type="float" office:value="0.008173126696681" calcext:value-type="float">
            <text:p>0.008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208116553882674" calcext:value-type="float">
            <text:p>0.021</text:p>
          </table:table-cell>
          <table:table-cell table:style-name="ce8" office:value-type="float" office:value="0.8925" calcext:value-type="float">
            <text:p>0.893</text:p>
          </table:table-cell>
          <table:table-cell table:style-name="ce8" office:value-type="float" office:value="0.016583123951777" calcext:value-type="float">
            <text:p>0.017</text:p>
          </table:table-cell>
          <table:table-cell table:style-name="ce8" office:value-type="float" office:value="0.8905" calcext:value-type="float">
            <text:p>0.891</text:p>
          </table:table-cell>
          <table:table-cell table:style-name="ce8" office:value-type="float" office:value="0.0126737918556365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45129252737" calcext:value-type="float">
            <text:p>0.015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67145146504467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4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52684314846024" calcext:value-type="float">
            <text:p>0.015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4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820881404958" calcext:value-type="float">
            <text:p>0.013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81486914128815" calcext:value-type="float">
            <text:p>0.018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8744369255116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33463478150391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86" calcext:value-type="float">
            <text:p>0.886</text:p>
          </table:table-cell>
          <table:table-cell table:style-name="ce8" office:value-type="float" office:value="0.0105475115548644" calcext:value-type="float">
            <text:p>0.011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15062370331392" calcext:value-type="float">
            <text:p>0.015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74999999999999" calcext:value-type="float">
            <text:p>0.017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5747763399593" calcext:value-type="float">
            <text:p>0.01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1576973669407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5323686027243" calcext:value-type="float">
            <text:p>0.0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2158383625775" calcext:value-type="float">
            <text:p>0.0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0623504776131" calcext:value-type="float">
            <text:p>0.0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062370331392" calcext:value-type="float">
            <text:p>0.01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6415504643463" calcext:value-type="float">
            <text:p>0.015</text:p>
          </table:table-cell>
          <table:table-cell office:value-type="float" office:value="0.8845" calcext:value-type="float">
            <text:p>0.885</text:p>
          </table:table-cell>
          <table:table-cell office:value-type="float" office:value="0.0129180106827637" calcext:value-type="float">
            <text:p>0.013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7613589445228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179930542154465" calcext:value-type="float">
            <text:p>0.01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0198746069143517" calcext:value-type="float">
            <text:p>0.020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0.0127475487839819" calcext:value-type="float">
            <text:p>0.013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203100960115899" calcext:value-type="float">
            <text:p>0.02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33463478150391" calcext:value-type="float">
            <text:p>0.013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75534896815419" calcext:value-type="float">
            <text:p>0.01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09612738162545" calcext:value-type="float">
            <text:p>0.02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7718102955874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758331482304" calcext:value-type="float">
            <text:p>0.019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18057189531175" calcext:value-type="float">
            <text:p>0.012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7102631376487" calcext:value-type="float">
            <text:p>0.01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89" calcext:value-type="float">
            <text:p>0.890</text:p>
          </table:table-cell>
          <table:table-cell office:value-type="float" office:value="0.0203100960115898" calcext:value-type="float">
            <text:p>0.020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03077640640441" calcext:value-type="float">
            <text:p>0.010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3178210632763" calcext:value-type="float">
            <text:p>0.014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25" calcext:value-type="float">
            <text:p>0.893</text:p>
          </table:table-cell>
          <table:table-cell table:style-name="ce8" office:value-type="float" office:value="0.0217944947177033" calcext:value-type="float">
            <text:p>0.022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31101106021268" calcext:value-type="float">
            <text:p>0.013</text:p>
          </table:table-cell>
          <table:table-cell table:style-name="ce8" office:value-type="float" office:value="0.896" calcext:value-type="float">
            <text:p>0.896</text:p>
          </table:table-cell>
          <table:table-cell table:style-name="ce8" office:value-type="float" office:value="0.019088609168821" calcext:value-type="float">
            <text:p>0.019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25" calcext:value-type="float">
            <text:p>0.893</text:p>
          </table:table-cell>
          <table:table-cell office:value-type="float" office:value="0.0221500564333366" calcext:value-type="float">
            <text:p>0.02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62370331392" calcext:value-type="float">
            <text:p>0.015</text:p>
          </table:table-cell>
          <table:table-cell office:value-type="float" office:value="0.8935" calcext:value-type="float">
            <text:p>0.894</text:p>
          </table:table-cell>
          <table:table-cell office:value-type="float" office:value="0.0204328167417025" calcext:value-type="float">
            <text:p>0.02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21782551162168" calcext:value-type="float">
            <text:p>0.022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3851895177195" calcext:value-type="float">
            <text:p>0.014</text:p>
          </table:table-cell>
          <table:table-cell office:value-type="float" office:value="0.8925" calcext:value-type="float">
            <text:p>0.893</text:p>
          </table:table-cell>
          <table:table-cell office:value-type="float" office:value="0.0186245805321891" calcext:value-type="float">
            <text:p>0.01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8231528427951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8397416943394" calcext:value-type="float">
            <text:p>0.01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2403817689117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9890324280916" calcext:value-type="float">
            <text:p>0.02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9180106827637" calcext:value-type="float">
            <text:p>0.013</text:p>
          </table:table-cell>
          <table:table-cell office:value-type="float" office:value="0.8935" calcext:value-type="float">
            <text:p>0.894</text:p>
          </table:table-cell>
          <table:table-cell office:value-type="float" office:value="0.0154717484467657" calcext:value-type="float">
            <text:p>0.01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89" calcext:value-type="float">
            <text:p>0.890</text:p>
          </table:table-cell>
          <table:table-cell table:style-name="ce8" office:value-type="float" office:value="0.0182859235479097" calcext:value-type="float">
            <text:p>0.018</text:p>
          </table:table-cell>
          <table:table-cell table:style-name="ce8" office:value-type="float" office:value="0.881" calcext:value-type="float">
            <text:p>0.881</text:p>
          </table:table-cell>
          <table:table-cell table:style-name="ce8" office:value-type="float" office:value="0.0192516233081784" calcext:value-type="float">
            <text:p>0.019</text:p>
          </table:table-cell>
          <table:table-cell table:style-name="ce8" office:value-type="float" office:value="0.886" calcext:value-type="float">
            <text:p>0.886</text:p>
          </table:table-cell>
          <table:table-cell table:style-name="ce8" office:value-type="float" office:value="0.017374550353894" calcext:value-type="float">
            <text:p>0.017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9088609168821" calcext:value-type="float">
            <text:p>0.019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54515371403624" calcext:value-type="float">
            <text:p>0.01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8057189531176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04328167417025" calcext:value-type="float">
            <text:p>0.020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37613589445228" calcext:value-type="float">
            <text:p>0.0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4048602908879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0124611797498" calcext:value-type="float">
            <text:p>0.02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738631664034" calcext:value-type="float">
            <text:p>0.014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55724115023974" calcext:value-type="float">
            <text:p>0.01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89" calcext:value-type="float">
            <text:p>0.890</text:p>
          </table:table-cell>
          <table:table-cell office:value-type="float" office:value="0.0185404962177391" calcext:value-type="float">
            <text:p>0.019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096176920308357" calcext:value-type="float">
            <text:p>0.010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37613589445228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8835" calcext:value-type="float">
            <text:p>0.884</text:p>
          </table:table-cell>
          <table:table-cell table:style-name="ce8" office:value-type="float" office:value="0.02261083810919" calcext:value-type="float">
            <text:p>0.023</text:p>
          </table:table-cell>
          <table:table-cell table:style-name="ce8" office:value-type="float" office:value="0.8875" calcext:value-type="float">
            <text:p>0.888</text:p>
          </table:table-cell>
          <table:table-cell table:style-name="ce8" office:value-type="float" office:value="0.0134629120178362" calcext:value-type="float">
            <text:p>0.013</text:p>
          </table:table-cell>
          <table:table-cell table:style-name="ce8" office:value-type="float" office:value="0.8895" calcext:value-type="float">
            <text:p>0.890</text:p>
          </table:table-cell>
          <table:table-cell table:style-name="ce8" office:value-type="float" office:value="0.0178009831189179" calcext:value-type="float">
            <text:p>0.018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240831891575845" calcext:value-type="float">
            <text:p>0.0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3092527045" calcext:value-type="float">
            <text:p>0.01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71755640373176" calcext:value-type="float">
            <text:p>0.01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259446526282391" calcext:value-type="float">
            <text:p>0.02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24498995979887" calcext:value-type="float">
            <text:p>0.01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0662690130596" calcext:value-type="float">
            <text:p>0.01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241350367722943" calcext:value-type="float">
            <text:p>0.0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4247736397891" calcext:value-type="float">
            <text:p>0.012</text:p>
          </table:table-cell>
          <table:table-cell office:value-type="float" office:value="0.89" calcext:value-type="float">
            <text:p>0.890</text:p>
          </table:table-cell>
          <table:table-cell office:value-type="float" office:value="0.0166770800801579" calcext:value-type="float">
            <text:p>0.01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41996900806601" calcext:value-type="float">
            <text:p>0.02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5092560861062" calcext:value-type="float">
            <text:p>0.0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4717484467657" calcext:value-type="float">
            <text:p>0.01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8905" calcext:value-type="float">
            <text:p>0.891</text:p>
          </table:table-cell>
          <table:table-cell table:style-name="ce8" office:value-type="float" office:value="0.0275794307410432" calcext:value-type="float">
            <text:p>0.028</text:p>
          </table:table-cell>
          <table:table-cell table:style-name="ce8" office:value-type="float" office:value="0.8845" calcext:value-type="float">
            <text:p>0.885</text:p>
          </table:table-cell>
          <table:table-cell table:style-name="ce8" office:value-type="float" office:value="0.008177713616898" calcext:value-type="float">
            <text:p>0.008</text:p>
          </table:table-cell>
          <table:table-cell table:style-name="ce8" office:value-type="float" office:value="0.8895" calcext:value-type="float">
            <text:p>0.890</text:p>
          </table:table-cell>
          <table:table-cell table:style-name="ce8" office:value-type="float" office:value="0.0193164437720818" calcext:value-type="float">
            <text:p>0.019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238877583711824" calcext:value-type="float">
            <text:p>0.024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02469507659595" calcext:value-type="float">
            <text:p>0.010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78009831189178" calcext:value-type="float">
            <text:p>0.01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5091443019936" calcext:value-type="float">
            <text:p>0.0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959784554957" calcext:value-type="float">
            <text:p>0.014</text:p>
          </table:table-cell>
          <table:table-cell office:value-type="float" office:value="0.8895" calcext:value-type="float">
            <text:p>0.890</text:p>
          </table:table-cell>
          <table:table-cell office:value-type="float" office:value="0.0184898620871005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6794833886788" calcext:value-type="float">
            <text:p>0.022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46415504643463" calcext:value-type="float">
            <text:p>0.015</text:p>
          </table:table-cell>
          <table:table-cell office:value-type="float" office:value="0.89" calcext:value-type="float">
            <text:p>0.890</text:p>
          </table:table-cell>
          <table:table-cell office:value-type="float" office:value="0.0170477271212323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218374678019224" calcext:value-type="float">
            <text:p>0.02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3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75356779167502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75" calcext:value-type="float">
            <text:p>0.875</text:p>
          </table:table-cell>
          <table:table-cell table:style-name="ce8" office:value-type="float" office:value="0.0164886324478411" calcext:value-type="float">
            <text:p>0.016</text:p>
          </table:table-cell>
          <table:table-cell table:style-name="ce8" office:value-type="float" office:value="0.888" calcext:value-type="float">
            <text:p>0.888</text:p>
          </table:table-cell>
          <table:table-cell table:style-name="ce8" office:value-type="float" office:value="0.0168077363139716" calcext:value-type="float">
            <text:p>0.017</text:p>
          </table:table-cell>
          <table:table-cell table:style-name="ce8" office:value-type="float" office:value="0.892" calcext:value-type="float">
            <text:p>0.892</text:p>
          </table:table-cell>
          <table:table-cell table:style-name="ce8" office:value-type="float" office:value="0.0188248505970166" calcext:value-type="float">
            <text:p>0.019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93164437720818" calcext:value-type="float">
            <text:p>0.01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76422787643773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5453921077742" calcext:value-type="float">
            <text:p>0.017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20675183861471" calcext:value-type="float">
            <text:p>0.012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46415504643463" calcext:value-type="float">
            <text:p>0.0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7374550353894" calcext:value-type="float">
            <text:p>0.017</text:p>
          </table:table-cell>
          <table:table-cell office:value-type="float" office:value="0.89" calcext:value-type="float">
            <text:p>0.890</text:p>
          </table:table-cell>
          <table:table-cell office:value-type="float" office:value="0.0126243811729526" calcext:value-type="float">
            <text:p>0.013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29421791055447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55" calcext:value-type="float">
            <text:p>0.886</text:p>
          </table:table-cell>
          <table:table-cell office:value-type="float" office:value="0.0162403817689117" calcext:value-type="float">
            <text:p>0.016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6473440639561" calcext:value-type="float">
            <text:p>0.014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55" calcext:value-type="float">
            <text:p>0.886</text:p>
          </table:table-cell>
          <table:table-cell table:style-name="ce8" office:value-type="float" office:value="0.0241350367722943" calcext:value-type="float">
            <text:p>0.024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166395612922937" calcext:value-type="float">
            <text:p>0.017</text:p>
          </table:table-cell>
          <table:table-cell table:style-name="ce8" office:value-type="float" office:value="0.8895" calcext:value-type="float">
            <text:p>0.890</text:p>
          </table:table-cell>
          <table:table-cell table:style-name="ce8" office:value-type="float" office:value="0.0196373368866554" calcext:value-type="float">
            <text:p>0.020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86" calcext:value-type="float">
            <text:p>0.886</text:p>
          </table:table-cell>
          <table:table-cell office:value-type="float" office:value="0.0258964283251571" calcext:value-type="float">
            <text:p>0.026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12820881404958" calcext:value-type="float">
            <text:p>0.013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192840607756768" calcext:value-type="float">
            <text:p>0.0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29293770668864" calcext:value-type="float">
            <text:p>0.02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6207701385946" calcext:value-type="float">
            <text:p>0.017</text:p>
          </table:table-cell>
          <table:table-cell office:value-type="float" office:value="0.8865" calcext:value-type="float">
            <text:p>0.887</text:p>
          </table:table-cell>
          <table:table-cell office:value-type="float" office:value="0.0206609535113943" calcext:value-type="float">
            <text:p>0.0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80846933399672" calcext:value-type="float">
            <text:p>0.02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69004437811555" calcext:value-type="float">
            <text:p>0.0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5067555233217" calcext:value-type="float">
            <text:p>0.01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75" calcext:value-type="float">
            <text:p>0.888</text:p>
          </table:table-cell>
          <table:table-cell office:value-type="float" office:value="0.0263983901024286" calcext:value-type="float">
            <text:p>0.026</text:p>
          </table:table-cell>
          <table:table-cell office:value-type="float" office:value="0.8825" calcext:value-type="float">
            <text:p>0.883</text:p>
          </table:table-cell>
          <table:table-cell office:value-type="float" office:value="0.0161051234084064" calcext:value-type="float">
            <text:p>0.016</text:p>
          </table:table-cell>
          <table:table-cell office:value-type="float" office:value="0.89" calcext:value-type="float">
            <text:p>0.890</text:p>
          </table:table-cell>
          <table:table-cell office:value-type="float" office:value="0.0196054839266976" calcext:value-type="float">
            <text:p>0.020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float" office:value="0.878" calcext:value-type="float">
            <text:p>0.878</text:p>
          </table:table-cell>
          <table:table-cell office:value-type="float" office:value="0.0264811253537307" calcext:value-type="float">
            <text:p>0.026</text:p>
          </table:table-cell>
          <table:table-cell office:value-type="float" office:value="0.88" calcext:value-type="float">
            <text:p>0.880</text:p>
          </table:table-cell>
          <table:table-cell office:value-type="float" office:value="0.0084779124789065" calcext:value-type="float">
            <text:p>0.0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8534507775129" calcext:value-type="float">
            <text:p>0.015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2" calcext:value-type="float">
            <text:p>0.882</text:p>
          </table:table-cell>
          <table:table-cell office:value-type="float" office:value="0.0237434201411675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1236102527122" calcext:value-type="float">
            <text:p>0.011</text:p>
          </table:table-cell>
          <table:table-cell office:value-type="float" office:value="0.8885" calcext:value-type="float">
            <text:p>0.889</text:p>
          </table:table-cell>
          <table:table-cell office:value-type="float" office:value="0.0197325872606711" calcext:value-type="float">
            <text:p>0.0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9123463367062" calcext:value-type="float">
            <text:p>0.025</text:p>
          </table:table-cell>
          <table:table-cell office:value-type="float" office:value="0.8835" calcext:value-type="float">
            <text:p>0.884</text:p>
          </table:table-cell>
          <table:table-cell office:value-type="float" office:value="0.0076239753409884" calcext:value-type="float">
            <text:p>0.008</text:p>
          </table:table-cell>
          <table:table-cell office:value-type="float" office:value="0.8905" calcext:value-type="float">
            <text:p>0.891</text:p>
          </table:table-cell>
          <table:table-cell office:value-type="float" office:value="0.0173565549577097" calcext:value-type="float">
            <text:p>0.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7234706301522" calcext:value-type="float">
            <text:p>0.02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7082039324993" calcext:value-type="float">
            <text:p>0.007</text:p>
          </table:table-cell>
          <table:table-cell office:value-type="float" office:value="0.8915" calcext:value-type="float">
            <text:p>0.892</text:p>
          </table:table-cell>
          <table:table-cell office:value-type="float" office:value="0.0176422787643773" calcext:value-type="float">
            <text:p>0.0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6114379062351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177713616898" calcext:value-type="float">
            <text:p>0.0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1937488640494" calcext:value-type="float">
            <text:p>0.017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9" calcext:value-type="float">
            <text:p>0.890</text:p>
          </table:table-cell>
          <table:table-cell table:style-name="ce8" office:value-type="float" office:value="0.0083333333333333" calcext:value-type="float">
            <text:p>0.008</text:p>
          </table:table-cell>
          <table:table-cell table:style-name="ce8" office:value-type="float" office:value="0.889666666666667" calcext:value-type="float">
            <text:p>0.890</text:p>
          </table:table-cell>
          <table:table-cell table:style-name="ce8" office:value-type="float" office:value="0.0059395098937351" calcext:value-type="float">
            <text:p>0.006</text:p>
          </table:table-cell>
          <table:table-cell table:style-name="ce8" office:value-type="float" office:value="0.893333333333333" calcext:value-type="float">
            <text:p>0.893</text:p>
          </table:table-cell>
          <table:table-cell table:style-name="ce8" office:value-type="float" office:value="0.0121335164821341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89752746785574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90215790684829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081308739451003" calcext:value-type="float">
            <text:p>0.008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1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14503760248784" calcext:value-type="float">
            <text:p>0.011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101105005920686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9671225842413" calcext:value-type="float">
            <text:p>0.011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16308975482452" calcext:value-type="float">
            <text:p>0.012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103413947049923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93333333333333" calcext:value-type="float">
            <text:p>0.893</text:p>
          </table:table-cell>
          <table:table-cell table:style-name="ce8" office:value-type="float" office:value="0.0106066017177981" calcext:value-type="float">
            <text:p>0.011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049999999999999" calcext:value-type="float">
            <text:p>0.005</text:p>
          </table:table-cell>
          <table:table-cell table:style-name="ce8" office:value-type="float" office:value="0.892666666666667" calcext:value-type="float">
            <text:p>0.893</text:p>
          </table:table-cell>
          <table:table-cell table:style-name="ce8" office:value-type="float" office:value="0.0099023005183419" calcext:value-type="float">
            <text:p>0.010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68109389139007" calcext:value-type="float">
            <text:p>0.007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44721359549996" calcext:value-type="float">
            <text:p>0.004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05013226680155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3464775882199" calcext:value-type="float">
            <text:p>0.00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4907350180814" calcext:value-type="float">
            <text:p>0.007</text:p>
          </table:table-cell>
          <table:table-cell office:value-type="float" office:value="0.898333333333333" calcext:value-type="float">
            <text:p>0.898</text:p>
          </table:table-cell>
          <table:table-cell office:value-type="float" office:value="0.0080794664290272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6032401939253" calcext:value-type="float">
            <text:p>0.010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082999330653258" calcext:value-type="float">
            <text:p>0.00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76739096221475" calcext:value-type="float">
            <text:p>0.008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899333333333333" calcext:value-type="float">
            <text:p>0.899</text:p>
          </table:table-cell>
          <table:table-cell office:value-type="float" office:value="0.0081308739451003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05333333333333" calcext:value-type="float">
            <text:p>0.905</text:p>
          </table:table-cell>
          <table:table-cell table:style-name="ce8" office:value-type="float" office:value="0.0081989159174992" calcext:value-type="float">
            <text:p>0.008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118438920029599" calcext:value-type="float">
            <text:p>0.012</text:p>
          </table:table-cell>
          <table:table-cell table:style-name="ce8" office:value-type="float" office:value="0.902" calcext:value-type="float">
            <text:p>0.902</text:p>
          </table:table-cell>
          <table:table-cell table:style-name="ce8" office:value-type="float" office:value="0.0058214163988576" calcext:value-type="float">
            <text:p>0.006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10554159678513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107108460087064" calcext:value-type="float">
            <text:p>0.011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69322114476951" calcext:value-type="float">
            <text:p>0.00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115108644332212" calcext:value-type="float">
            <text:p>0.012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8319208025017" calcext:value-type="float">
            <text:p>0.01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82158383625775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05666666666667" calcext:value-type="float">
            <text:p>0.906</text:p>
          </table:table-cell>
          <table:table-cell office:value-type="float" office:value="0.0107754865834964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079407528330477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05409255338946" calcext:value-type="float">
            <text:p>0.01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1105005920687" calcext:value-type="float">
            <text:p>0.010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92496246170077" calcext:value-type="float">
            <text:p>0.00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03666666666667" calcext:value-type="float">
            <text:p>0.904</text:p>
          </table:table-cell>
          <table:table-cell table:style-name="ce8" office:value-type="float" office:value="0.0106327586051577" calcext:value-type="float">
            <text:p>0.011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076011695006608" calcext:value-type="float">
            <text:p>0.008</text:p>
          </table:table-cell>
          <table:table-cell table:style-name="ce8" office:value-type="float" office:value="0.903666666666667" calcext:value-type="float">
            <text:p>0.904</text:p>
          </table:table-cell>
          <table:table-cell table:style-name="ce8" office:value-type="float" office:value="0.0077638764659013" calcext:value-type="float">
            <text:p>0.008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2077418374393" calcext:value-type="float">
            <text:p>0.0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117615191762515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44144988736264" calcext:value-type="float">
            <text:p>0.014</text:p>
          </table:table-cell>
          <table:table-cell office:value-type="float" office:value="0.892666666666667" calcext:value-type="float">
            <text:p>0.893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102333876220058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0490527540422" calcext:value-type="float">
            <text:p>0.0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97610336428975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128884099527874" calcext:value-type="float">
            <text:p>0.013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09457507306074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03666666666667" calcext:value-type="float">
            <text:p>0.904</text:p>
          </table:table-cell>
          <table:table-cell table:style-name="ce8" office:value-type="float" office:value="0.0064978628965393" calcext:value-type="float">
            <text:p>0.006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59395098937351" calcext:value-type="float">
            <text:p>0.006</text:p>
          </table:table-cell>
          <table:table-cell table:style-name="ce8" office:value-type="float" office:value="0.898" calcext:value-type="float">
            <text:p>0.898</text:p>
          </table:table-cell>
          <table:table-cell table:style-name="ce8" office:value-type="float" office:value="0.0047726070210921" calcext:value-type="float">
            <text:p>0.005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05666666666667" calcext:value-type="float">
            <text:p>0.906</text:p>
          </table:table-cell>
          <table:table-cell office:value-type="float" office:value="0.0082158383625774" calcext:value-type="float">
            <text:p>0.008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074907350180813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05666666666667" calcext:value-type="float">
            <text:p>0.906</text:p>
          </table:table-cell>
          <table:table-cell office:value-type="float" office:value="0.0086281194036965" calcext:value-type="float">
            <text:p>0.009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090061707240708" calcext:value-type="float">
            <text:p>0.009</text:p>
          </table:table-cell>
          <table:table-cell office:value-type="float" office:value="0.901333333333333" calcext:value-type="float">
            <text:p>0.901</text:p>
          </table:table-cell>
          <table:table-cell office:value-type="float" office:value="0.0086120071218425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05666666666667" calcext:value-type="float">
            <text:p>0.906</text:p>
          </table:table-cell>
          <table:table-cell office:value-type="float" office:value="0.0089442719099991" calcext:value-type="float">
            <text:p>0.00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6465307523251" calcext:value-type="float">
            <text:p>0.010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073598007219398" calcext:value-type="float">
            <text:p>0.00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05666666666667" calcext:value-type="float">
            <text:p>0.906</text:p>
          </table:table-cell>
          <table:table-cell office:value-type="float" office:value="0.0096176920308357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94721814922552" calcext:value-type="float">
            <text:p>0.009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084656167328002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04666666666667" calcext:value-type="float">
            <text:p>0.905</text:p>
          </table:table-cell>
          <table:table-cell table:style-name="ce8" office:value-type="float" office:value="0.0123265747247337" calcext:value-type="float">
            <text:p>0.012</text:p>
          </table:table-cell>
          <table:table-cell table:style-name="ce8" office:value-type="float" office:value="0.879" calcext:value-type="float">
            <text:p>0.879</text:p>
          </table:table-cell>
          <table:table-cell table:style-name="ce8" office:value-type="float" office:value="0.0091742392963485" calcext:value-type="float">
            <text:p>0.009</text:p>
          </table:table-cell>
          <table:table-cell table:style-name="ce8" office:value-type="float" office:value="0.900333333333333" calcext:value-type="float">
            <text:p>0.900</text:p>
          </table:table-cell>
          <table:table-cell table:style-name="ce8" office:value-type="float" office:value="0.0143081173542231" calcext:value-type="float">
            <text:p>0.014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2469507659595" calcext:value-type="float">
            <text:p>0.010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75092535507125" calcext:value-type="float">
            <text:p>0.008</text:p>
          </table:table-cell>
          <table:table-cell office:value-type="float" office:value="0.903666666666667" calcext:value-type="float">
            <text:p>0.904</text:p>
          </table:table-cell>
          <table:table-cell office:value-type="float" office:value="0.013560563737872" calcext:value-type="float">
            <text:p>0.014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098601329718326" calcext:value-type="float">
            <text:p>0.010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66248689714506" calcext:value-type="float">
            <text:p>0.007</text:p>
          </table:table-cell>
          <table:table-cell office:value-type="float" office:value="0.901666666666667" calcext:value-type="float">
            <text:p>0.902</text:p>
          </table:table-cell>
          <table:table-cell office:value-type="float" office:value="0.0110554159678513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89287301573192" calcext:value-type="float">
            <text:p>0.009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04482853457716" calcext:value-type="float">
            <text:p>0.010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05013226680155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05666666666667" calcext:value-type="float">
            <text:p>0.906</text:p>
          </table:table-cell>
          <table:table-cell office:value-type="float" office:value="0.0110930408615291" calcext:value-type="float">
            <text:p>0.011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17497044880096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06333333333333" calcext:value-type="float">
            <text:p>0.906</text:p>
          </table:table-cell>
          <table:table-cell table:style-name="ce8" office:value-type="float" office:value="0.015018507101425" calcext:value-type="float">
            <text:p>0.015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117497044880096" calcext:value-type="float">
            <text:p>0.012</text:p>
          </table:table-cell>
          <table:table-cell table:style-name="ce8" office:value-type="float" office:value="0.900333333333333" calcext:value-type="float">
            <text:p>0.900</text:p>
          </table:table-cell>
          <table:table-cell table:style-name="ce8" office:value-type="float" office:value="0.0068109389139008" calcext:value-type="float">
            <text:p>0.007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06333333333333" calcext:value-type="float">
            <text:p>0.906</text:p>
          </table:table-cell>
          <table:table-cell office:value-type="float" office:value="0.0137133349538161" calcext:value-type="float">
            <text:p>0.014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96752835157999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54110350074224" calcext:value-type="float">
            <text:p>0.015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7728015412913" calcext:value-type="float">
            <text:p>0.008</text:p>
          </table:table-cell>
          <table:table-cell office:value-type="float" office:value="0.903333333333333" calcext:value-type="float">
            <text:p>0.903</text:p>
          </table:table-cell>
          <table:table-cell office:value-type="float" office:value="0.0117260393995585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40435829552939" calcext:value-type="float">
            <text:p>0.0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76919871728095" calcext:value-type="float">
            <text:p>0.008</text:p>
          </table:table-cell>
          <table:table-cell office:value-type="float" office:value="0.904666666666667" calcext:value-type="float">
            <text:p>0.905</text:p>
          </table:table-cell>
          <table:table-cell office:value-type="float" office:value="0.0096752835158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39443337755679" calcext:value-type="float">
            <text:p>0.014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87717982446271" calcext:value-type="float">
            <text:p>0.00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1308739451003" calcext:value-type="float">
            <text:p>0.0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92333333333333" calcext:value-type="float">
            <text:p>0.892</text:p>
          </table:table-cell>
          <table:table-cell table:style-name="ce8" office:value-type="float" office:value="0.0129421791055447" calcext:value-type="float">
            <text:p>0.013</text:p>
          </table:table-cell>
          <table:table-cell table:style-name="ce8" office:value-type="float" office:value="0.887666666666667" calcext:value-type="float">
            <text:p>0.888</text:p>
          </table:table-cell>
          <table:table-cell table:style-name="ce8" office:value-type="float" office:value="0.0112175457803092" calcext:value-type="float">
            <text:p>0.011</text:p>
          </table:table-cell>
          <table:table-cell table:style-name="ce8" office:value-type="float" office:value="0.892" calcext:value-type="float">
            <text:p>0.892</text:p>
          </table:table-cell>
          <table:table-cell table:style-name="ce8" office:value-type="float" office:value="0.0086922698736035" calcext:value-type="float">
            <text:p>0.009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894666666666666" calcext:value-type="float">
            <text:p>0.895</text:p>
          </table:table-cell>
          <table:table-cell office:value-type="float" office:value="0.0084491945704243" calcext:value-type="float">
            <text:p>0.00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5192024052026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2496246170077" calcext:value-type="float">
            <text:p>0.009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98319208025017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6176920308356" calcext:value-type="float">
            <text:p>0.010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78704793020783" calcext:value-type="float">
            <text:p>0.008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094721814922551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86922698736035" calcext:value-type="float">
            <text:p>0.009</text:p>
          </table:table-cell>
          <table:table-cell office:value-type="float" office:value="0.891333333333333" calcext:value-type="float">
            <text:p>0.891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1308739451002" calcext:value-type="float">
            <text:p>0.0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04666666666667" calcext:value-type="float">
            <text:p>0.905</text:p>
          </table:table-cell>
          <table:table-cell table:style-name="ce8" office:value-type="float" office:value="0.0095306523036638" calcext:value-type="float">
            <text:p>0.010</text:p>
          </table:table-cell>
          <table:table-cell table:style-name="ce8" office:value-type="float" office:value="0.878333333333333" calcext:value-type="float">
            <text:p>0.878</text:p>
          </table:table-cell>
          <table:table-cell table:style-name="ce8" office:value-type="float" office:value="0.0121335164821341" calcext:value-type="float">
            <text:p>0.012</text:p>
          </table:table-cell>
          <table:table-cell table:style-name="ce8" office:value-type="float" office:value="0.906" calcext:value-type="float">
            <text:p>0.906</text:p>
          </table:table-cell>
          <table:table-cell table:style-name="ce8" office:value-type="float" office:value="0.0102469507659595" calcext:value-type="float">
            <text:p>0.010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093541434669348" calcext:value-type="float">
            <text:p>0.009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2804812271389" calcext:value-type="float">
            <text:p>0.006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86922698736035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07666666666667" calcext:value-type="float">
            <text:p>0.908</text:p>
          </table:table-cell>
          <table:table-cell office:value-type="float" office:value="0.0093985814532478" calcext:value-type="float">
            <text:p>0.009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093837921735061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3831842266395" calcext:value-type="float">
            <text:p>0.008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66248689714506" calcext:value-type="float">
            <text:p>0.007</text:p>
          </table:table-cell>
          <table:table-cell office:value-type="float" office:value="0.906333333333333" calcext:value-type="float">
            <text:p>0.906</text:p>
          </table:table-cell>
          <table:table-cell office:value-type="float" office:value="0.0106327586051576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07333333333333" calcext:value-type="float">
            <text:p>0.907</text:p>
          </table:table-cell>
          <table:table-cell office:value-type="float" office:value="0.0104482853457716" calcext:value-type="float">
            <text:p>0.010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0073219608788296" calcext:value-type="float">
            <text:p>0.007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09924216318941" calcext:value-type="float">
            <text:p>0.011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float" office:value="0.902666666666667" calcext:value-type="float">
            <text:p>0.903</text:p>
          </table:table-cell>
          <table:table-cell office:value-type="float" office:value="0.011522924011629" calcext:value-type="float">
            <text:p>0.012</text:p>
          </table:table-cell>
          <table:table-cell office:value-type="float" office:value="0.864333333333333" calcext:value-type="float">
            <text:p>0.864</text:p>
          </table:table-cell>
          <table:table-cell office:value-type="float" office:value="0.0107754865834963" calcext:value-type="float">
            <text:p>0.011</text:p>
          </table:table-cell>
          <table:table-cell office:value-type="float" office:value="0.904333333333333" calcext:value-type="float">
            <text:p>0.904</text:p>
          </table:table-cell>
          <table:table-cell office:value-type="float" office:value="0.0084656167328001" calcext:value-type="float">
            <text:p>0.008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15108644332213" calcext:value-type="float">
            <text:p>0.012</text:p>
          </table:table-cell>
          <table:table-cell office:value-type="float" office:value="0.867666666666667" calcext:value-type="float">
            <text:p>0.868</text:p>
          </table:table-cell>
          <table:table-cell office:value-type="float" office:value="0.0114624992426996" calcext:value-type="float">
            <text:p>0.011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21563883525403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05333333333333" calcext:value-type="float">
            <text:p>0.905</text:p>
          </table:table-cell>
          <table:table-cell office:value-type="float" office:value="0.0134577528254576" calcext:value-type="float">
            <text:p>0.013</text:p>
          </table:table-cell>
          <table:table-cell office:value-type="float" office:value="0.870666666666667" calcext:value-type="float">
            <text:p>0.871</text:p>
          </table:table-cell>
          <table:table-cell office:value-type="float" office:value="0.014073221221723" calcext:value-type="float">
            <text:p>0.014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14867072934085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06666666666667" calcext:value-type="float">
            <text:p>0.907</text:p>
          </table:table-cell>
          <table:table-cell office:value-type="float" office:value="0.0123040192168611" calcext:value-type="float">
            <text:p>0.012</text:p>
          </table:table-cell>
          <table:table-cell office:value-type="float" office:value="0.869666666666667" calcext:value-type="float">
            <text:p>0.870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08908728351363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24944432093274" calcext:value-type="float">
            <text:p>0.012</text:p>
          </table:table-cell>
          <table:table-cell office:value-type="float" office:value="0.87" calcext:value-type="float">
            <text:p>0.870</text:p>
          </table:table-cell>
          <table:table-cell office:value-type="float" office:value="0.0120185042515466" calcext:value-type="float">
            <text:p>0.012</text:p>
          </table:table-cell>
          <table:table-cell office:value-type="float" office:value="0.906333333333333" calcext:value-type="float">
            <text:p>0.906</text:p>
          </table:table-cell>
          <table:table-cell office:value-type="float" office:value="0.0124944432093275" calcext:value-type="float">
            <text:p>0.012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3925" calcext:value-type="float">
            <text:p>0.839</text:p>
          </table:table-cell>
          <table:table-cell table:style-name="ce8" office:value-type="float" office:value="0.0121385233863102" calcext:value-type="float">
            <text:p>0.012</text:p>
          </table:table-cell>
          <table:table-cell table:style-name="ce8" office:value-type="float" office:value="0.8415" calcext:value-type="float">
            <text:p>0.842</text:p>
          </table:table-cell>
          <table:table-cell table:style-name="ce8" office:value-type="float" office:value="0.0189241908677755" calcext:value-type="float">
            <text:p>0.019</text:p>
          </table:table-cell>
          <table:table-cell table:style-name="ce8" office:value-type="float" office:value="0.8405" calcext:value-type="float">
            <text:p>0.841</text:p>
          </table:table-cell>
          <table:table-cell table:style-name="ce8" office:value-type="float" office:value="0.0107746809697549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</text:p>
          </table:table-cell>
          <table:table-cell office:value-type="float" office:value="0.84375" calcext:value-type="float">
            <text:p>0.844</text:p>
          </table:table-cell>
          <table:table-cell office:value-type="float" office:value="0.01375" calcext:value-type="float">
            <text:p>0.014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01010519254184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4325" calcext:value-type="float">
            <text:p>0.843</text:p>
          </table:table-cell>
          <table:table-cell office:value-type="float" office:value="0.0143232765106311" calcext:value-type="float">
            <text:p>0.014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</text:p>
          </table:table-cell>
          <table:table-cell office:value-type="float" office:value="0.8425" calcext:value-type="float">
            <text:p>0.843</text:p>
          </table:table-cell>
          <table:table-cell office:value-type="float" office:value="0.0102316909648405" calcext:value-type="float">
            <text:p>0.010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085421747816349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4</text:p>
          </table:table-cell>
          <table:table-cell office:value-type="float" office:value="0.8445" calcext:value-type="float">
            <text:p>0.845</text:p>
          </table:table-cell>
          <table:table-cell office:value-type="float" office:value="0.0116122241624935" calcext:value-type="float">
            <text:p>0.012</text:p>
          </table:table-cell>
          <table:table-cell office:value-type="float" office:value="0.8425" calcext:value-type="float">
            <text:p>0.843</text:p>
          </table:table-cell>
          <table:table-cell office:value-type="float" office:value="0.0113536888278655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365" calcext:value-type="float">
            <text:p>0.837</text:p>
          </table:table-cell>
          <table:table-cell table:style-name="ce8" office:value-type="float" office:value="0.0139025627133992" calcext:value-type="float">
            <text:p>0.014</text:p>
          </table:table-cell>
          <table:table-cell table:style-name="ce8" office:value-type="float" office:value="0.83475" calcext:value-type="float">
            <text:p>0.835</text:p>
          </table:table-cell>
          <table:table-cell table:style-name="ce8" office:value-type="float" office:value="0.0133287752625663" calcext:value-type="float">
            <text:p>0.013</text:p>
          </table:table-cell>
          <table:table-cell table:style-name="ce8" office:value-type="float" office:value="0.8405" calcext:value-type="float">
            <text:p>0.841</text:p>
          </table:table-cell>
          <table:table-cell table:style-name="ce8" office:value-type="float" office:value="0.0138800666424912" calcext:value-type="float">
            <text:p>0.014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445" calcext:value-type="float">
            <text:p>0.845</text:p>
          </table:table-cell>
          <table:table-cell office:value-type="float" office:value="0.0160711309496251" calcext:value-type="float">
            <text:p>0.016</text:p>
          </table:table-cell>
          <table:table-cell office:value-type="float" office:value="0.8425" calcext:value-type="float">
            <text:p>0.843</text:p>
          </table:table-cell>
          <table:table-cell office:value-type="float" office:value="0.0153093108923948" calcext:value-type="float">
            <text:p>0.015</text:p>
          </table:table-cell>
          <table:table-cell office:value-type="float" office:value="0.84225" calcext:value-type="float">
            <text:p>0.842</text:p>
          </table:table-cell>
          <table:table-cell office:value-type="float" office:value="0.0130324115189783" calcext:value-type="float">
            <text:p>0.013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66160690297073" calcext:value-type="float">
            <text:p>0.017</text:p>
          </table:table-cell>
          <table:table-cell office:value-type="float" office:value="0.8415" calcext:value-type="float">
            <text:p>0.842</text:p>
          </table:table-cell>
          <table:table-cell office:value-type="float" office:value="0.01209984504033" calcext:value-type="float">
            <text:p>0.012</text:p>
          </table:table-cell>
          <table:table-cell office:value-type="float" office:value="0.84425" calcext:value-type="float">
            <text:p>0.844</text:p>
          </table:table-cell>
          <table:table-cell office:value-type="float" office:value="0.0136530674209131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164316767251549" calcext:value-type="float">
            <text:p>0.016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42082722383828" calcext:value-type="float">
            <text:p>0.014</text:p>
          </table:table-cell>
          <table:table-cell office:value-type="float" office:value="0.84675" calcext:value-type="float">
            <text:p>0.847</text:p>
          </table:table-cell>
          <table:table-cell office:value-type="float" office:value="0.0127045759472719" calcext:value-type="float">
            <text:p>0.013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4525" calcext:value-type="float">
            <text:p>0.845</text:p>
          </table:table-cell>
          <table:table-cell office:value-type="float" office:value="0.0152428261815189" calcext:value-type="float">
            <text:p>0.015</text:p>
          </table:table-cell>
          <table:table-cell office:value-type="float" office:value="0.8405" calcext:value-type="float">
            <text:p>0.841</text:p>
          </table:table-cell>
          <table:table-cell office:value-type="float" office:value="0.0148060376198359" calcext:value-type="float">
            <text:p>0.015</text:p>
          </table:table-cell>
          <table:table-cell office:value-type="float" office:value="0.84575" calcext:value-type="float">
            <text:p>0.846</text:p>
          </table:table-cell>
          <table:table-cell office:value-type="float" office:value="0.0138800666424913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8535" calcext:value-type="float">
            <text:p>0.854</text:p>
          </table:table-cell>
          <table:table-cell table:style-name="ce8" office:value-type="float" office:value="0.0086782774788548" calcext:value-type="float">
            <text:p>0.009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0.0147531776238205" calcext:value-type="float">
            <text:p>0.015</text:p>
          </table:table-cell>
          <table:table-cell table:style-name="ce8" office:value-type="float" office:value="0.8505" calcext:value-type="float">
            <text:p>0.851</text:p>
          </table:table-cell>
          <table:table-cell table:style-name="ce8" office:value-type="float" office:value="0.0083666002653407" calcext:value-type="float">
            <text:p>0.008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856" calcext:value-type="float">
            <text:p>0.856</text:p>
          </table:table-cell>
          <table:table-cell office:value-type="float" office:value="0.0094124252985083" calcext:value-type="float">
            <text:p>0.009</text:p>
          </table:table-cell>
          <table:table-cell office:value-type="float" office:value="0.83475" calcext:value-type="float">
            <text:p>0.835</text:p>
          </table:table-cell>
          <table:table-cell office:value-type="float" office:value="0.015647483823286" calcext:value-type="float">
            <text:p>0.016</text:p>
          </table:table-cell>
          <table:table-cell office:value-type="float" office:value="0.85375" calcext:value-type="float">
            <text:p>0.854</text:p>
          </table:table-cell>
          <table:table-cell office:value-type="float" office:value="0.008003905296791" calcext:value-type="float">
            <text:p>0.00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8555" calcext:value-type="float">
            <text:p>0.856</text:p>
          </table:table-cell>
          <table:table-cell office:value-type="float" office:value="0.0122027148618658" calcext:value-type="float">
            <text:p>0.012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54868896167048" calcext:value-type="float">
            <text:p>0.015</text:p>
          </table:table-cell>
          <table:table-cell office:value-type="float" office:value="0.85475" calcext:value-type="float">
            <text:p>0.855</text:p>
          </table:table-cell>
          <table:table-cell office:value-type="float" office:value="0.0111593570603328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85725" calcext:value-type="float">
            <text:p>0.857</text:p>
          </table:table-cell>
          <table:table-cell office:value-type="float" office:value="0.0108036452181659" calcext:value-type="float">
            <text:p>0.011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35669635512151" calcext:value-type="float">
            <text:p>0.014</text:p>
          </table:table-cell>
          <table:table-cell office:value-type="float" office:value="0.85525" calcext:value-type="float">
            <text:p>0.855</text:p>
          </table:table-cell>
          <table:table-cell office:value-type="float" office:value="0.0100545387760951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1476878931138" calcext:value-type="float">
            <text:p>0.011</text:p>
          </table:table-cell>
          <table:table-cell office:value-type="float" office:value="0.8325" calcext:value-type="float">
            <text:p>0.833</text:p>
          </table:table-cell>
          <table:table-cell office:value-type="float" office:value="0.01375" calcext:value-type="float">
            <text:p>0.014</text:p>
          </table:table-cell>
          <table:table-cell office:value-type="float" office:value="0.8565" calcext:value-type="float">
            <text:p>0.857</text:p>
          </table:table-cell>
          <table:table-cell office:value-type="float" office:value="0.0094124252985083" calcext:value-type="float">
            <text:p>0.00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55" calcext:value-type="float">
            <text:p>0.855</text:p>
          </table:table-cell>
          <table:table-cell table:style-name="ce8" office:value-type="float" office:value="0.0092702481088696" calcext:value-type="float">
            <text:p>0.009</text:p>
          </table:table-cell>
          <table:table-cell table:style-name="ce8" office:value-type="float" office:value="0.82875" calcext:value-type="float">
            <text:p>0.829</text:p>
          </table:table-cell>
          <table:table-cell table:style-name="ce8" office:value-type="float" office:value="0.0135784756140002" calcext:value-type="float">
            <text:p>0.014</text:p>
          </table:table-cell>
          <table:table-cell table:style-name="ce8" office:value-type="float" office:value="0.85075" calcext:value-type="float">
            <text:p>0.851</text:p>
          </table:table-cell>
          <table:table-cell table:style-name="ce8" office:value-type="float" office:value="0.0140479090970863" calcext:value-type="float">
            <text:p>0.014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5875" calcext:value-type="float">
            <text:p>0.859</text:p>
          </table:table-cell>
          <table:table-cell office:value-type="float" office:value="0.0089704375590046" calcext:value-type="float">
            <text:p>0.00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21320855585509" calcext:value-type="float">
            <text:p>0.012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95443045844105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11313184304465" calcext:value-type="float">
            <text:p>0.011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33287752625662" calcext:value-type="float">
            <text:p>0.013</text:p>
          </table:table-cell>
          <table:table-cell office:value-type="float" office:value="0.85425" calcext:value-type="float">
            <text:p>0.854</text:p>
          </table:table-cell>
          <table:table-cell office:value-type="float" office:value="0.0120739906410432" calcext:value-type="float">
            <text:p>0.012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5775" calcext:value-type="float">
            <text:p>0.858</text:p>
          </table:table-cell>
          <table:table-cell office:value-type="float" office:value="0.0115379807592143" calcext:value-type="float">
            <text:p>0.012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26984250992002" calcext:value-type="float">
            <text:p>0.013</text:p>
          </table:table-cell>
          <table:table-cell office:value-type="float" office:value="0.8535" calcext:value-type="float">
            <text:p>0.854</text:p>
          </table:table-cell>
          <table:table-cell office:value-type="float" office:value="0.0137329439669722" calcext:value-type="float">
            <text:p>0.01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5775" calcext:value-type="float">
            <text:p>0.858</text:p>
          </table:table-cell>
          <table:table-cell office:value-type="float" office:value="0.0124812359163665" calcext:value-type="float">
            <text:p>0.012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130324115189783" calcext:value-type="float">
            <text:p>0.013</text:p>
          </table:table-cell>
          <table:table-cell office:value-type="float" office:value="0.8545" calcext:value-type="float">
            <text:p>0.855</text:p>
          </table:table-cell>
          <table:table-cell office:value-type="float" office:value="0.012266570425347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852" calcext:value-type="float">
            <text:p>0.852</text:p>
          </table:table-cell>
          <table:table-cell table:style-name="ce8" office:value-type="float" office:value="0.0122983738762488" calcext:value-type="float">
            <text:p>0.012</text:p>
          </table:table-cell>
          <table:table-cell table:style-name="ce8" office:value-type="float" office:value="0.828" calcext:value-type="float">
            <text:p>0.828</text:p>
          </table:table-cell>
          <table:table-cell table:style-name="ce8" office:value-type="float" office:value="0.0122027148618658" calcext:value-type="float">
            <text:p>0.012</text:p>
          </table:table-cell>
          <table:table-cell table:style-name="ce8" office:value-type="float" office:value="0.8445" calcext:value-type="float">
            <text:p>0.845</text:p>
          </table:table-cell>
          <table:table-cell table:style-name="ce8" office:value-type="float" office:value="0.0111663557170636" calcext:value-type="float">
            <text:p>0.011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85775" calcext:value-type="float">
            <text:p>0.858</text:p>
          </table:table-cell>
          <table:table-cell office:value-type="float" office:value="0.0122601998352392" calcext:value-type="float">
            <text:p>0.012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51193171142085" calcext:value-type="float">
            <text:p>0.015</text:p>
          </table:table-cell>
          <table:table-cell office:value-type="float" office:value="0.8485" calcext:value-type="float">
            <text:p>0.849</text:p>
          </table:table-cell>
          <table:table-cell office:value-type="float" office:value="0.0084502218905778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85925" calcext:value-type="float">
            <text:p>0.859</text:p>
          </table:table-cell>
          <table:table-cell office:value-type="float" office:value="0.0084131593352319" calcext:value-type="float">
            <text:p>0.008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60711309496251" calcext:value-type="float">
            <text:p>0.016</text:p>
          </table:table-cell>
          <table:table-cell office:value-type="float" office:value="0.8475" calcext:value-type="float">
            <text:p>0.848</text:p>
          </table:table-cell>
          <table:table-cell office:value-type="float" office:value="0.0124058957757995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85475" calcext:value-type="float">
            <text:p>0.855</text:p>
          </table:table-cell>
          <table:table-cell office:value-type="float" office:value="0.0115040753648435" calcext:value-type="float">
            <text:p>0.012</text:p>
          </table:table-cell>
          <table:table-cell office:value-type="float" office:value="0.83375" calcext:value-type="float">
            <text:p>0.834</text:p>
          </table:table-cell>
          <table:table-cell office:value-type="float" office:value="0.0133755840993954" calcext:value-type="float">
            <text:p>0.013</text:p>
          </table:table-cell>
          <table:table-cell office:value-type="float" office:value="0.84975" calcext:value-type="float">
            <text:p>0.850</text:p>
          </table:table-cell>
          <table:table-cell office:value-type="float" office:value="0.0098186684433277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8555" calcext:value-type="float">
            <text:p>0.856</text:p>
          </table:table-cell>
          <table:table-cell office:value-type="float" office:value="0.0085055129181019" calcext:value-type="float">
            <text:p>0.009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26429328084902" calcext:value-type="float">
            <text:p>0.013</text:p>
          </table:table-cell>
          <table:table-cell office:value-type="float" office:value="0.84675" calcext:value-type="float">
            <text:p>0.847</text:p>
          </table:table-cell>
          <table:table-cell office:value-type="float" office:value="0.0123300952956577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85625" calcext:value-type="float">
            <text:p>0.856</text:p>
          </table:table-cell>
          <table:table-cell table:style-name="ce8" office:value-type="float" office:value="0.0091429617739548" calcext:value-type="float">
            <text:p>0.009</text:p>
          </table:table-cell>
          <table:table-cell table:style-name="ce8" office:value-type="float" office:value="0.83075" calcext:value-type="float">
            <text:p>0.831</text:p>
          </table:table-cell>
          <table:table-cell table:style-name="ce8" office:value-type="float" office:value="0.0114086042091046" calcext:value-type="float">
            <text:p>0.011</text:p>
          </table:table-cell>
          <table:table-cell table:style-name="ce8" office:value-type="float" office:value="0.855" calcext:value-type="float">
            <text:p>0.855</text:p>
          </table:table-cell>
          <table:table-cell table:style-name="ce8" office:value-type="float" office:value="0.0105697090783048" calcext:value-type="float">
            <text:p>0.011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8595" calcext:value-type="float">
            <text:p>0.860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834" calcext:value-type="float">
            <text:p>0.834</text:p>
          </table:table-cell>
          <table:table-cell office:value-type="float" office:value="0.0115717868110331" calcext:value-type="float">
            <text:p>0.012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02164083708512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94620954338877" calcext:value-type="float">
            <text:p>0.009</text:p>
          </table:table-cell>
          <table:table-cell office:value-type="float" office:value="0.83525" calcext:value-type="float">
            <text:p>0.835</text:p>
          </table:table-cell>
          <table:table-cell office:value-type="float" office:value="0.0124812359163665" calcext:value-type="float">
            <text:p>0.012</text:p>
          </table:table-cell>
          <table:table-cell office:value-type="float" office:value="0.85725" calcext:value-type="float">
            <text:p>0.857</text:p>
          </table:table-cell>
          <table:table-cell office:value-type="float" office:value="0.010170422803404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86075" calcext:value-type="float">
            <text:p>0.861</text:p>
          </table:table-cell>
          <table:table-cell office:value-type="float" office:value="0.0096258116540892" calcext:value-type="float">
            <text:p>0.010</text:p>
          </table:table-cell>
          <table:table-cell office:value-type="float" office:value="0.83525" calcext:value-type="float">
            <text:p>0.835</text:p>
          </table:table-cell>
          <table:table-cell office:value-type="float" office:value="0.010875718367078" calcext:value-type="float">
            <text:p>0.011</text:p>
          </table:table-cell>
          <table:table-cell office:value-type="float" office:value="0.8565" calcext:value-type="float">
            <text:p>0.857</text:p>
          </table:table-cell>
          <table:table-cell office:value-type="float" office:value="0.0092449310435503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86175" calcext:value-type="float">
            <text:p>0.862</text:p>
          </table:table-cell>
          <table:table-cell office:value-type="float" office:value="0.0090398423658822" calcext:value-type="float">
            <text:p>0.009</text:p>
          </table:table-cell>
          <table:table-cell office:value-type="float" office:value="0.83775" calcext:value-type="float">
            <text:p>0.838</text:p>
          </table:table-cell>
          <table:table-cell office:value-type="float" office:value="0.0124184842070198" calcext:value-type="float">
            <text:p>0.012</text:p>
          </table:table-cell>
          <table:table-cell office:value-type="float" office:value="0.85725" calcext:value-type="float">
            <text:p>0.857</text:p>
          </table:table-cell>
          <table:table-cell office:value-type="float" office:value="0.0097387755903912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86075" calcext:value-type="float">
            <text:p>0.861</text:p>
          </table:table-cell>
          <table:table-cell table:style-name="ce8" office:value-type="float" office:value="0.008687275176947" calcext:value-type="float">
            <text:p>0.009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0.014361406616345" calcext:value-type="float">
            <text:p>0.014</text:p>
          </table:table-cell>
          <table:table-cell table:style-name="ce8" office:value-type="float" office:value="0.8505" calcext:value-type="float">
            <text:p>0.851</text:p>
          </table:table-cell>
          <table:table-cell table:style-name="ce8" office:value-type="float" office:value="0.0135092560861063" calcext:value-type="float">
            <text:p>0.014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8595" calcext:value-type="float">
            <text:p>0.860</text:p>
          </table:table-cell>
          <table:table-cell office:value-type="float" office:value="0.0080816149376222" calcext:value-type="float">
            <text:p>0.008</text:p>
          </table:table-cell>
          <table:table-cell office:value-type="float" office:value="0.8265" calcext:value-type="float">
            <text:p>0.827</text:p>
          </table:table-cell>
          <table:table-cell office:value-type="float" office:value="0.0149843668534909" calcext:value-type="float">
            <text:p>0.015</text:p>
          </table:table-cell>
          <table:table-cell office:value-type="float" office:value="0.8575" calcext:value-type="float">
            <text:p>0.858</text:p>
          </table:table-cell>
          <table:table-cell office:value-type="float" office:value="0.0114222918015606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861" calcext:value-type="float">
            <text:p>0.861</text:p>
          </table:table-cell>
          <table:table-cell office:value-type="float" office:value="0.0076750407165043" calcext:value-type="float">
            <text:p>0.008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35034717758063" calcext:value-type="float">
            <text:p>0.014</text:p>
          </table:table-cell>
          <table:table-cell office:value-type="float" office:value="0.85775" calcext:value-type="float">
            <text:p>0.858</text:p>
          </table:table-cell>
          <table:table-cell office:value-type="float" office:value="0.0085421747816349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859" calcext:value-type="float">
            <text:p>0.859</text:p>
          </table:table-cell>
          <table:table-cell office:value-type="float" office:value="0.0065788486834703" calcext:value-type="float">
            <text:p>0.007</text:p>
          </table:table-cell>
          <table:table-cell office:value-type="float" office:value="0.8305" calcext:value-type="float">
            <text:p>0.831</text:p>
          </table:table-cell>
          <table:table-cell office:value-type="float" office:value="0.0139921853189556" calcext:value-type="float">
            <text:p>0.014</text:p>
          </table:table-cell>
          <table:table-cell office:value-type="float" office:value="0.8575" calcext:value-type="float">
            <text:p>0.858</text:p>
          </table:table-cell>
          <table:table-cell office:value-type="float" office:value="0.0090571104663684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85925" calcext:value-type="float">
            <text:p>0.859</text:p>
          </table:table-cell>
          <table:table-cell office:value-type="float" office:value="0.0051234753829798" calcext:value-type="float">
            <text:p>0.005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56973325759506" calcext:value-type="float">
            <text:p>0.016</text:p>
          </table:table-cell>
          <table:table-cell office:value-type="float" office:value="0.8565" calcext:value-type="float">
            <text:p>0.857</text:p>
          </table:table-cell>
          <table:table-cell office:value-type="float" office:value="0.0091172912644052" calcext:value-type="float">
            <text:p>0.00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405" calcext:value-type="float">
            <text:p>0.841</text:p>
          </table:table-cell>
          <table:table-cell table:style-name="ce8" office:value-type="float" office:value="0.0139921853189557" calcext:value-type="float">
            <text:p>0.014</text:p>
          </table:table-cell>
          <table:table-cell table:style-name="ce8" office:value-type="float" office:value="0.838" calcext:value-type="float">
            <text:p>0.838</text:p>
          </table:table-cell>
          <table:table-cell table:style-name="ce8" office:value-type="float" office:value="0.0136244265934386" calcext:value-type="float">
            <text:p>0.014</text:p>
          </table:table-cell>
          <table:table-cell table:style-name="ce8" office:value-type="float" office:value="0.84025" calcext:value-type="float">
            <text:p>0.840</text:p>
          </table:table-cell>
          <table:table-cell table:style-name="ce8" office:value-type="float" office:value="0.0137897153705216" calcext:value-type="float">
            <text:p>0.014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26676260601582" calcext:value-type="float">
            <text:p>0.013</text:p>
          </table:table-cell>
          <table:table-cell office:value-type="float" office:value="0.84025" calcext:value-type="float">
            <text:p>0.840</text:p>
          </table:table-cell>
          <table:table-cell office:value-type="float" office:value="0.01209984504033" calcext:value-type="float">
            <text:p>0.01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7168687183598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25187359585542" calcext:value-type="float">
            <text:p>0.013</text:p>
          </table:table-cell>
          <table:table-cell office:value-type="float" office:value="0.84" calcext:value-type="float">
            <text:p>0.840</text:p>
          </table:table-cell>
          <table:table-cell office:value-type="float" office:value="0.014496766880929" calcext:value-type="float">
            <text:p>0.014</text:p>
          </table:table-cell>
          <table:table-cell office:value-type="float" office:value="0.8445" calcext:value-type="float">
            <text:p>0.845</text:p>
          </table:table-cell>
          <table:table-cell office:value-type="float" office:value="0.0096258116540892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4725" calcext:value-type="float">
            <text:p>0.847</text:p>
          </table:table-cell>
          <table:table-cell office:value-type="float" office:value="0.0137044700736657" calcext:value-type="float">
            <text:p>0.014</text:p>
          </table:table-cell>
          <table:table-cell office:value-type="float" office:value="0.8405" calcext:value-type="float">
            <text:p>0.841</text:p>
          </table:table-cell>
          <table:table-cell office:value-type="float" office:value="0.0114086042091046" calcext:value-type="float">
            <text:p>0.011</text:p>
          </table:table-cell>
          <table:table-cell office:value-type="float" office:value="0.84425" calcext:value-type="float">
            <text:p>0.844</text:p>
          </table:table-cell>
          <table:table-cell office:value-type="float" office:value="0.0109187339009612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4875" calcext:value-type="float">
            <text:p>0.849</text:p>
          </table:table-cell>
          <table:table-cell office:value-type="float" office:value="0.0124373429638327" calcext:value-type="float">
            <text:p>0.012</text:p>
          </table:table-cell>
          <table:table-cell office:value-type="float" office:value="0.8415" calcext:value-type="float">
            <text:p>0.842</text:p>
          </table:table-cell>
          <table:table-cell office:value-type="float" office:value="0.0114359630114826" calcext:value-type="float">
            <text:p>0.01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0869247536335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525" calcext:value-type="float">
            <text:p>0.853</text:p>
          </table:table-cell>
          <table:table-cell table:style-name="ce8" office:value-type="float" office:value="0.0099215674164921" calcext:value-type="float">
            <text:p>0.010</text:p>
          </table:table-cell>
          <table:table-cell table:style-name="ce8" office:value-type="float" office:value="0.82625" calcext:value-type="float">
            <text:p>0.826</text:p>
          </table:table-cell>
          <table:table-cell table:style-name="ce8" office:value-type="float" office:value="0.0127168687183598" calcext:value-type="float">
            <text:p>0.013</text:p>
          </table:table-cell>
          <table:table-cell table:style-name="ce8" office:value-type="float" office:value="0.8485" calcext:value-type="float">
            <text:p>0.849</text:p>
          </table:table-cell>
          <table:table-cell table:style-name="ce8" office:value-type="float" office:value="0.0130324115189783" calcext:value-type="float">
            <text:p>0.013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5025" calcext:value-type="float">
            <text:p>0.850</text:p>
          </table:table-cell>
          <table:table-cell office:value-type="float" office:value="0.0071479892277479" calcext:value-type="float">
            <text:p>0.0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9843668534909" calcext:value-type="float">
            <text:p>0.015</text:p>
          </table:table-cell>
          <table:table-cell office:value-type="float" office:value="0.855" calcext:value-type="float">
            <text:p>0.855</text:p>
          </table:table-cell>
          <table:table-cell office:value-type="float" office:value="0.0101934415189375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77257685701812" calcext:value-type="float">
            <text:p>0.008</text:p>
          </table:table-cell>
          <table:table-cell office:value-type="float" office:value="0.83025" calcext:value-type="float">
            <text:p>0.830</text:p>
          </table:table-cell>
          <table:table-cell office:value-type="float" office:value="0.0146682054117059" calcext:value-type="float">
            <text:p>0.015</text:p>
          </table:table-cell>
          <table:table-cell office:value-type="float" office:value="0.85325" calcext:value-type="float">
            <text:p>0.853</text:p>
          </table:table-cell>
          <table:table-cell office:value-type="float" office:value="0.0127659214316868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5275" calcext:value-type="float">
            <text:p>0.853</text:p>
          </table:table-cell>
          <table:table-cell office:value-type="float" office:value="0.0087231731611838" calcext:value-type="float">
            <text:p>0.009</text:p>
          </table:table-cell>
          <table:table-cell office:value-type="float" office:value="0.8315" calcext:value-type="float">
            <text:p>0.832</text:p>
          </table:table-cell>
          <table:table-cell office:value-type="float" office:value="0.0156724280186574" calcext:value-type="float">
            <text:p>0.016</text:p>
          </table:table-cell>
          <table:table-cell office:value-type="float" office:value="0.85375" calcext:value-type="float">
            <text:p>0.854</text:p>
          </table:table-cell>
          <table:table-cell office:value-type="float" office:value="0.0122155126785575" calcext:value-type="float">
            <text:p>0.0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5175" calcext:value-type="float">
            <text:p>0.852</text:p>
          </table:table-cell>
          <table:table-cell office:value-type="float" office:value="0.0091258561242219" calcext:value-type="float">
            <text:p>0.009</text:p>
          </table:table-cell>
          <table:table-cell office:value-type="float" office:value="0.83175" calcext:value-type="float">
            <text:p>0.832</text:p>
          </table:table-cell>
          <table:table-cell office:value-type="float" office:value="0.0146735305908291" calcext:value-type="float">
            <text:p>0.015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12291473407378" calcext:value-type="float">
            <text:p>0.011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float" office:value="0.8375" calcext:value-type="float">
            <text:p>0.838</text:p>
          </table:table-cell>
          <table:table-cell office:value-type="float" office:value="0.0090571104663683" calcext:value-type="float">
            <text:p>0.009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58212673322967" calcext:value-type="float">
            <text:p>0.016</text:p>
          </table:table-cell>
          <table:table-cell office:value-type="float" office:value="0.84675" calcext:value-type="float">
            <text:p>0.847</text:p>
          </table:table-cell>
          <table:table-cell office:value-type="float" office:value="0.009295496221289" calcext:value-type="float">
            <text:p>0.009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37" calcext:value-type="float">
            <text:p>0.837</text:p>
          </table:table-cell>
          <table:table-cell office:value-type="float" office:value="0.0093374246984915" calcext:value-type="float">
            <text:p>0.009</text:p>
          </table:table-cell>
          <table:table-cell office:value-type="float" office:value="0.82325" calcext:value-type="float">
            <text:p>0.823</text:p>
          </table:table-cell>
          <table:table-cell office:value-type="float" office:value="0.0162163112328297" calcext:value-type="float">
            <text:p>0.016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85421747816349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3775" calcext:value-type="float">
            <text:p>0.838</text:p>
          </table:table-cell>
          <table:table-cell office:value-type="float" office:value="0.0091600354802806" calcext:value-type="float">
            <text:p>0.009</text:p>
          </table:table-cell>
          <table:table-cell office:value-type="float" office:value="0.8245" calcext:value-type="float">
            <text:p>0.825</text:p>
          </table:table-cell>
          <table:table-cell office:value-type="float" office:value="0.0163123802677598" calcext:value-type="float">
            <text:p>0.016</text:p>
          </table:table-cell>
          <table:table-cell office:value-type="float" office:value="0.84675" calcext:value-type="float">
            <text:p>0.847</text:p>
          </table:table-cell>
          <table:table-cell office:value-type="float" office:value="0.011096170510586" calcext:value-type="float">
            <text:p>0.0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375" calcext:value-type="float">
            <text:p>0.838</text:p>
          </table:table-cell>
          <table:table-cell office:value-type="float" office:value="0.0098821176880261" calcext:value-type="float">
            <text:p>0.010</text:p>
          </table:table-cell>
          <table:table-cell office:value-type="float" office:value="0.82475" calcext:value-type="float">
            <text:p>0.825</text:p>
          </table:table-cell>
          <table:table-cell office:value-type="float" office:value="0.0163792933302996" calcext:value-type="float">
            <text:p>0.016</text:p>
          </table:table-cell>
          <table:table-cell office:value-type="float" office:value="0.84775" calcext:value-type="float">
            <text:p>0.848</text:p>
          </table:table-cell>
          <table:table-cell office:value-type="float" office:value="0.0100545387760951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385" calcext:value-type="float">
            <text:p>0.839</text:p>
          </table:table-cell>
          <table:table-cell office:value-type="float" office:value="0.0090743457064407" calcext:value-type="float">
            <text:p>0.009</text:p>
          </table:table-cell>
          <table:table-cell office:value-type="float" office:value="0.82475" calcext:value-type="float">
            <text:p>0.825</text:p>
          </table:table-cell>
          <table:table-cell office:value-type="float" office:value="0.017079776052396" calcext:value-type="float">
            <text:p>0.017</text:p>
          </table:table-cell>
          <table:table-cell office:value-type="float" office:value="0.8465" calcext:value-type="float">
            <text:p>0.847</text:p>
          </table:table-cell>
          <table:table-cell office:value-type="float" office:value="0.0096176920308356" calcext:value-type="float">
            <text:p>0.010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976666666666667" calcext:value-type="float">
            <text:p>0.977</text:p>
          </table:table-cell>
          <table:table-cell table:style-name="ce8" office:value-type="float" office:value="0.0060092521257733" calcext:value-type="float">
            <text:p>0.006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978333333333333" calcext:value-type="float">
            <text:p>0.978</text:p>
          </table:table-cell>
          <table:table-cell office:value-type="float" office:value="0.0062360956446232" calcext:value-type="float">
            <text:p>0.0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</text:p>
          </table:table-cell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3025568003963" calcext:value-type="float">
            <text:p>0.006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977333333333333" calcext:value-type="float">
            <text:p>0.977</text:p>
          </table:table-cell>
          <table:table-cell office:value-type="float" office:value="0.0060781941762701" calcext:value-type="float">
            <text:p>0.006</text:p>
          </table:table-cell>
          <table:table-cell table:number-columns-repeated="6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96" calcext:value-type="float">
            <text:p>0.960</text:p>
          </table:table-cell>
          <table:table-cell table:style-name="ce8" office:value-type="float" office:value="0.0088191710368819" calcext:value-type="float">
            <text:p>0.009</text:p>
          </table:table-cell>
          <table:table-cell table:style-name="ce8" office:value-type="float" office:value="0.97" calcext:value-type="float">
            <text:p>0.970</text:p>
          </table:table-cell>
          <table:table-cell table:style-name="ce8" office:value-type="float" office:value="0.0039086797998528" calcext:value-type="float">
            <text:p>0.004</text:p>
          </table:table-cell>
          <table:table-cell table:style-name="ce9" office:value-type="float" office:value="0.973" calcext:value-type="float">
            <text:p>0.973</text:p>
          </table:table-cell>
          <table:table-cell table:style-name="ce8" office:value-type="float" office:value="0.0082831824265261" calcext:value-type="float">
            <text:p>0.008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967333333333333" calcext:value-type="float">
            <text:p>0.967</text:p>
          </table:table-cell>
          <table:table-cell office:value-type="float" office:value="0.0094721814922551" calcext:value-type="float">
            <text:p>0.00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0824829046386" calcext:value-type="float">
            <text:p>0.004</text:p>
          </table:table-cell>
          <table:table-cell table:style-name="ce10" office:value-type="float" office:value="0.973666666666667" calcext:value-type="float">
            <text:p>0.974</text:p>
          </table:table-cell>
          <table:table-cell office:value-type="float" office:value="0.0081989159174992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965666666666667" calcext:value-type="float">
            <text:p>0.966</text:p>
          </table:table-cell>
          <table:table-cell office:value-type="float" office:value="0.0084656167328002" calcext:value-type="float">
            <text:p>0.008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56025787713239" calcext:value-type="float">
            <text:p>0.006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76011695006609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964666666666667" calcext:value-type="float">
            <text:p>0.965</text:p>
          </table:table-cell>
          <table:table-cell office:value-type="float" office:value="0.0099582461641931" calcext:value-type="float">
            <text:p>0.010</text:p>
          </table:table-cell>
          <table:table-cell office:value-type="float" office:value="0.975333333333333" calcext:value-type="float">
            <text:p>0.975</text:p>
          </table:table-cell>
          <table:table-cell office:value-type="float" office:value="0.0063900965042269" calcext:value-type="float">
            <text:p>0.006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61689185077739" calcext:value-type="float">
            <text:p>0.00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4978628965393" calcext:value-type="float">
            <text:p>0.006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71102430025671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949666666666667" calcext:value-type="float">
            <text:p>0.950</text:p>
          </table:table-cell>
          <table:table-cell table:style-name="ce8" office:value-type="float" office:value="0.0128776291813878" calcext:value-type="float">
            <text:p>0.013</text:p>
          </table:table-cell>
          <table:table-cell table:style-name="ce9" office:value-type="float" office:value="0.975333333333333" calcext:value-type="float">
            <text:p>0.975</text:p>
          </table:table-cell>
          <table:table-cell table:style-name="ce8" office:value-type="float" office:value="0.0036132472314464" calcext:value-type="float">
            <text:p>0.004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056025787713238" calcext:value-type="float">
            <text:p>0.006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4577528254575" calcext:value-type="float">
            <text:p>0.013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5</text:p>
          </table:table-cell>
          <table:table-cell office:value-type="float" office:value="0.972333333333333" calcext:value-type="float">
            <text:p>0.972</text:p>
          </table:table-cell>
          <table:table-cell office:value-type="float" office:value="0.0076919871728095" calcext:value-type="float">
            <text:p>0.008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952666666666667" calcext:value-type="float">
            <text:p>0.953</text:p>
          </table:table-cell>
          <table:table-cell office:value-type="float" office:value="0.0139741825441697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57008771254957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47478812037526" calcext:value-type="float">
            <text:p>0.015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0824829046385" calcext:value-type="float">
            <text:p>0.004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054006172486732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8791427471104" calcext:value-type="float">
            <text:p>0.015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4" calcext:value-type="float">
            <text:p>0.00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960333333333333" calcext:value-type="float">
            <text:p>0.960</text:p>
          </table:table-cell>
          <table:table-cell table:style-name="ce8" office:value-type="float" office:value="0.0112051575426477" calcext:value-type="float">
            <text:p>0.011</text:p>
          </table:table-cell>
          <table:table-cell table:style-name="ce9" office:value-type="float" office:value="0.977" calcext:value-type="float">
            <text:p>0.977</text:p>
          </table:table-cell>
          <table:table-cell table:style-name="ce8" office:value-type="float" office:value="0.0051908038341324" calcext:value-type="float">
            <text:p>0.005</text:p>
          </table:table-cell>
          <table:table-cell table:style-name="ce8" office:value-type="float" office:value="0.970333333333333" calcext:value-type="float">
            <text:p>0.970</text:p>
          </table:table-cell>
          <table:table-cell table:style-name="ce8" office:value-type="float" office:value="0.0064978628965393" calcext:value-type="float">
            <text:p>0.006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963666666666667" calcext:value-type="float">
            <text:p>0.964</text:p>
          </table:table-cell>
          <table:table-cell office:value-type="float" office:value="0.0084491945704243" calcext:value-type="float">
            <text:p>0.008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54772255750516" calcext:value-type="float">
            <text:p>0.005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6248123085038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962" calcext:value-type="float">
            <text:p>0.962</text:p>
          </table:table-cell>
          <table:table-cell office:value-type="float" office:value="0.0115710366384731" calcext:value-type="float">
            <text:p>0.012</text:p>
          </table:table-cell>
          <table:table-cell table:style-name="ce10" office:value-type="float" office:value="0.976" calcext:value-type="float">
            <text:p>0.976</text:p>
          </table:table-cell>
          <table:table-cell office:value-type="float" office:value="0.00584522597225" calcext:value-type="float">
            <text:p>0.006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584522597225" calcext:value-type="float">
            <text:p>0.006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962333333333333" calcext:value-type="float">
            <text:p>0.962</text:p>
          </table:table-cell>
          <table:table-cell office:value-type="float" office:value="0.0107108460087063" calcext:value-type="float">
            <text:p>0.011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51908038341324" calcext:value-type="float">
            <text:p>0.005</text:p>
          </table:table-cell>
          <table:table-cell office:value-type="float" office:value="0.971666666666667" calcext:value-type="float">
            <text:p>0.972</text:p>
          </table:table-cell>
          <table:table-cell office:value-type="float" office:value="0.0070710678118654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963333333333333" calcext:value-type="float">
            <text:p>0.963</text:p>
          </table:table-cell>
          <table:table-cell office:value-type="float" office:value="0.010992421631894" calcext:value-type="float">
            <text:p>0.011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8591265790377" calcext:value-type="float">
            <text:p>0.005</text:p>
          </table:table-cell>
          <table:table-cell office:value-type="float" office:value="0.970666666666667" calcext:value-type="float">
            <text:p>0.971</text:p>
          </table:table-cell>
          <table:table-cell office:value-type="float" office:value="0.0054772255750516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947666666666667" calcext:value-type="float">
            <text:p>0.948</text:p>
          </table:table-cell>
          <table:table-cell table:style-name="ce8" office:value-type="float" office:value="0.0133124836984772" calcext:value-type="float">
            <text:p>0.013</text:p>
          </table:table-cell>
          <table:table-cell table:style-name="ce9" office:value-type="float" office:value="0.979666666666667" calcext:value-type="float">
            <text:p>0.980</text:p>
          </table:table-cell>
          <table:table-cell table:style-name="ce8" office:value-type="float" office:value="0.0038005847503304" calcext:value-type="float">
            <text:p>0.004</text:p>
          </table:table-cell>
          <table:table-cell table:style-name="ce8" office:value-type="float" office:value="0.974333333333333" calcext:value-type="float">
            <text:p>0.974</text:p>
          </table:table-cell>
          <table:table-cell table:style-name="ce8" office:value-type="float" office:value="0.003651483716701" calcext:value-type="float">
            <text:p>0.004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26051136007927" calcext:value-type="float">
            <text:p>0.013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</text:p>
          </table:table-cell>
          <table:table-cell office:value-type="float" office:value="0.974333333333333" calcext:value-type="float">
            <text:p>0.974</text:p>
          </table:table-cell>
          <table:table-cell office:value-type="float" office:value="0.0045030853620354" calcext:value-type="float">
            <text:p>0.005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950666666666666" calcext:value-type="float">
            <text:p>0.951</text:p>
          </table:table-cell>
          <table:table-cell office:value-type="float" office:value="0.0145583118679483" calcext:value-type="float">
            <text:p>0.015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51908038341325" calcext:value-type="float">
            <text:p>0.005</text:p>
          </table:table-cell>
          <table:table-cell office:value-type="float" office:value="0.973666666666667" calcext:value-type="float">
            <text:p>0.974</text:p>
          </table:table-cell>
          <table:table-cell office:value-type="float" office:value="0.0041499665326629" calcext:value-type="float">
            <text:p>0.00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952333333333333" calcext:value-type="float">
            <text:p>0.952</text:p>
          </table:table-cell>
          <table:table-cell office:value-type="float" office:value="0.0132077418374393" calcext:value-type="float">
            <text:p>0.013</text:p>
          </table:table-cell>
          <table:table-cell table:style-name="ce10" office:value-type="float" office:value="0.977666666666667" calcext:value-type="float">
            <text:p>0.978</text:p>
          </table:table-cell>
          <table:table-cell office:value-type="float" office:value="0.0045030853620355" calcext:value-type="float">
            <text:p>0.005</text:p>
          </table:table-cell>
          <table:table-cell office:value-type="float" office:value="0.972666666666667" calcext:value-type="float">
            <text:p>0.973</text:p>
          </table:table-cell>
          <table:table-cell office:value-type="float" office:value="0.0048016200969626" calcext:value-type="float">
            <text:p>0.005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107158315281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45030853620353" calcext:value-type="float">
            <text:p>0.00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38369548110738" calcext:value-type="float">
            <text:p>0.004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933" calcext:value-type="float">
            <text:p>0.933</text:p>
          </table:table-cell>
          <table:table-cell table:style-name="ce8" office:value-type="float" office:value="0.013763881881375" calcext:value-type="float">
            <text:p>0.014</text:p>
          </table:table-cell>
          <table:table-cell table:style-name="ce9" office:value-type="float" office:value="0.976" calcext:value-type="float">
            <text:p>0.976</text:p>
          </table:table-cell>
          <table:table-cell table:style-name="ce8" office:value-type="float" office:value="0.0084656167328002" calcext:value-type="float">
            <text:p>0.008</text:p>
          </table:table-cell>
          <table:table-cell table:style-name="ce8" office:value-type="float" office:value="0.965333333333333" calcext:value-type="float">
            <text:p>0.965</text:p>
          </table:table-cell>
          <table:table-cell table:style-name="ce8" office:value-type="float" office:value="0.0108908728351364" calcext:value-type="float">
            <text:p>0.011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934666666666667" calcext:value-type="float">
            <text:p>0.935</text:p>
          </table:table-cell>
          <table:table-cell office:value-type="float" office:value="0.0151107026088575" calcext:value-type="float">
            <text:p>0.015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70316743699096" calcext:value-type="float">
            <text:p>0.00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139741825441697" calcext:value-type="float">
            <text:p>0.014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5828754440515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36116779927302" calcext:value-type="float">
            <text:p>0.014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49159604012508" calcext:value-type="float">
            <text:p>0.005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83831842266394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937333333333333" calcext:value-type="float">
            <text:p>0.937</text:p>
          </table:table-cell>
          <table:table-cell office:value-type="float" office:value="0.0121106014163899" calcext:value-type="float">
            <text:p>0.012</text:p>
          </table:table-cell>
          <table:table-cell table:style-name="ce10" office:value-type="float" office:value="0.977333333333333" calcext:value-type="float">
            <text:p>0.977</text:p>
          </table:table-cell>
          <table:table-cell office:value-type="float" office:value="0.0052174919474994" calcext:value-type="float">
            <text:p>0.005</text:p>
          </table:table-cell>
          <table:table-cell office:value-type="float" office:value="0.966666666666666" calcext:value-type="float">
            <text:p>0.967</text:p>
          </table:table-cell>
          <table:table-cell office:value-type="float" office:value="0.0096465307523251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946333333333333" calcext:value-type="float">
            <text:p>0.946</text:p>
          </table:table-cell>
          <table:table-cell table:style-name="ce8" office:value-type="float" office:value="0.0130384048104052" calcext:value-type="float">
            <text:p>0.013</text:p>
          </table:table-cell>
          <table:table-cell table:style-name="ce9" office:value-type="float" office:value="0.977" calcext:value-type="float">
            <text:p>0.977</text:p>
          </table:table-cell>
          <table:table-cell table:style-name="ce8" office:value-type="float" office:value="0.006055300708195" calcext:value-type="float">
            <text:p>0.006</text:p>
          </table:table-cell>
          <table:table-cell table:style-name="ce8" office:value-type="float" office:value="0.969" calcext:value-type="float">
            <text:p>0.969</text:p>
          </table:table-cell>
          <table:table-cell table:style-name="ce8" office:value-type="float" office:value="0.0084656167328002" calcext:value-type="float">
            <text:p>0.008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3839743456191" calcext:value-type="float">
            <text:p>0.015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59628479399994" calcext:value-type="float">
            <text:p>0.006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80450122574314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949666666666667" calcext:value-type="float">
            <text:p>0.950</text:p>
          </table:table-cell>
          <table:table-cell office:value-type="float" office:value="0.013763881881375" calcext:value-type="float">
            <text:p>0.014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47140452079102" calcext:value-type="float">
            <text:p>0.005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8787617550976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949333333333333" calcext:value-type="float">
            <text:p>0.949</text:p>
          </table:table-cell>
          <table:table-cell office:value-type="float" office:value="0.0146534030935555" calcext:value-type="float">
            <text:p>0.015</text:p>
          </table:table-cell>
          <table:table-cell table:style-name="ce10" office:value-type="float" office:value="0.977" calcext:value-type="float">
            <text:p>0.977</text:p>
          </table:table-cell>
          <table:table-cell office:value-type="float" office:value="0.0058214163988576" calcext:value-type="float">
            <text:p>0.006</text:p>
          </table:table-cell>
          <table:table-cell office:value-type="float" office:value="0.966333333333333" calcext:value-type="float">
            <text:p>0.966</text:p>
          </table:table-cell>
          <table:table-cell office:value-type="float" office:value="0.0076739096221475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948666666666667" calcext:value-type="float">
            <text:p>0.949</text:p>
          </table:table-cell>
          <table:table-cell office:value-type="float" office:value="0.0129314431608472" calcext:value-type="float">
            <text:p>0.013</text:p>
          </table:table-cell>
          <table:table-cell table:style-name="ce10" office:value-type="float" office:value="0.977666666666667" calcext:value-type="float">
            <text:p>0.978</text:p>
          </table:table-cell>
          <table:table-cell office:value-type="float" office:value="0.0046547466812562" calcext:value-type="float">
            <text:p>0.00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972" calcext:value-type="float">
            <text:p>0.972</text:p>
          </table:table-cell>
          <table:table-cell table:style-name="ce8" office:value-type="float" office:value="0.0080277297191948" calcext:value-type="float">
            <text:p>0.008</text:p>
          </table:table-cell>
          <table:table-cell table:style-name="ce8" office:value-type="float" office:value="0.975666666666667" calcext:value-type="float">
            <text:p>0.976</text:p>
          </table:table-cell>
          <table:table-cell table:style-name="ce8" office:value-type="float" office:value="0.0053489355119603" calcext:value-type="float">
            <text:p>0.005</text:p>
          </table:table-cell>
          <table:table-cell table:style-name="ce9" office:value-type="float" office:value="0.975" calcext:value-type="float">
            <text:p>0.975</text:p>
          </table:table-cell>
          <table:table-cell table:style-name="ce8" office:value-type="float" office:value="0.0061237243569579" calcext:value-type="float">
            <text:p>0.006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975666666666667" calcext:value-type="float">
            <text:p>0.976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5461542817811" calcext:value-type="float">
            <text:p>0.008</text:p>
          </table:table-cell>
          <table:table-cell table:style-name="ce10" office:value-type="float" office:value="0.976333333333333" calcext:value-type="float">
            <text:p>0.976</text:p>
          </table:table-cell>
          <table:table-cell office:value-type="float" office:value="0.0064978628965392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974666666666666" calcext:value-type="float">
            <text:p>0.975</text:p>
          </table:table-cell>
          <table:table-cell office:value-type="float" office:value="0.0068109389139007" calcext:value-type="float">
            <text:p>0.0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454972243679" calcext:value-type="float">
            <text:p>0.006</text:p>
          </table:table-cell>
          <table:table-cell table:style-name="ce10" office:value-type="float" office:value="0.976666666666667" calcext:value-type="float">
            <text:p>0.977</text:p>
          </table:table-cell>
          <table:table-cell office:value-type="float" office:value="0.0054006172486732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999999999999" calcext:value-type="float">
            <text:p>0.005</text:p>
          </table:table-cell>
          <table:table-cell office:value-type="float" office:value="0.976333333333333" calcext:value-type="float">
            <text:p>0.976</text:p>
          </table:table-cell>
          <table:table-cell office:value-type="float" office:value="0.0061689185077739" calcext:value-type="float">
            <text:p>0.006</text:p>
          </table:table-cell>
          <table:table-cell table:style-name="ce10" office:value-type="float" office:value="0.975666666666667" calcext:value-type="float">
            <text:p>0.976</text:p>
          </table:table-cell>
          <table:table-cell office:value-type="float" office:value="0.0045030853620354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0092521257733" calcext:value-type="float">
            <text:p>0.006</text:p>
          </table:table-cell>
          <table:table-cell table:style-name="ce10" office:value-type="float" office:value="0.976333333333333" calcext:value-type="float">
            <text:p>0.976</text:p>
          </table:table-cell>
          <table:table-cell office:value-type="float" office:value="0.0046248123085038" calcext:value-type="float">
            <text:p>0.005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960333333333333" calcext:value-type="float">
            <text:p>0.960</text:p>
          </table:table-cell>
          <table:table-cell table:style-name="ce8" office:value-type="float" office:value="0.013560563737872" calcext:value-type="float">
            <text:p>0.014</text:p>
          </table:table-cell>
          <table:table-cell table:style-name="ce9" office:value-type="float" office:value="0.973666666666667" calcext:value-type="float">
            <text:p>0.974</text:p>
          </table:table-cell>
          <table:table-cell table:style-name="ce8" office:value-type="float" office:value="0.005451809077932" calcext:value-type="float">
            <text:p>0.005</text:p>
          </table:table-cell>
          <table:table-cell table:style-name="ce8" office:value-type="float" office:value="0.967666666666667" calcext:value-type="float">
            <text:p>0.968</text:p>
          </table:table-cell>
          <table:table-cell table:style-name="ce8" office:value-type="float" office:value="0.0074161984870956" calcext:value-type="float">
            <text:p>0.007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20991276085877" calcext:value-type="float">
            <text:p>0.012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4006172486732" calcext:value-type="float">
            <text:p>0.00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101789543230683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957666666666667" calcext:value-type="float">
            <text:p>0.958</text:p>
          </table:table-cell>
          <table:table-cell office:value-type="float" office:value="0.0133645467978196" calcext:value-type="float">
            <text:p>0.013</text:p>
          </table:table-cell>
          <table:table-cell table:style-name="ce10" office:value-type="float" office:value="0.975333333333333" calcext:value-type="float">
            <text:p>0.975</text:p>
          </table:table-cell>
          <table:table-cell office:value-type="float" office:value="0.0059395098937352" calcext:value-type="float">
            <text:p>0.006</text:p>
          </table:table-cell>
          <table:table-cell office:value-type="float" office:value="0.969333333333333" calcext:value-type="float">
            <text:p>0.969</text:p>
          </table:table-cell>
          <table:table-cell office:value-type="float" office:value="0.0099023005183419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956666666666667" calcext:value-type="float">
            <text:p>0.957</text:p>
          </table:table-cell>
          <table:table-cell office:value-type="float" office:value="0.0135912553585834" calcext:value-type="float">
            <text:p>0.014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6519416526044" calcext:value-type="float">
            <text:p>0.006</text:p>
          </table:table-cell>
          <table:table-cell office:value-type="float" office:value="0.968333333333333" calcext:value-type="float">
            <text:p>0.968</text:p>
          </table:table-cell>
          <table:table-cell office:value-type="float" office:value="0.0085796917841558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956333333333333" calcext:value-type="float">
            <text:p>0.956</text:p>
          </table:table-cell>
          <table:table-cell office:value-type="float" office:value="0.0159164485150844" calcext:value-type="float">
            <text:p>0.016</text:p>
          </table:table-cell>
          <table:table-cell table:style-name="ce10" office:value-type="float" office:value="0.975" calcext:value-type="float">
            <text:p>0.9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66248689714505" calcext:value-type="float">
            <text:p>0.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D</text:p>
          </table:table-cell>
          <table:table-cell table:style-name="ce8" office:value-type="float" office:value="0.918333333333333" calcext:value-type="float">
            <text:p>0.918</text:p>
          </table:table-cell>
          <table:table-cell table:style-name="ce8" office:value-type="float" office:value="0.0061237243569579" calcext:value-type="float">
            <text:p>0.006</text:p>
          </table:table-cell>
          <table:table-cell table:style-name="ce9" office:value-type="float" office:value="0.975666666666667" calcext:value-type="float">
            <text:p>0.976</text:p>
          </table:table-cell>
          <table:table-cell table:style-name="ce8" office:value-type="float" office:value="0.0056025787713238" calcext:value-type="float">
            <text:p>0.006</text:p>
          </table:table-cell>
          <table:table-cell table:style-name="ce8" office:value-type="float" office:value="0.969333333333333" calcext:value-type="float">
            <text:p>0.969</text:p>
          </table:table-cell>
          <table:table-cell table:style-name="ce8" office:value-type="float" office:value="0.0066248689714506" calcext:value-type="float">
            <text:p>0.007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925666666666667" calcext:value-type="float">
            <text:p>0.926</text:p>
          </table:table-cell>
          <table:table-cell office:value-type="float" office:value="0.0111554670204543" calcext:value-type="float">
            <text:p>0.011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39791121287711" calcext:value-type="float">
            <text:p>0.004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921666666666667" calcext:value-type="float">
            <text:p>0.922</text:p>
          </table:table-cell>
          <table:table-cell office:value-type="float" office:value="0.0100692049779955" calcext:value-type="float">
            <text:p>0.010</text:p>
          </table:table-cell>
          <table:table-cell table:style-name="ce10" office:value-type="float" office:value="0.978333333333333" calcext:value-type="float">
            <text:p>0.978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967666666666667" calcext:value-type="float">
            <text:p>0.968</text:p>
          </table:table-cell>
          <table:table-cell office:value-type="float" office:value="0.0061913918736689" calcext:value-type="float">
            <text:p>0.0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9817784316682" calcext:value-type="float">
            <text:p>0.010</text:p>
          </table:table-cell>
          <table:table-cell table:style-name="ce10" office:value-type="float" office:value="0.978333333333333" calcext:value-type="float">
            <text:p>0.978</text:p>
          </table:table-cell>
          <table:table-cell office:value-type="float" office:value="0.0039086797998528" calcext:value-type="float">
            <text:p>0.004</text:p>
          </table:table-cell>
          <table:table-cell office:value-type="float" office:value="0.97" calcext:value-type="float">
            <text:p>0.970</text:p>
          </table:table-cell>
          <table:table-cell office:value-type="float" office:value="0.0051370116691407" calcext:value-type="float">
            <text:p>0.0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923333333333333" calcext:value-type="float">
            <text:p>0.923</text:p>
          </table:table-cell>
          <table:table-cell office:value-type="float" office:value="0.012801909579781" calcext:value-type="float">
            <text:p>0.013</text:p>
          </table:table-cell>
          <table:table-cell table:style-name="ce10" office:value-type="float" office:value="0.978666666666667" calcext:value-type="float">
            <text:p>0.979</text:p>
          </table:table-cell>
          <table:table-cell office:value-type="float" office:value="0.0041499665326629" calcext:value-type="float">
            <text:p>0.004</text:p>
          </table:table-cell>
          <table:table-cell office:value-type="float" office:value="0.971333333333333" calcext:value-type="float">
            <text:p>0.971</text:p>
          </table:table-cell>
          <table:table-cell office:value-type="float" office:value="0.0038005847503305" calcext:value-type="float">
            <text:p>0.00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number-columns-repeated="1008" table:default-cell-style-name="ce1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ASY</text:p>
          </table:table-cell>
          <table:covered-table-cell/>
          <table:table-cell table:style-name="ce5" office:value-type="string" calcext:value-type="string" table:number-columns-spanned="2" table:number-rows-spanned="1">
            <text:p>HARD</text:p>
          </table:table-cell>
          <table:covered-table-cell/>
          <table:table-cell table:style-name="ce5" office:value-type="string" calcext:value-type="string" table:number-columns-spanned="2" table:number-rows-spanned="1">
            <text:p>COMBO</text:p>
          </table:table-cell>
          <table:covered-table-cell/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/>
          <table:table-cell table:style-name="ce12"/>
          <table:table-cell table:number-columns-repeated="101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niform</text:p>
          </table:table-cell>
          <table:table-cell table:style-name="ce8" office:value-type="float" office:value="0.878666666666667" calcext:value-type="float">
            <text:p>0.879</text:p>
          </table:table-cell>
          <table:table-cell table:style-name="ce8" office:value-type="float" office:value="0.0105013226680155" calcext:value-type="float">
            <text:p>0.011</text:p>
          </table:table-cell>
          <table:table-cell table:style-name="ce8" office:value-type="float" office:value="0.882333333333333" calcext:value-type="float">
            <text:p>0.882</text:p>
          </table:table-cell>
          <table:table-cell table:style-name="ce8" office:value-type="float" office:value="0.0109671225842414" calcext:value-type="float">
            <text:p>0.011</text:p>
          </table:table-cell>
          <table:table-cell table:style-name="ce8" office:value-type="float" office:value="0.885333333333333" calcext:value-type="float">
            <text:p>0.885</text:p>
          </table:table-cell>
          <table:table-cell table:style-name="ce8" office:value-type="float" office:value="0.0103010247602416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03682206766638" calcext:value-type="float">
            <text:p>0.010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2333876220058" calcext:value-type="float">
            <text:p>0.010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88975652100261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126710518724987" calcext:value-type="float">
            <text:p>0.01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9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106458129484475" calcext:value-type="float">
            <text:p>0.011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float" office:value="0.884666666666667" calcext:value-type="float">
            <text:p>0.885</text:p>
          </table:table-cell>
          <table:table-cell office:value-type="float" office:value="0.0108908728351363" calcext:value-type="float">
            <text:p>0.011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110805134257297" calcext:value-type="float">
            <text:p>0.01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10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1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16308975482452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D_U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0084491945704244" calcext:value-type="float">
            <text:p>0.008</text:p>
          </table:table-cell>
          <table:table-cell table:style-name="ce8" office:value-type="float" office:value="0.882" calcext:value-type="float">
            <text:p>0.882</text:p>
          </table:table-cell>
          <table:table-cell table:style-name="ce8" office:value-type="float" office:value="0.0083666002653407" calcext:value-type="float">
            <text:p>0.008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0149814700361628" calcext:value-type="float">
            <text:p>0.015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D_U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81308739451003" calcext:value-type="float">
            <text:p>0.00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9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81308739451003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TD_U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10715831528" calcext:value-type="float">
            <text:p>0.014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6038709187196" calcext:value-type="float">
            <text:p>0.007</text:p>
          </table:table-cell>
          <table:table-cell office:value-type="float" office:value="0.892333333333333" calcext:value-type="float">
            <text:p>0.892</text:p>
          </table:table-cell>
          <table:table-cell office:value-type="float" office:value="0.0099023005183419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TD_U</text:p>
          </table:table-cell>
          <table:table-cell office:value-type="float" office:value="0.888666666666667" calcext:value-type="float">
            <text:p>0.889</text:p>
          </table:table-cell>
          <table:table-cell office:value-type="float" office:value="0.0152934263292725" calcext:value-type="float">
            <text:p>0.015</text:p>
          </table:table-cell>
          <table:table-cell office:value-type="float" office:value="0.886666666666667" calcext:value-type="float">
            <text:p>0.887</text:p>
          </table:table-cell>
          <table:table-cell office:value-type="float" office:value="0.0085796917841558" calcext:value-type="float">
            <text:p>0.009</text:p>
          </table:table-cell>
          <table:table-cell office:value-type="float" office:value="0.89" calcext:value-type="float">
            <text:p>0.890</text:p>
          </table:table-cell>
          <table:table-cell office:value-type="float" office:value="0.0071686043892021" calcext:value-type="float">
            <text:p>0.007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TD_U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0531231545096" calcext:value-type="float">
            <text:p>0.01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8313005106397" calcext:value-type="float">
            <text:p>0.00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2</text:p>
          </table:table-cell>
          <table:table-cell table:style-name="ce8" office:value-type="float" office:value="0.895" calcext:value-type="float">
            <text:p>0.895</text:p>
          </table:table-cell>
          <table:table-cell table:style-name="ce8" office:value-type="float" office:value="0.0102062072615965" calcext:value-type="float">
            <text:p>0.010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0117497044880097" calcext:value-type="float">
            <text:p>0.012</text:p>
          </table:table-cell>
          <table:table-cell table:style-name="ce8" office:value-type="float" office:value="0.893666666666667" calcext:value-type="float">
            <text:p>0.894</text:p>
          </table:table-cell>
          <table:table-cell table:style-name="ce8" office:value-type="float" office:value="0.0115108644332213" calcext:value-type="float">
            <text:p>0.012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105013226680155" calcext:value-type="float">
            <text:p>0.011</text:p>
          </table:table-cell>
          <table:table-cell office:value-type="float" office:value="0.875666666666667" calcext:value-type="float">
            <text:p>0.876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898666666666667" calcext:value-type="float">
            <text:p>0.899</text:p>
          </table:table-cell>
          <table:table-cell office:value-type="float" office:value="0.0106327586051576" calcext:value-type="float">
            <text:p>0.011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5409255338945" calcext:value-type="float">
            <text:p>0.011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20991276085876" calcext:value-type="float">
            <text:p>0.012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117023264543612" calcext:value-type="float">
            <text:p>0.012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float" office:value="0.894333333333333" calcext:value-type="float">
            <text:p>0.894</text:p>
          </table:table-cell>
          <table:table-cell office:value-type="float" office:value="0.0103144989645105" calcext:value-type="float">
            <text:p>0.010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1678081656293" calcext:value-type="float">
            <text:p>0.012</text:p>
          </table:table-cell>
          <table:table-cell office:value-type="float" office:value="0.898333333333333" calcext:value-type="float">
            <text:p>0.898</text:p>
          </table:table-cell>
          <table:table-cell office:value-type="float" office:value="0.0102062072615965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4349838949989" calcext:value-type="float">
            <text:p>0.010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120761472884911" calcext:value-type="float">
            <text:p>0.012</text:p>
          </table:table-cell>
          <table:table-cell office:value-type="float" office:value="0.897666666666667" calcext:value-type="float">
            <text:p>0.898</text:p>
          </table:table-cell>
          <table:table-cell office:value-type="float" office:value="0.0107108460087064" calcext:value-type="float">
            <text:p>0.011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1</text:p>
          </table:table-cell>
          <table:table-cell table:style-name="ce8" office:value-type="float" office:value="0.894333333333333" calcext:value-type="float">
            <text:p>0.894</text:p>
          </table:table-cell>
          <table:table-cell table:style-name="ce8" office:value-type="float" office:value="0.0119373363863133" calcext:value-type="float">
            <text:p>0.012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096032401939253" calcext:value-type="float">
            <text:p>0.010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0.0096176920308356" calcext:value-type="float">
            <text:p>0.010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1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076376261582597" calcext:value-type="float">
            <text:p>0.008</text:p>
          </table:table-cell>
          <table:table-cell office:value-type="float" office:value="0.898333333333333" calcext:value-type="float">
            <text:p>0.898</text:p>
          </table:table-cell>
          <table:table-cell office:value-type="float" office:value="0.006454972243679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062804812271389" calcext:value-type="float">
            <text:p>0.006</text:p>
          </table:table-cell>
          <table:table-cell office:value-type="float" office:value="0.896666666666667" calcext:value-type="float">
            <text:p>0.897</text:p>
          </table:table-cell>
          <table:table-cell office:value-type="float" office:value="0.0092044675143227" calcext:value-type="float">
            <text:p>0.00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N1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79407528330477" calcext:value-type="float">
            <text:p>0.008</text:p>
          </table:table-cell>
          <table:table-cell office:value-type="float" office:value="0.879333333333333" calcext:value-type="float">
            <text:p>0.879</text:p>
          </table:table-cell>
          <table:table-cell office:value-type="float" office:value="0.0082158383625775" calcext:value-type="float">
            <text:p>0.008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08908728351363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N1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80277297191948" calcext:value-type="float">
            <text:p>0.008</text:p>
          </table:table-cell>
          <table:table-cell office:value-type="float" office:value="0.880666666666667" calcext:value-type="float">
            <text:p>0.881</text:p>
          </table:table-cell>
          <table:table-cell office:value-type="float" office:value="0.0070316743699096" calcext:value-type="float">
            <text:p>0.007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03010247602416" calcext:value-type="float">
            <text:p>0.010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SC</text:p>
          </table:table-cell>
          <table:table-cell table:style-name="ce8" office:value-type="float" office:value="0.893" calcext:value-type="float">
            <text:p>0.893</text:p>
          </table:table-cell>
          <table:table-cell table:style-name="ce8" office:value-type="float" office:value="0.0090061707240708" calcext:value-type="float">
            <text:p>0.009</text:p>
          </table:table-cell>
          <table:table-cell table:style-name="ce8" office:value-type="float" office:value="0.866666666666667" calcext:value-type="float">
            <text:p>0.867</text:p>
          </table:table-cell>
          <table:table-cell table:style-name="ce8" office:value-type="float" office:value="0.0118438920029599" calcext:value-type="float">
            <text:p>0.012</text:p>
          </table:table-cell>
          <table:table-cell table:style-name="ce8" office:value-type="float" office:value="0.889" calcext:value-type="float">
            <text:p>0.889</text:p>
          </table:table-cell>
          <table:table-cell table:style-name="ce8" office:value-type="float" office:value="0.0072264944628929" calcext:value-type="float">
            <text:p>0.007</text:p>
          </table:table-cell>
          <table:table-cell table:style-name="ce13"/>
          <table:table-cell table:style-name="ce14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SC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2796072713833" calcext:value-type="float">
            <text:p>0.009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6454972243679" calcext:value-type="float">
            <text:p>0.006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067700320038633" calcext:value-type="float">
            <text:p>0.007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C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94721814922551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1649658092772" calcext:value-type="float">
            <text:p>0.008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93837921735061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C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91590877760227" calcext:value-type="float">
            <text:p>0.009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78173595997057" calcext:value-type="float">
            <text:p>0.00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99023005183419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LSC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96752835157999" calcext:value-type="float">
            <text:p>0.010</text:p>
          </table:table-cell>
          <table:table-cell office:value-type="float" office:value="0.876666666666667" calcext:value-type="float">
            <text:p>0.877</text:p>
          </table:table-cell>
          <table:table-cell office:value-type="float" office:value="0.008897565210026" calcext:value-type="float">
            <text:p>0.009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93837921735061" calcext:value-type="float">
            <text:p>0.009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kDN</text:p>
          </table:table-cell>
          <table:table-cell table:style-name="ce8" office:value-type="float" office:value="0.895333333333333" calcext:value-type="float">
            <text:p>0.895</text:p>
          </table:table-cell>
          <table:table-cell table:style-name="ce8" office:value-type="float" office:value="0.0068109389139008" calcext:value-type="float">
            <text:p>0.007</text:p>
          </table:table-cell>
          <table:table-cell table:style-name="ce8" office:value-type="float" office:value="0.874" calcext:value-type="float">
            <text:p>0.874</text:p>
          </table:table-cell>
          <table:table-cell table:style-name="ce8" office:value-type="float" office:value="0.0073219608788296" calcext:value-type="float">
            <text:p>0.007</text:p>
          </table:table-cell>
          <table:table-cell table:style-name="ce8" office:value-type="float" office:value="0.892666666666667" calcext:value-type="float">
            <text:p>0.893</text:p>
          </table:table-cell>
          <table:table-cell table:style-name="ce8" office:value-type="float" office:value="0.0136727628679957" calcext:value-type="float">
            <text:p>0.014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kDN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7</text:p>
          </table:table-cell>
          <table:table-cell office:value-type="float" office:value="0.878666666666667" calcext:value-type="float">
            <text:p>0.879</text:p>
          </table:table-cell>
          <table:table-cell office:value-type="float" office:value="0.0098882646494608" calcext:value-type="float">
            <text:p>0.010</text:p>
          </table:table-cell>
          <table:table-cell office:value-type="float" office:value="0.897333333333333" calcext:value-type="float">
            <text:p>0.897</text:p>
          </table:table-cell>
          <table:table-cell office:value-type="float" office:value="0.0103816076682649" calcext:value-type="float">
            <text:p>0.010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DN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71297498787357" calcext:value-type="float">
            <text:p>0.007</text:p>
          </table:table-cell>
          <table:table-cell office:value-type="float" office:value="0.879666666666667" calcext:value-type="float">
            <text:p>0.880</text:p>
          </table:table-cell>
          <table:table-cell office:value-type="float" office:value="0.0115710366384732" calcext:value-type="float">
            <text:p>0.012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06327586051577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DN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65192024052026" calcext:value-type="float">
            <text:p>0.007</text:p>
          </table:table-cell>
          <table:table-cell office:value-type="float" office:value="0.88" calcext:value-type="float">
            <text:p>0.880</text:p>
          </table:table-cell>
          <table:table-cell office:value-type="float" office:value="0.0109290642071699" calcext:value-type="float">
            <text:p>0.011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110302614051828" calcext:value-type="float">
            <text:p>0.011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DN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60781941762701" calcext:value-type="float">
            <text:p>0.006</text:p>
          </table:table-cell>
          <table:table-cell office:value-type="float" office:value="0.88" calcext:value-type="float">
            <text:p>0.880</text:p>
          </table:table-cell>
          <table:table-cell office:value-type="float" office:value="0.0113038833052087" calcext:value-type="float">
            <text:p>0.011</text:p>
          </table:table-cell>
          <table:table-cell office:value-type="float" office:value="0.895666666666667" calcext:value-type="float">
            <text:p>0.896</text:p>
          </table:table-cell>
          <table:table-cell office:value-type="float" office:value="0.0090982293759707" calcext:value-type="float">
            <text:p>0.009</text:p>
          </table:table-cell>
          <table:table-cell table:style-name="ce12"/>
          <table:table-cell/>
          <table:table-cell table:style-name="ce15" table:number-columns-repeated="5"/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ostility</text:p>
          </table:table-cell>
          <table:table-cell table:style-name="ce8" office:value-type="float" office:value="0.898333333333333" calcext:value-type="float">
            <text:p>0.898</text:p>
          </table:table-cell>
          <table:table-cell table:style-name="ce8" office:value-type="float" office:value="0.0107367489389376" calcext:value-type="float">
            <text:p>0.011</text:p>
          </table:table-cell>
          <table:table-cell table:style-name="ce8" office:value-type="float" office:value="0.871333333333333" calcext:value-type="float">
            <text:p>0.871</text:p>
          </table:table-cell>
          <table:table-cell table:style-name="ce8" office:value-type="float" office:value="0.0113284303119776" calcext:value-type="float">
            <text:p>0.011</text:p>
          </table:table-cell>
          <table:table-cell table:style-name="ce8" office:value-type="float" office:value="0.892333333333333" calcext:value-type="float">
            <text:p>0.892</text:p>
          </table:table-cell>
          <table:table-cell table:style-name="ce8" office:value-type="float" office:value="0.0104482853457716" calcext:value-type="float">
            <text:p>0.010</text:p>
          </table:table-cell>
          <table:table-cell table:style-name="ce14" table:number-columns-repeated="2"/>
          <table:table-cell table:style-name="ce16" table:number-columns-repeated="5"/>
          <table:table-cell table:style-name="ce14"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float" office:value="0.894666666666667" calcext:value-type="float">
            <text:p>0.895</text:p>
          </table:table-cell>
          <table:table-cell office:value-type="float" office:value="0.0093837921735061" calcext:value-type="float">
            <text:p>0.009</text:p>
          </table:table-cell>
          <table:table-cell office:value-type="float" office:value="0.874333333333333" calcext:value-type="float">
            <text:p>0.874</text:p>
          </table:table-cell>
          <table:table-cell office:value-type="float" office:value="0.0093985814532478" calcext:value-type="float">
            <text:p>0.00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3464775882198" calcext:value-type="float">
            <text:p>0.006</text:p>
          </table:table-cell>
          <table:table-cell table:number-columns-repeated="2"/>
          <table:table-cell table:style-name="ce15" table:number-columns-repeated="5"/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117497044880096" calcext:value-type="float">
            <text:p>0.012</text:p>
          </table:table-cell>
          <table:table-cell office:value-type="float" office:value="0.878333333333333" calcext:value-type="float">
            <text:p>0.878</text:p>
          </table:table-cell>
          <table:table-cell office:value-type="float" office:value="0.0097894501037256" calcext:value-type="float">
            <text:p>0.010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082831824265261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float" office:value="0.895333333333333" calcext:value-type="float">
            <text:p>0.895</text:p>
          </table:table-cell>
          <table:table-cell office:value-type="float" office:value="0.0100967541539073" calcext:value-type="float">
            <text:p>0.01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95452140421842" calcext:value-type="float">
            <text:p>0.010</text:p>
          </table:table-cell>
          <table:table-cell office:value-type="float" office:value="0.896333333333333" calcext:value-type="float">
            <text:p>0.896</text:p>
          </table:table-cell>
          <table:table-cell office:value-type="float" office:value="0.0077638764659013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0692049779954" calcext:value-type="float">
            <text:p>0.010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5309892613798" calcext:value-type="float">
            <text:p>0.009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3816076682649" calcext:value-type="float">
            <text:p>0.0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8" office:value-type="float" office:value="0.881" calcext:value-type="float">
            <text:p>0.881</text:p>
          </table:table-cell>
          <table:table-cell table:style-name="ce8" office:value-type="float" office:value="0.0090215790684829" calcext:value-type="float">
            <text:p>0.009</text:p>
          </table:table-cell>
          <table:table-cell table:style-name="ce8" office:value-type="float" office:value="0.881333333333333" calcext:value-type="float">
            <text:p>0.881</text:p>
          </table:table-cell>
          <table:table-cell table:style-name="ce8" office:value-type="float" office:value="0.0081989159174992" calcext:value-type="float">
            <text:p>0.008</text:p>
          </table:table-cell>
          <table:table-cell table:style-name="ce8" office:value-type="float" office:value="0.88" calcext:value-type="float">
            <text:p>0.880</text:p>
          </table:table-cell>
          <table:table-cell table:style-name="ce8" office:value-type="float" office:value="0.0074535599249993" calcext:value-type="float">
            <text:p>0.007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</text:p>
          </table:table-cell>
          <table:table-cell office:value-type="float" office:value="0.881333333333333" calcext:value-type="float">
            <text:p>0.881</text:p>
          </table:table-cell>
          <table:table-cell office:value-type="float" office:value="0.0125499003980111" calcext:value-type="float">
            <text:p>0.013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108012344973464" calcext:value-type="float">
            <text:p>0.01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4983658559879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F1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75092535507125" calcext:value-type="float">
            <text:p>0.008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129850341205216" calcext:value-type="float">
            <text:p>0.013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69322114476951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1</text:p>
          </table:table-cell>
          <table:table-cell office:value-type="float" office:value="0.887666666666667" calcext:value-type="float">
            <text:p>0.888</text:p>
          </table:table-cell>
          <table:table-cell office:value-type="float" office:value="0.008787617550976" calcext:value-type="float">
            <text:p>0.009</text:p>
          </table:table-cell>
          <table:table-cell office:value-type="float" office:value="0.881666666666666" calcext:value-type="float">
            <text:p>0.882</text:p>
          </table:table-cell>
          <table:table-cell office:value-type="float" office:value="0.0114867072934085" calcext:value-type="float">
            <text:p>0.011</text:p>
          </table:table-cell>
          <table:table-cell office:value-type="float" office:value="0.885666666666667" calcext:value-type="float">
            <text:p>0.886</text:p>
          </table:table-cell>
          <table:table-cell office:value-type="float" office:value="0.0069322114476951" calcext:value-type="float">
            <text:p>0.00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6978710239207" calcext:value-type="float">
            <text:p>0.011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10041580220928" calcext:value-type="float">
            <text:p>0.010</text:p>
          </table:table-cell>
          <table:table-cell office:value-type="float" office:value="0.885333333333333" calcext:value-type="float">
            <text:p>0.885</text:p>
          </table:table-cell>
          <table:table-cell office:value-type="float" office:value="0.0068109389139008" calcext:value-type="float">
            <text:p>0.0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DCP</text:p>
          </table:table-cell>
          <table:table-cell table:style-name="ce8" office:value-type="float" office:value="0.889333333333333" calcext:value-type="float">
            <text:p>0.889</text:p>
          </table:table-cell>
          <table:table-cell table:style-name="ce8" office:value-type="float" office:value="0.0113406838908026" calcext:value-type="float">
            <text:p>0.011</text:p>
          </table:table-cell>
          <table:table-cell table:style-name="ce8" office:value-type="float" office:value="0.873" calcext:value-type="float">
            <text:p>0.873</text:p>
          </table:table-cell>
          <table:table-cell table:style-name="ce8" office:value-type="float" office:value="0.0081137742964254" calcext:value-type="float">
            <text:p>0.008</text:p>
          </table:table-cell>
          <table:table-cell table:style-name="ce8" office:value-type="float" office:value="0.893666666666667" calcext:value-type="float">
            <text:p>0.894</text:p>
          </table:table-cell>
          <table:table-cell table:style-name="ce8" office:value-type="float" office:value="0.0107625895273085" calcext:value-type="float">
            <text:p>0.011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CP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34060517014601" calcext:value-type="float">
            <text:p>0.0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77638764659014" calcext:value-type="float">
            <text:p>0.008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102740233382816" calcext:value-type="float">
            <text:p>0.0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CP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34577528254575" calcext:value-type="float">
            <text:p>0.013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90829510622924" calcext:value-type="float">
            <text:p>0.009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26051136007926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CP</text:p>
          </table:table-cell>
          <table:table-cell office:value-type="float" office:value="0.890333333333333" calcext:value-type="float">
            <text:p>0.890</text:p>
          </table:table-cell>
          <table:table-cell office:value-type="float" office:value="0.0146912672473593" calcext:value-type="float">
            <text:p>0.015</text:p>
          </table:table-cell>
          <table:table-cell office:value-type="float" office:value="0.877333333333333" calcext:value-type="float">
            <text:p>0.877</text:p>
          </table:table-cell>
          <table:table-cell office:value-type="float" office:value="0.0073219608788296" calcext:value-type="float">
            <text:p>0.007</text:p>
          </table:table-cell>
          <table:table-cell office:value-type="float" office:value="0.893333333333333" calcext:value-type="float">
            <text:p>0.893</text:p>
          </table:table-cell>
          <table:table-cell office:value-type="float" office:value="0.0130703226177984" calcext:value-type="float">
            <text:p>0.0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CP</text:p>
          </table:table-cell>
          <table:table-cell office:value-type="float" office:value="0.889666666666667" calcext:value-type="float">
            <text:p>0.890</text:p>
          </table:table-cell>
          <table:table-cell office:value-type="float" office:value="0.0143081173542231" calcext:value-type="float">
            <text:p>0.014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2831824265261" calcext:value-type="float">
            <text:p>0.008</text:p>
          </table:table-cell>
          <table:table-cell office:value-type="float" office:value="0.893666666666667" calcext:value-type="float">
            <text:p>0.894</text:p>
          </table:table-cell>
          <table:table-cell office:value-type="float" office:value="0.0119256958799988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float" office:value="0.886333333333333" calcext:value-type="float">
            <text:p>0.886</text:p>
          </table:table-cell>
          <table:table-cell office:value-type="float" office:value="0.0069121471177759" calcext:value-type="float">
            <text:p>0.0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0061707240708" calcext:value-type="float">
            <text:p>0.009</text:p>
          </table:table-cell>
          <table:table-cell table:style-name="ce14" table:number-columns-repeated="10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float" office:value="0.882666666666667" calcext:value-type="float">
            <text:p>0.883</text:p>
          </table:table-cell>
          <table:table-cell office:value-type="float" office:value="0.0049441323247304" calcext:value-type="float">
            <text:p>0.00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6372402253657" calcext:value-type="float">
            <text:p>0.016</text:p>
          </table:table-cell>
          <table:table-cell office:value-type="float" office:value="0.891666666666667" calcext:value-type="float">
            <text:p>0.892</text:p>
          </table:table-cell>
          <table:table-cell office:value-type="float" office:value="0.0087400737347512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float" office:value="0.883666666666667" calcext:value-type="float">
            <text:p>0.884</text:p>
          </table:table-cell>
          <table:table-cell office:value-type="float" office:value="0.0081137742964254" calcext:value-type="float">
            <text:p>0.008</text:p>
          </table:table-cell>
          <table:table-cell office:value-type="float" office:value="0.867666666666667" calcext:value-type="float">
            <text:p>0.868</text:p>
          </table:table-cell>
          <table:table-cell office:value-type="float" office:value="0.0153478192442951" calcext:value-type="float">
            <text:p>0.015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8249579113843" calcext:value-type="float">
            <text:p>0.0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float" office:value="0.883333333333333" calcext:value-type="float">
            <text:p>0.883</text:p>
          </table:table-cell>
          <table:table-cell office:value-type="float" office:value="0.0074535599249992" calcext:value-type="float">
            <text:p>0.007</text:p>
          </table:table-cell>
          <table:table-cell office:value-type="float" office:value="0.868666666666667" calcext:value-type="float">
            <text:p>0.869</text:p>
          </table:table-cell>
          <table:table-cell office:value-type="float" office:value="0.010434983894999" calcext:value-type="float">
            <text:p>0.010</text:p>
          </table:table-cell>
          <table:table-cell office:value-type="float" office:value="0.888333333333333" calcext:value-type="float">
            <text:p>0.888</text:p>
          </table:table-cell>
          <table:table-cell office:value-type="float" office:value="0.0094280904158205" calcext:value-type="float">
            <text:p>0.0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float" office:value="0.884333333333333" calcext:value-type="float">
            <text:p>0.884</text:p>
          </table:table-cell>
          <table:table-cell office:value-type="float" office:value="0.0064117946872238" calcext:value-type="float">
            <text:p>0.006</text:p>
          </table:table-cell>
          <table:table-cell office:value-type="float" office:value="0.868666666666667" calcext:value-type="float">
            <text:p>0.869</text:p>
          </table:table-cell>
          <table:table-cell office:value-type="float" office:value="0.0107625895273085" calcext:value-type="float">
            <text:p>0.0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82831824265261" calcext:value-type="float">
            <text:p>0.008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1.B2:D1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D2.B2:D2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D3.B2:D3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D4.B2:D4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D5.B2:D5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D6.B2:D6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D7.B2:D7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D8.B2:D8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D9.B2:D9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D10.B2:D10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D11.B2:D11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D12.B2:D12.I5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D13.B2:D13.I5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1T17:01:28.398384177</dc:date>
    <meta:editing-duration>PT1H41M11S</meta:editing-duration>
    <meta:editing-cycles>56</meta:editing-cycles>
    <meta:document-statistic meta:table-count="13" meta:cell-count="5223" meta:object-count="0"/>
  </office:meta>
</office:document-meta>
</file>